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1.963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2.644cm"/>
    </style:style>
    <style:style style:name="co7" style:family="table-column">
      <style:table-column-properties fo:break-before="auto" style:column-width="3.327cm"/>
    </style:style>
    <style:style style:name="co8" style:family="table-column">
      <style:table-column-properties fo:break-before="auto" style:column-width="3.821cm"/>
    </style:style>
    <style:style style:name="co9" style:family="table-column">
      <style:table-column-properties fo:break-before="auto" style:column-width="2.598cm"/>
    </style:style>
    <style:style style:name="co10" style:family="table-column">
      <style:table-column-properties fo:break-before="auto" style:column-width="2.974cm"/>
    </style:style>
    <style:style style:name="co11" style:family="table-column">
      <style:table-column-properties fo:break-before="auto" style:column-width="2.951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3.64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Production</text:p>
          </table:table-cell>
          <table:table-cell office:value-type="string">
            <text:p>Shipments</text:p>
          </table:table-cell>
          <table:table-cell office:value-type="string">
            <text:p>Imports </text:p>
          </table:table-cell>
          <table:table-cell office:value-type="string">
            <text:p>Exports</text:p>
          </table:table-cell>
          <table:table-cell office:value-type="string">
            <text:p>Industry stocks</text:p>
          </table:table-cell>
          <table:table-cell office:value-type="string">
            <text:p>Government stocks</text:p>
          </table:table-cell>
          <table:table-cell office:value-type="string">
            <text:p>Apparent consumption</text:p>
          </table:table-cell>
          <table:table-cell office:value-type="string">
            <text:p>Unit value ($/t)</text:p>
          </table:table-cell>
          <table:table-cell office:value-type="string">
            <text:p>Unit value (98$/t)</text:p>
          </table:table-cell>
          <table:table-cell office:value-type="string">
            <text:p>World production</text:p>
          </table:table-cell>
          <table:table-cell office:value-type="string">
            <text:p>Estimated</text:p>
          </table:table-cell>
          <table:table-cell office:value-type="string">
            <text:p>Log. Estimated</text:p>
          </table:table-cell>
          <table:table-cell office:value-type="string">
            <text:p>Reserves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3600">
            <text:p>23600</text:p>
          </table:table-cell>
          <table:table-cell office:value-type="float" office:value="23800">
            <text:p>23800</text:p>
          </table:table-cell>
          <table:table-cell office:value-type="float" office:value="8800">
            <text:p>8800</text:p>
          </table:table-cell>
          <table:table-cell office:value-type="float" office:value="1020">
            <text:p>1020</text:p>
          </table:table-cell>
          <table:table-cell table:number-columns-repeated="2" office:value-type="string">
            <text:p>NA</text:p>
          </table:table-cell>
          <table:table-cell office:value-type="float" office:value="31300">
            <text:p>31300</text:p>
          </table:table-cell>
          <table:table-cell table:style-name="ce1" office:value-type="string">
            <text:p>3,75</text:p>
          </table:table-cell>
          <table:table-cell table:style-name="ce1" office:value-type="string">
            <text:p>74,00</text:p>
          </table:table-cell>
          <table:table-cell office:value-type="float" office:value="88000">
            <text:p>88000</text:p>
          </table:table-cell>
          <table:table-cell table:style-name="ce2" office:value-type="float" office:value="1522229.63821138">
            <text:p>1522229,64</text:p>
          </table:table-cell>
          <table:table-cell office:value-type="float" office:value="92881.3755756049">
            <text:p>92881,38</text:p>
          </table:table-cell>
          <table:table-cell table:style-name="ce2" office:value-type="float" office:value="27998477770.36">
            <text:p>27998477770,36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19200">
            <text:p>19200</text:p>
          </table:table-cell>
          <table:table-cell office:value-type="float" office:value="20200">
            <text:p>20200</text:p>
          </table:table-cell>
          <table:table-cell office:value-type="float" office:value="18600">
            <text:p>18600</text:p>
          </table:table-cell>
          <table:table-cell office:value-type="float" office:value="1020">
            <text:p>1020</text:p>
          </table:table-cell>
          <table:table-cell table:number-columns-repeated="2" office:value-type="string">
            <text:p>NA</text:p>
          </table:table-cell>
          <table:table-cell office:value-type="float" office:value="36800">
            <text:p>36800</text:p>
          </table:table-cell>
          <table:table-cell table:style-name="ce1" office:value-type="string">
            <text:p>3,60</text:p>
          </table:table-cell>
          <table:table-cell table:style-name="ce1" office:value-type="string">
            <text:p>71,00</text:p>
          </table:table-cell>
          <table:table-cell office:value-type="float" office:value="106000">
            <text:p>106000</text:p>
          </table:table-cell>
          <table:table-cell table:style-name="ce2" office:value-type="float" office:value="1600639.4598208">
            <text:p>1600639,46</text:p>
          </table:table-cell>
          <table:table-cell table:style-name="ce3" office:value-type="float" office:value="103629.257462372">
            <text:p>103629,26</text:p>
          </table:table-cell>
          <table:table-cell table:style-name="ce2" office:value-type="float" office:value="27996877130.9">
            <text:p>27996877130,90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table:number-columns-repeated="2" office:value-type="float" office:value="27800">
            <text:p>27800</text:p>
          </table:table-cell>
          <table:table-cell office:value-type="float" office:value="16000">
            <text:p>16000</text:p>
          </table:table-cell>
          <table:table-cell table:number-columns-repeated="3" office:value-type="string">
            <text:p>NA</text:p>
          </table:table-cell>
          <table:table-cell office:value-type="float" office:value="43800">
            <text:p>43800</text:p>
          </table:table-cell>
          <table:table-cell table:style-name="ce1" office:value-type="string">
            <text:p>3,40</text:p>
          </table:table-cell>
          <table:table-cell table:style-name="ce1" office:value-type="string">
            <text:p>64,00</text:p>
          </table:table-cell>
          <table:table-cell office:value-type="float" office:value="136000">
            <text:p>136000</text:p>
          </table:table-cell>
          <table:table-cell table:style-name="ce2" office:value-type="float" office:value="1683071.2752662">
            <text:p>1683071,28</text:p>
          </table:table-cell>
          <table:table-cell office:value-type="float" office:value="115589.650379769">
            <text:p>115589,65</text:p>
          </table:table-cell>
          <table:table-cell table:style-name="ce2" office:value-type="float" office:value="27995194059.63">
            <text:p>27995194059,63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48900">
            <text:p>48900</text:p>
          </table:table-cell>
          <table:table-cell office:value-type="float" office:value="45400">
            <text:p>45400</text:p>
          </table:table-cell>
          <table:table-cell office:value-type="float" office:value="15100">
            <text:p>15100</text:p>
          </table:table-cell>
          <table:table-cell table:number-columns-repeated="3" office:value-type="string">
            <text:p>NA</text:p>
          </table:table-cell>
          <table:table-cell office:value-type="float" office:value="64000">
            <text:p>64000</text:p>
          </table:table-cell>
          <table:table-cell table:style-name="ce1" office:value-type="string">
            <text:p>3,29</text:p>
          </table:table-cell>
          <table:table-cell table:style-name="ce1" office:value-type="string">
            <text:p>60,00</text:p>
          </table:table-cell>
          <table:table-cell office:value-type="float" office:value="189000">
            <text:p>189000</text:p>
          </table:table-cell>
          <table:table-cell table:style-name="ce2" office:value-type="float" office:value="1769729.60748831">
            <text:p>1769729,61</text:p>
          </table:table-cell>
          <table:table-cell office:value-type="float" office:value="128892.585475295">
            <text:p>128892,59</text:p>
          </table:table-cell>
          <table:table-cell table:style-name="ce2" office:value-type="float" office:value="27993424330.02">
            <text:p>27993424330,02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48400">
            <text:p>48400</text:p>
          </table:table-cell>
          <table:table-cell office:value-type="float" office:value="51800">
            <text:p>51800</text:p>
          </table:table-cell>
          <table:table-cell office:value-type="float" office:value="15600">
            <text:p>15600</text:p>
          </table:table-cell>
          <table:table-cell table:number-columns-repeated="3" office:value-type="string">
            <text:p>NA</text:p>
          </table:table-cell>
          <table:table-cell office:value-type="float" office:value="64000">
            <text:p>64000</text:p>
          </table:table-cell>
          <table:table-cell table:style-name="ce1" office:value-type="string">
            <text:p>3,15</text:p>
          </table:table-cell>
          <table:table-cell table:style-name="ce1" office:value-type="string">
            <text:p>57,00</text:p>
          </table:table-cell>
          <table:table-cell office:value-type="float" office:value="133000">
            <text:p>133000</text:p>
          </table:table-cell>
          <table:table-cell table:style-name="ce2" office:value-type="float" office:value="1860829.19138502">
            <text:p>1860829,19</text:p>
          </table:table-cell>
          <table:table-cell office:value-type="float" office:value="143680.907124771">
            <text:p>143680,91</text:p>
          </table:table-cell>
          <table:table-cell table:style-name="ce2" office:value-type="float" office:value="27991563500.83">
            <text:p>27991563500,83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48900">
            <text:p>48900</text:p>
          </table:table-cell>
          <table:table-cell office:value-type="float" office:value="57500">
            <text:p>57500</text:p>
          </table:table-cell>
          <table:table-cell office:value-type="float" office:value="11900">
            <text:p>11900</text:p>
          </table:table-cell>
          <table:table-cell table:number-columns-repeated="3" office:value-type="string">
            <text:p>NA</text:p>
          </table:table-cell>
          <table:table-cell office:value-type="float" office:value="60800">
            <text:p>60800</text:p>
          </table:table-cell>
          <table:table-cell table:style-name="ce1" office:value-type="string">
            <text:p>3,91</text:p>
          </table:table-cell>
          <table:table-cell table:style-name="ce1" office:value-type="string">
            <text:p>71,00</text:p>
          </table:table-cell>
          <table:table-cell office:value-type="float" office:value="159000">
            <text:p>159000</text:p>
          </table:table-cell>
          <table:table-cell table:style-name="ce2" office:value-type="float" office:value="1956595.46379318">
            <text:p>1956595,46</text:p>
          </table:table-cell>
          <table:table-cell office:value-type="float" office:value="160111.368628182">
            <text:p>160111,37</text:p>
          </table:table-cell>
          <table:table-cell table:style-name="ce2" office:value-type="float" office:value="27989606905.36">
            <text:p>27989606905,36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76500">
            <text:p>76500</text:p>
          </table:table-cell>
          <table:table-cell office:value-type="float" office:value="71700">
            <text:p>71700</text:p>
          </table:table-cell>
          <table:table-cell office:value-type="float" office:value="18100">
            <text:p>18100</text:p>
          </table:table-cell>
          <table:table-cell table:number-columns-repeated="3" office:value-type="string">
            <text:p>NA</text:p>
          </table:table-cell>
          <table:table-cell office:value-type="float" office:value="94600">
            <text:p>94600</text:p>
          </table:table-cell>
          <table:table-cell table:style-name="ce1" office:value-type="string">
            <text:p>3,49</text:p>
          </table:table-cell>
          <table:table-cell table:style-name="ce1" office:value-type="string">
            <text:p>63,00</text:p>
          </table:table-cell>
          <table:table-cell office:value-type="float" office:value="201000">
            <text:p>201000</text:p>
          </table:table-cell>
          <table:table-cell table:style-name="ce2" office:value-type="float" office:value="2057265.07485941">
            <text:p>2057265,07</text:p>
          </table:table-cell>
          <table:table-cell office:value-type="float" office:value="178355.799087658">
            <text:p>178355,80</text:p>
          </table:table-cell>
          <table:table-cell table:style-name="ce2" office:value-type="float" office:value="27987549640.29">
            <text:p>27987549640,29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99300">
            <text:p>99300</text:p>
          </table:table-cell>
          <table:table-cell office:value-type="float" office:value="95900">
            <text:p>95900</text:p>
          </table:table-cell>
          <table:table-cell office:value-type="float" office:value="25500">
            <text:p>25500</text:p>
          </table:table-cell>
          <table:table-cell table:number-columns-repeated="3" office:value-type="string">
            <text:p>NA</text:p>
          </table:table-cell>
          <table:table-cell office:value-type="float" office:value="125000">
            <text:p>125000</text:p>
          </table:table-cell>
          <table:table-cell table:style-name="ce1" office:value-type="string">
            <text:p>3,66</text:p>
          </table:table-cell>
          <table:table-cell table:style-name="ce1" office:value-type="string">
            <text:p>64,00</text:p>
          </table:table-cell>
          <table:table-cell office:value-type="float" office:value="269000">
            <text:p>269000</text:p>
          </table:table-cell>
          <table:table-cell table:style-name="ce2" office:value-type="float" office:value="2163086.42150223">
            <text:p>2163086,42</text:p>
          </table:table-cell>
          <table:table-cell office:value-type="float" office:value="198602.343229453">
            <text:p>198602,34</text:p>
          </table:table-cell>
          <table:table-cell table:style-name="ce2" office:value-type="float" office:value="27985386553.87">
            <text:p>27985386553,87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53000">
            <text:p>53000</text:p>
          </table:table-cell>
          <table:table-cell office:value-type="float" office:value="50900">
            <text:p>50900</text:p>
          </table:table-cell>
          <table:table-cell office:value-type="float" office:value="22000">
            <text:p>22000</text:p>
          </table:table-cell>
          <table:table-cell table:number-columns-repeated="3" office:value-type="string">
            <text:p>NA</text:p>
          </table:table-cell>
          <table:table-cell office:value-type="float" office:value="75000">
            <text:p>75000</text:p>
          </table:table-cell>
          <table:table-cell table:style-name="ce1" office:value-type="string">
            <text:p>3,99</text:p>
          </table:table-cell>
          <table:table-cell table:style-name="ce1" office:value-type="string">
            <text:p>73,00</text:p>
          </table:table-cell>
          <table:table-cell office:value-type="float" office:value="243000">
            <text:p>243000</text:p>
          </table:table-cell>
          <table:table-cell table:style-name="ce2" office:value-type="float" office:value="2274320.20366366">
            <text:p>2274320,20</text:p>
          </table:table-cell>
          <table:table-cell office:value-type="float" office:value="221056.775591402">
            <text:p>221056,78</text:p>
          </table:table-cell>
          <table:table-cell table:style-name="ce2" office:value-type="float" office:value="27983112233.66">
            <text:p>27983112233,66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131000">
            <text:p>131000</text:p>
          </table:table-cell>
          <table:table-cell office:value-type="float" office:value="134000">
            <text:p>134000</text:p>
          </table:table-cell>
          <table:table-cell office:value-type="float" office:value="19000">
            <text:p>19000</text:p>
          </table:table-cell>
          <table:table-cell table:number-columns-repeated="3" office:value-type="string">
            <text:p>NA</text:p>
          </table:table-cell>
          <table:table-cell office:value-type="float" office:value="150000">
            <text:p>150000</text:p>
          </table:table-cell>
          <table:table-cell table:style-name="ce1" office:value-type="string">
            <text:p>4,42</text:p>
          </table:table-cell>
          <table:table-cell table:style-name="ce1" office:value-type="string">
            <text:p>80,00</text:p>
          </table:table-cell>
          <table:table-cell office:value-type="float" office:value="275000">
            <text:p>275000</text:p>
          </table:table-cell>
          <table:table-cell table:style-name="ce2" office:value-type="float" office:value="2391240.00404031">
            <text:p>2391240,00</text:p>
          </table:table-cell>
          <table:table-cell office:value-type="float" office:value="245943.890101101">
            <text:p>245943,89</text:p>
          </table:table-cell>
          <table:table-cell table:style-name="ce2" office:value-type="float" office:value="27980720993.66">
            <text:p>27980720993,66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151000">
            <text:p>151000</text:p>
          </table:table-cell>
          <table:table-cell office:value-type="float" office:value="153000">
            <text:p>153000</text:p>
          </table:table-cell>
          <table:table-cell office:value-type="float" office:value="15900">
            <text:p>15900</text:p>
          </table:table-cell>
          <table:table-cell table:number-columns-repeated="3" office:value-type="string">
            <text:p>NA</text:p>
          </table:table-cell>
          <table:table-cell office:value-type="float" office:value="167000">
            <text:p>167000</text:p>
          </table:table-cell>
          <table:table-cell table:style-name="ce1" office:value-type="string">
            <text:p>4,13</text:p>
          </table:table-cell>
          <table:table-cell table:style-name="ce1" office:value-type="string">
            <text:p>72,00</text:p>
          </table:table-cell>
          <table:table-cell office:value-type="float" office:value="356000">
            <text:p>356000</text:p>
          </table:table-cell>
          <table:table-cell table:style-name="ce2" office:value-type="float" office:value="2514132.8919711">
            <text:p>2514132,89</text:p>
          </table:table-cell>
          <table:table-cell office:value-type="float" office:value="273508.965615612">
            <text:p>273508,97</text:p>
          </table:table-cell>
          <table:table-cell table:style-name="ce2" office:value-type="float" office:value="27978206860.77">
            <text:p>27978206860,77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58000">
            <text:p>158000</text:p>
          </table:table-cell>
          <table:table-cell office:value-type="float" office:value="160000">
            <text:p>160000</text:p>
          </table:table-cell>
          <table:table-cell office:value-type="float" office:value="43900">
            <text:p>43900</text:p>
          </table:table-cell>
          <table:table-cell table:number-columns-repeated="3" office:value-type="string">
            <text:p>NA</text:p>
          </table:table-cell>
          <table:table-cell office:value-type="float" office:value="202000">
            <text:p>202000</text:p>
          </table:table-cell>
          <table:table-cell table:style-name="ce1" office:value-type="string">
            <text:p>3,74</text:p>
          </table:table-cell>
          <table:table-cell table:style-name="ce1" office:value-type="string">
            <text:p>66,00</text:p>
          </table:table-cell>
          <table:table-cell office:value-type="float" office:value="425000">
            <text:p>425000</text:p>
          </table:table-cell>
          <table:table-cell table:style-name="ce2" office:value-type="float" office:value="2643300.05214052">
            <text:p>2643300,05</text:p>
          </table:table-cell>
          <table:table-cell office:value-type="float" office:value="304019.307478854">
            <text:p>304019,31</text:p>
          </table:table-cell>
          <table:table-cell table:style-name="ce2" office:value-type="float" office:value="27975563560.72">
            <text:p>27975563560,72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162000">
            <text:p>162000</text:p>
          </table:table-cell>
          <table:table-cell office:value-type="float" office:value="164000">
            <text:p>164000</text:p>
          </table:table-cell>
          <table:table-cell office:value-type="float" office:value="26600">
            <text:p>26600</text:p>
          </table:table-cell>
          <table:table-cell table:number-columns-repeated="3" office:value-type="string">
            <text:p>NA</text:p>
          </table:table-cell>
          <table:table-cell office:value-type="float" office:value="189000">
            <text:p>189000</text:p>
          </table:table-cell>
          <table:table-cell table:style-name="ce1" office:value-type="string">
            <text:p>3,58</text:p>
          </table:table-cell>
          <table:table-cell table:style-name="ce1" office:value-type="string">
            <text:p>61,00</text:p>
          </table:table-cell>
          <table:table-cell office:value-type="float" office:value="435000">
            <text:p>435000</text:p>
          </table:table-cell>
          <table:table-cell table:style-name="ce2" office:value-type="float" office:value="2779057.43873231">
            <text:p>2779057,44</text:p>
          </table:table-cell>
          <table:table-cell office:value-type="float" office:value="337765.864576701">
            <text:p>337765,86</text:p>
          </table:table-cell>
          <table:table-cell table:style-name="ce2" office:value-type="float" office:value="27972784503.28">
            <text:p>27972784503,28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table:number-columns-repeated="2" office:value-type="float" office:value="214000">
            <text:p>214000</text:p>
          </table:table-cell>
          <table:table-cell office:value-type="float" office:value="21800">
            <text:p>21800</text:p>
          </table:table-cell>
          <table:table-cell table:number-columns-repeated="3" office:value-type="string">
            <text:p>NA</text:p>
          </table:table-cell>
          <table:table-cell office:value-type="float" office:value="235000">
            <text:p>235000</text:p>
          </table:table-cell>
          <table:table-cell table:style-name="ce1" office:value-type="string">
            <text:p>3,94</text:p>
          </table:table-cell>
          <table:table-cell table:style-name="ce1" office:value-type="string">
            <text:p>64,90</text:p>
          </table:table-cell>
          <table:table-cell office:value-type="float" office:value="539000">
            <text:p>539000</text:p>
          </table:table-cell>
          <table:table-cell table:style-name="ce2" office:value-type="float" office:value="2921736.45563736">
            <text:p>2921736,46</text:p>
          </table:table-cell>
          <table:table-cell office:value-type="float" office:value="375064.920731337">
            <text:p>375064,92</text:p>
          </table:table-cell>
          <table:table-cell table:style-name="ce2" office:value-type="float" office:value="27969862766.82">
            <text:p>27969862766,82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223000">
            <text:p>223000</text:p>
          </table:table-cell>
          <table:table-cell office:value-type="float" office:value="222000">
            <text:p>222000</text:p>
          </table:table-cell>
          <table:table-cell office:value-type="float" office:value="25200">
            <text:p>25200</text:p>
          </table:table-cell>
          <table:table-cell office:value-type="float" office:value="5460">
            <text:p>5460</text:p>
          </table:table-cell>
          <table:table-cell table:number-columns-repeated="2" office:value-type="string">
            <text:p>NA</text:p>
          </table:table-cell>
          <table:table-cell office:value-type="float" office:value="243000">
            <text:p>243000</text:p>
          </table:table-cell>
          <table:table-cell table:style-name="ce1" office:value-type="string">
            <text:p>3,82</text:p>
          </table:table-cell>
          <table:table-cell table:style-name="ce1" office:value-type="string">
            <text:p>62,30</text:p>
          </table:table-cell>
          <table:table-cell office:value-type="float" office:value="236000">
            <text:p>236000</text:p>
          </table:table-cell>
          <table:table-cell table:style-name="ce2" office:value-type="float" office:value="3071684.66328134">
            <text:p>3071684,66</text:p>
          </table:table-cell>
          <table:table-cell office:value-type="float" office:value="416259.858575879">
            <text:p>416259,86</text:p>
          </table:table-cell>
          <table:table-cell table:style-name="ce2" office:value-type="float" office:value="27966791082.16">
            <text:p>27966791082,16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302000">
            <text:p>302000</text:p>
          </table:table-cell>
          <table:table-cell office:value-type="float" office:value="305000">
            <text:p>305000</text:p>
          </table:table-cell>
          <table:table-cell office:value-type="float" office:value="3480">
            <text:p>3480</text:p>
          </table:table-cell>
          <table:table-cell office:value-type="float" office:value="16300">
            <text:p>16300</text:p>
          </table:table-cell>
          <table:table-cell table:number-columns-repeated="2" office:value-type="string">
            <text:p>NA</text:p>
          </table:table-cell>
          <table:table-cell office:value-type="float" office:value="289000">
            <text:p>289000</text:p>
          </table:table-cell>
          <table:table-cell table:style-name="ce1" office:value-type="string">
            <text:p>4,92</text:p>
          </table:table-cell>
          <table:table-cell table:style-name="ce1" office:value-type="string">
            <text:p>79,40</text:p>
          </table:table-cell>
          <table:table-cell office:value-type="float" office:value="321000">
            <text:p>321000</text:p>
          </table:table-cell>
          <table:table-cell table:style-name="ce2" office:value-type="float" office:value="3229266.51259057">
            <text:p>3229266,51</text:p>
          </table:table-cell>
          <table:table-cell office:value-type="float" office:value="461722.993288349">
            <text:p>461722,99</text:p>
          </table:table-cell>
          <table:table-cell table:style-name="ce2" office:value-type="float" office:value="27963561815.65">
            <text:p>27963561815,65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table:number-columns-repeated="2" office:value-type="float" office:value="432000">
            <text:p>432000</text:p>
          </table:table-cell>
          <table:table-cell office:value-type="float" office:value="30">
            <text:p>30</text:p>
          </table:table-cell>
          <table:table-cell office:value-type="float" office:value="18200">
            <text:p>18200</text:p>
          </table:table-cell>
          <table:table-cell table:number-columns-repeated="2" office:value-type="string">
            <text:p>NA</text:p>
          </table:table-cell>
          <table:table-cell office:value-type="float" office:value="414000">
            <text:p>414000</text:p>
          </table:table-cell>
          <table:table-cell table:style-name="ce1" office:value-type="string">
            <text:p>2,85</text:p>
          </table:table-cell>
          <table:table-cell table:style-name="ce1" office:value-type="string">
            <text:p>42,60</text:p>
          </table:table-cell>
          <table:table-cell office:value-type="float" office:value="701000">
            <text:p>701000</text:p>
          </table:table-cell>
          <table:table-cell table:style-name="ce2" office:value-type="float" office:value="3394864.10655843">
            <text:p>3394864,11</text:p>
          </table:table-cell>
          <table:table-cell office:value-type="float" office:value="511857.472742826">
            <text:p>511857,47</text:p>
          </table:table-cell>
          <table:table-cell table:style-name="ce2" office:value-type="float" office:value="27960166951.54">
            <text:p>27960166951,54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table:number-columns-repeated="2" office:value-type="float" office:value="578000">
            <text:p>578000</text:p>
          </table:table-cell>
          <table:table-cell office:value-type="float" office:value="7810">
            <text:p>7810</text:p>
          </table:table-cell>
          <table:table-cell office:value-type="float" office:value="22100">
            <text:p>22100</text:p>
          </table:table-cell>
          <table:table-cell table:number-columns-repeated="2" office:value-type="string">
            <text:p>NA</text:p>
          </table:table-cell>
          <table:table-cell office:value-type="float" office:value="563000">
            <text:p>563000</text:p>
          </table:table-cell>
          <table:table-cell table:style-name="ce1" office:value-type="string">
            <text:p>3,71</text:p>
          </table:table-cell>
          <table:table-cell table:style-name="ce1" office:value-type="string">
            <text:p>47,30</text:p>
          </table:table-cell>
          <table:table-cell office:value-type="float" office:value="1030000">
            <text:p>1030000</text:p>
          </table:table-cell>
          <table:table-cell table:style-name="ce2" office:value-type="float" office:value="3568877.98980751">
            <text:p>3568877,99</text:p>
          </table:table-cell>
          <table:table-cell office:value-type="float" office:value="567099.239757618">
            <text:p>567099,24</text:p>
          </table:table-cell>
          <table:table-cell table:style-name="ce2" office:value-type="float" office:value="27956598073.55">
            <text:p>27956598073,55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table:number-columns-repeated="2" office:value-type="float" office:value="615000">
            <text:p>615000</text:p>
          </table:table-cell>
          <table:table-cell office:value-type="float" office:value="3710">
            <text:p>3710</text:p>
          </table:table-cell>
          <table:table-cell office:value-type="float" office:value="20000">
            <text:p>20000</text:p>
          </table:table-cell>
          <table:table-cell table:number-columns-repeated="2" office:value-type="string">
            <text:p>NA</text:p>
          </table:table-cell>
          <table:table-cell office:value-type="float" office:value="599000">
            <text:p>599000</text:p>
          </table:table-cell>
          <table:table-cell table:style-name="ce1" office:value-type="string">
            <text:p>3,99</text:p>
          </table:table-cell>
          <table:table-cell table:style-name="ce1" office:value-type="string">
            <text:p>43,10</text:p>
          </table:table-cell>
          <table:table-cell office:value-type="float" office:value="818000">
            <text:p>818000</text:p>
          </table:table-cell>
          <table:table-cell table:style-name="ce2" office:value-type="float" office:value="3751727.96646433">
            <text:p>3751727,97</text:p>
          </table:table-cell>
          <table:table-cell office:value-type="float" office:value="627919.051189839">
            <text:p>627919,05</text:p>
          </table:table-cell>
          <table:table-cell table:style-name="ce2" office:value-type="float" office:value="27952846345.58">
            <text:p>27952846345,58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table:number-columns-repeated="2" office:value-type="float" office:value="383000">
            <text:p>383000</text:p>
          </table:table-cell>
          <table:table-cell office:value-type="float" office:value="6180">
            <text:p>6180</text:p>
          </table:table-cell>
          <table:table-cell office:value-type="float" office:value="18000">
            <text:p>18000</text:p>
          </table:table-cell>
          <table:table-cell table:number-columns-repeated="2" office:value-type="string">
            <text:p>NA</text:p>
          </table:table-cell>
          <table:table-cell office:value-type="float" office:value="371000">
            <text:p>371000</text:p>
          </table:table-cell>
          <table:table-cell table:style-name="ce1" office:value-type="string">
            <text:p>5,95</text:p>
          </table:table-cell>
          <table:table-cell table:style-name="ce1" office:value-type="string">
            <text:p>56,10</text:p>
          </table:table-cell>
          <table:table-cell office:value-type="float" office:value="569000">
            <text:p>569000</text:p>
          </table:table-cell>
          <table:table-cell table:style-name="ce2" office:value-type="float" office:value="3943853.94657224">
            <text:p>3943853,95</text:p>
          </table:table-cell>
          <table:table-cell office:value-type="float" office:value="694824.54764743">
            <text:p>694824,55</text:p>
          </table:table-cell>
          <table:table-cell table:style-name="ce2" office:value-type="float" office:value="27948902491.64">
            <text:p>27948902491,64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table:number-columns-repeated="2" office:value-type="float" office:value="530000">
            <text:p>530000</text:p>
          </table:table-cell>
          <table:table-cell office:value-type="float" office:value="43600">
            <text:p>43600</text:p>
          </table:table-cell>
          <table:table-cell office:value-type="float" office:value="22600">
            <text:p>22600</text:p>
          </table:table-cell>
          <table:table-cell table:number-columns-repeated="2" office:value-type="string">
            <text:p>NA</text:p>
          </table:table-cell>
          <table:table-cell office:value-type="float" office:value="551000">
            <text:p>551000</text:p>
          </table:table-cell>
          <table:table-cell table:style-name="ce1" office:value-type="string">
            <text:p>5,77</text:p>
          </table:table-cell>
          <table:table-cell table:style-name="ce1" office:value-type="string">
            <text:p>47,00</text:p>
          </table:table-cell>
          <table:table-cell office:value-type="float" office:value="901000">
            <text:p>901000</text:p>
          </table:table-cell>
          <table:table-cell table:style-name="ce2" office:value-type="float" office:value="4145716.82116173">
            <text:p>4145716,82</text:p>
          </table:table-cell>
          <table:table-cell office:value-type="float" office:value="768362.366570125">
            <text:p>768362,37</text:p>
          </table:table-cell>
          <table:table-cell table:style-name="ce2" office:value-type="float" office:value="27944756774.82">
            <text:p>27944756774,82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table:number-columns-repeated="2" office:value-type="float" office:value="142000">
            <text:p>142000</text:p>
          </table:table-cell>
          <table:table-cell office:value-type="float" office:value="28000">
            <text:p>28000</text:p>
          </table:table-cell>
          <table:table-cell office:value-type="float" office:value="6040">
            <text:p>6040</text:p>
          </table:table-cell>
          <table:table-cell table:number-columns-repeated="2" office:value-type="string">
            <text:p>NA</text:p>
          </table:table-cell>
          <table:table-cell office:value-type="float" office:value="164000">
            <text:p>164000</text:p>
          </table:table-cell>
          <table:table-cell table:style-name="ce1" office:value-type="string">
            <text:p>5,88</text:p>
          </table:table-cell>
          <table:table-cell table:style-name="ce1" office:value-type="string">
            <text:p>53,50</text:p>
          </table:table-cell>
          <table:table-cell office:value-type="float" office:value="318000">
            <text:p>318000</text:p>
          </table:table-cell>
          <table:table-cell table:style-name="ce2" office:value-type="float" office:value="4357799.36597681">
            <text:p>4357799,37</text:p>
          </table:table-cell>
          <table:table-cell office:value-type="float" office:value="849120.29037715">
            <text:p>849120,29</text:p>
          </table:table-cell>
          <table:table-cell table:style-name="ce2" office:value-type="float" office:value="27940398975.45">
            <text:p>27940398975,45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table:number-columns-repeated="2" office:value-type="float" office:value="315000">
            <text:p>315000</text:p>
          </table:table-cell>
          <table:table-cell office:value-type="float" office:value="24000">
            <text:p>24000</text:p>
          </table:table-cell>
          <table:table-cell office:value-type="float" office:value="19900">
            <text:p>19900</text:p>
          </table:table-cell>
          <table:table-cell table:number-columns-repeated="2" office:value-type="string">
            <text:p>NA</text:p>
          </table:table-cell>
          <table:table-cell office:value-type="float" office:value="319000">
            <text:p>319000</text:p>
          </table:table-cell>
          <table:table-cell table:style-name="ce1" office:value-type="string">
            <text:p>3,91</text:p>
          </table:table-cell>
          <table:table-cell table:style-name="ce1" office:value-type="string">
            <text:p>37,90</text:p>
          </table:table-cell>
          <table:table-cell office:value-type="float" office:value="701000">
            <text:p>701000</text:p>
          </table:table-cell>
          <table:table-cell table:style-name="ce2" office:value-type="float" office:value="4580607.17371635">
            <text:p>4580607,17</text:p>
          </table:table-cell>
          <table:table-cell office:value-type="float" office:value="937729.42030033">
            <text:p>937729,42</text:p>
          </table:table-cell>
          <table:table-cell table:style-name="ce2" office:value-type="float" office:value="27935818368.28">
            <text:p>27935818368,2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table:number-columns-repeated="2" office:value-type="float" office:value="531000">
            <text:p>531000</text:p>
          </table:table-cell>
          <table:table-cell office:value-type="float" office:value="121000">
            <text:p>121000</text:p>
          </table:table-cell>
          <table:table-cell office:value-type="float" office:value="79800">
            <text:p>79800</text:p>
          </table:table-cell>
          <table:table-cell table:number-columns-repeated="2" office:value-type="string">
            <text:p>NA</text:p>
          </table:table-cell>
          <table:table-cell office:value-type="float" office:value="572000">
            <text:p>572000</text:p>
          </table:table-cell>
          <table:table-cell table:style-name="ce1" office:value-type="string">
            <text:p>4,91</text:p>
          </table:table-cell>
          <table:table-cell table:style-name="ce1" office:value-type="string">
            <text:p>46,80</text:p>
          </table:table-cell>
          <table:table-cell office:value-type="float" office:value="1200000">
            <text:p>1200000</text:p>
          </table:table-cell>
          <table:table-cell table:style-name="ce2" office:value-type="float" office:value="4814669.6144923">
            <text:p>4814669,61</text:p>
          </table:table-cell>
          <table:table-cell office:value-type="float" office:value="1034866.36542643">
            <text:p>1034866,37</text:p>
          </table:table-cell>
          <table:table-cell table:style-name="ce2" office:value-type="float" office:value="27931003698.66">
            <text:p>27931003698,66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table:number-columns-repeated="2" office:value-type="float" office:value="353000">
            <text:p>353000</text:p>
          </table:table-cell>
          <table:table-cell office:value-type="float" office:value="205000">
            <text:p>205000</text:p>
          </table:table-cell>
          <table:table-cell office:value-type="float" office:value="78300">
            <text:p>78300</text:p>
          </table:table-cell>
          <table:table-cell table:number-columns-repeated="2" office:value-type="string">
            <text:p>NA</text:p>
          </table:table-cell>
          <table:table-cell office:value-type="float" office:value="480000">
            <text:p>480000</text:p>
          </table:table-cell>
          <table:table-cell table:style-name="ce1" office:value-type="string">
            <text:p>4,43</text:p>
          </table:table-cell>
          <table:table-cell table:style-name="ce1" office:value-type="string">
            <text:p>42,20</text:p>
          </table:table-cell>
          <table:table-cell office:value-type="float" office:value="1160000">
            <text:p>1160000</text:p>
          </table:table-cell>
          <table:table-cell table:style-name="ce2" office:value-type="float" office:value="5060540.82402744">
            <text:p>5060540,82</text:p>
          </table:table-cell>
          <table:table-cell office:value-type="float" office:value="1141255.43537299">
            <text:p>1141255,44</text:p>
          </table:table-cell>
          <table:table-cell table:style-name="ce2" office:value-type="float" office:value="27925943157.84">
            <text:p>27925943157,84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322000">
            <text:p>322000</text:p>
          </table:table-cell>
          <table:table-cell office:value-type="float" office:value="319000">
            <text:p>319000</text:p>
          </table:table-cell>
          <table:table-cell office:value-type="float" office:value="359000">
            <text:p>359000</text:p>
          </table:table-cell>
          <table:table-cell office:value-type="float" office:value="79900">
            <text:p>79900</text:p>
          </table:table-cell>
          <table:table-cell table:number-columns-repeated="2" office:value-type="string">
            <text:p>NA</text:p>
          </table:table-cell>
          <table:table-cell office:value-type="float" office:value="601000">
            <text:p>601000</text:p>
          </table:table-cell>
          <table:table-cell table:style-name="ce1" office:value-type="string">
            <text:p>4,31</text:p>
          </table:table-cell>
          <table:table-cell table:style-name="ce1" office:value-type="string">
            <text:p>40,10</text:p>
          </table:table-cell>
          <table:table-cell office:value-type="float" office:value="1380000">
            <text:p>1380000</text:p>
          </table:table-cell>
          <table:table-cell table:style-name="ce2" office:value-type="float" office:value="5318800.71891432">
            <text:p>5318800,72</text:p>
          </table:table-cell>
          <table:table-cell office:value-type="float" office:value="1257670.82392937">
            <text:p>1257670,82</text:p>
          </table:table-cell>
          <table:table-cell table:style-name="ce2" office:value-type="float" office:value="27920624357.12">
            <text:p>27920624357,12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table:number-columns-repeated="2" office:value-type="float" office:value="399000">
            <text:p>399000</text:p>
          </table:table-cell>
          <table:table-cell office:value-type="float" office:value="286000">
            <text:p>286000</text:p>
          </table:table-cell>
          <table:table-cell office:value-type="float" office:value="89200">
            <text:p>89200</text:p>
          </table:table-cell>
          <table:table-cell table:number-columns-repeated="2" office:value-type="string">
            <text:p>NA</text:p>
          </table:table-cell>
          <table:table-cell office:value-type="float" office:value="596000">
            <text:p>596000</text:p>
          </table:table-cell>
          <table:table-cell table:style-name="ce1" office:value-type="string">
            <text:p>4,15</text:p>
          </table:table-cell>
          <table:table-cell table:style-name="ce1" office:value-type="string">
            <text:p>38,20</text:p>
          </table:table-cell>
          <table:table-cell office:value-type="float" office:value="1380000">
            <text:p>1380000</text:p>
          </table:table-cell>
          <table:table-cell table:style-name="ce2" office:value-type="float" office:value="5590056.03803049">
            <text:p>5590056,04</text:p>
          </table:table-cell>
          <table:table-cell office:value-type="float" office:value="1384938.76992238">
            <text:p>1384938,77</text:p>
          </table:table-cell>
          <table:table-cell table:style-name="ce2" office:value-type="float" office:value="27915034301.08">
            <text:p>27915034301,08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table:number-columns-repeated="2" office:value-type="float" office:value="326000">
            <text:p>326000</text:p>
          </table:table-cell>
          <table:table-cell office:value-type="float" office:value="362000">
            <text:p>362000</text:p>
          </table:table-cell>
          <table:table-cell office:value-type="float" office:value="124000">
            <text:p>124000</text:p>
          </table:table-cell>
          <table:table-cell table:number-columns-repeated="2" office:value-type="string">
            <text:p>NA</text:p>
          </table:table-cell>
          <table:table-cell office:value-type="float" office:value="565000">
            <text:p>565000</text:p>
          </table:table-cell>
          <table:table-cell table:style-name="ce1" office:value-type="string">
            <text:p>4,34</text:p>
          </table:table-cell>
          <table:table-cell table:style-name="ce1" office:value-type="string">
            <text:p>40,70</text:p>
          </table:table-cell>
          <table:table-cell office:value-type="float" office:value="1880000">
            <text:p>1880000</text:p>
          </table:table-cell>
          <table:table-cell table:style-name="ce2" office:value-type="float" office:value="5874941.4089523">
            <text:p>5874941,41</text:p>
          </table:table-cell>
          <table:table-cell office:value-type="float" office:value="1523939.68052715">
            <text:p>1523939,68</text:p>
          </table:table-cell>
          <table:table-cell table:style-name="ce2" office:value-type="float" office:value="27909159359.67">
            <text:p>27909159359,67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table:number-columns-repeated="2" office:value-type="float" office:value="381000">
            <text:p>381000</text:p>
          </table:table-cell>
          <table:table-cell office:value-type="float" office:value="356000">
            <text:p>356000</text:p>
          </table:table-cell>
          <table:table-cell office:value-type="float" office:value="115000">
            <text:p>115000</text:p>
          </table:table-cell>
          <table:table-cell table:number-columns-repeated="2" office:value-type="string">
            <text:p>NA</text:p>
          </table:table-cell>
          <table:table-cell office:value-type="float" office:value="622000">
            <text:p>622000</text:p>
          </table:table-cell>
          <table:table-cell table:style-name="ce1" office:value-type="string">
            <text:p>4,31</text:p>
          </table:table-cell>
          <table:table-cell table:style-name="ce1" office:value-type="string">
            <text:p>41,10</text:p>
          </table:table-cell>
          <table:table-cell office:value-type="float" office:value="2030000">
            <text:p>2030000</text:p>
          </table:table-cell>
          <table:table-cell table:style-name="ce2" office:value-type="float" office:value="6174120.43792696">
            <text:p>6174120,44</text:p>
          </table:table-cell>
          <table:table-cell office:value-type="float" office:value="1675610.20125407">
            <text:p>1675610,20</text:p>
          </table:table-cell>
          <table:table-cell table:style-name="ce2" office:value-type="float" office:value="27902985239.23">
            <text:p>27902985239,23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table:number-columns-repeated="2" office:value-type="float" office:value="372000">
            <text:p>372000</text:p>
          </table:table-cell>
          <table:table-cell office:value-type="float" office:value="387000">
            <text:p>387000</text:p>
          </table:table-cell>
          <table:table-cell office:value-type="float" office:value="136000">
            <text:p>136000</text:p>
          </table:table-cell>
          <table:table-cell table:number-columns-repeated="2" office:value-type="string">
            <text:p>NA</text:p>
          </table:table-cell>
          <table:table-cell office:value-type="float" office:value="623000">
            <text:p>623000</text:p>
          </table:table-cell>
          <table:table-cell table:style-name="ce1" office:value-type="string">
            <text:p>4,54</text:p>
          </table:table-cell>
          <table:table-cell table:style-name="ce1" office:value-type="string">
            <text:p>43,30</text:p>
          </table:table-cell>
          <table:table-cell office:value-type="float" office:value="2150000">
            <text:p>2150000</text:p>
          </table:table-cell>
          <table:table-cell table:style-name="ce2" office:value-type="float" office:value="6488286.82164832">
            <text:p>6488286,82</text:p>
          </table:table-cell>
          <table:table-cell office:value-type="float" office:value="1840945.21591537">
            <text:p>1840945,22</text:p>
          </table:table-cell>
          <table:table-cell table:style-name="ce2" office:value-type="float" office:value="27896496952.41">
            <text:p>27896496952,41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table:number-columns-repeated="2" office:value-type="float" office:value="336000">
            <text:p>336000</text:p>
          </table:table-cell>
          <table:table-cell office:value-type="float" office:value="416000">
            <text:p>416000</text:p>
          </table:table-cell>
          <table:table-cell office:value-type="float" office:value="106000">
            <text:p>106000</text:p>
          </table:table-cell>
          <table:table-cell table:number-columns-repeated="2" office:value-type="string">
            <text:p>NA</text:p>
          </table:table-cell>
          <table:table-cell office:value-type="float" office:value="646000">
            <text:p>646000</text:p>
          </table:table-cell>
          <table:table-cell table:style-name="ce1" office:value-type="string">
            <text:p>4,79</text:p>
          </table:table-cell>
          <table:table-cell table:style-name="ce1" office:value-type="string">
            <text:p>46,80</text:p>
          </table:table-cell>
          <table:table-cell office:value-type="float" office:value="1630000">
            <text:p>1630000</text:p>
          </table:table-cell>
          <table:table-cell table:style-name="ce2" office:value-type="float" office:value="6818165.47873416">
            <text:p>6818165,48</text:p>
          </table:table-cell>
          <table:table-cell office:value-type="float" office:value="2020999.75902779">
            <text:p>2020999,76</text:p>
          </table:table-cell>
          <table:table-cell table:style-name="ce2" office:value-type="float" office:value="27889678786.93">
            <text:p>27889678786,93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table:number-columns-repeated="2" office:value-type="float" office:value="199000">
            <text:p>199000</text:p>
          </table:table-cell>
          <table:table-cell office:value-type="float" office:value="311000">
            <text:p>311000</text:p>
          </table:table-cell>
          <table:table-cell office:value-type="float" office:value="89800">
            <text:p>89800</text:p>
          </table:table-cell>
          <table:table-cell table:number-columns-repeated="2" office:value-type="string">
            <text:p>NA</text:p>
          </table:table-cell>
          <table:table-cell office:value-type="float" office:value="421000">
            <text:p>421000</text:p>
          </table:table-cell>
          <table:table-cell table:style-name="ce1" office:value-type="string">
            <text:p>4,80</text:p>
          </table:table-cell>
          <table:table-cell table:style-name="ce1" office:value-type="string">
            <text:p>51,50</text:p>
          </table:table-cell>
          <table:table-cell office:value-type="float" office:value="1150000">
            <text:p>1150000</text:p>
          </table:table-cell>
          <table:table-cell table:style-name="ce2" office:value-type="float" office:value="7164513.69841734">
            <text:p>7164513,70</text:p>
          </table:table-cell>
          <table:table-cell office:value-type="float" office:value="2216890.82235364">
            <text:p>2216890,82</text:p>
          </table:table-cell>
          <table:table-cell table:style-name="ce2" office:value-type="float" office:value="27882514273.23">
            <text:p>27882514273,23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97900">
            <text:p>97900</text:p>
          </table:table-cell>
          <table:table-cell office:value-type="float" office:value="98000">
            <text:p>98000</text:p>
          </table:table-cell>
          <table:table-cell office:value-type="float" office:value="209000">
            <text:p>209000</text:p>
          </table:table-cell>
          <table:table-cell office:value-type="float" office:value="28900">
            <text:p>28900</text:p>
          </table:table-cell>
          <table:table-cell table:number-columns-repeated="2" office:value-type="string">
            <text:p>NA</text:p>
          </table:table-cell>
          <table:table-cell office:value-type="float" office:value="278000">
            <text:p>278000</text:p>
          </table:table-cell>
          <table:table-cell table:style-name="ce1" office:value-type="string">
            <text:p>4,99</text:p>
          </table:table-cell>
          <table:table-cell table:style-name="ce1" office:value-type="string">
            <text:p>59,40</text:p>
          </table:table-cell>
          <table:table-cell office:value-type="float" office:value="1000000">
            <text:p>1000000</text:p>
          </table:table-cell>
          <table:table-cell table:style-name="ce2" office:value-type="float" office:value="7528122.3035394">
            <text:p>7528122,30</text:p>
          </table:table-cell>
          <table:table-cell office:value-type="float" office:value="2429799.03664006">
            <text:p>2429799,04</text:p>
          </table:table-cell>
          <table:table-cell table:style-name="ce2" office:value-type="float" office:value="27874986150.93">
            <text:p>27874986150,93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table:number-columns-repeated="2" office:value-type="float" office:value="157000">
            <text:p>157000</text:p>
          </table:table-cell>
          <table:table-cell office:value-type="float" office:value="152000">
            <text:p>152000</text:p>
          </table:table-cell>
          <table:table-cell office:value-type="float" office:value="22100">
            <text:p>22100</text:p>
          </table:table-cell>
          <table:table-cell table:number-columns-repeated="2" office:value-type="string">
            <text:p>NA</text:p>
          </table:table-cell>
          <table:table-cell office:value-type="float" office:value="286000">
            <text:p>286000</text:p>
          </table:table-cell>
          <table:table-cell table:style-name="ce1" office:value-type="string">
            <text:p>5,92</text:p>
          </table:table-cell>
          <table:table-cell table:style-name="ce1" office:value-type="string">
            <text:p>74,20</text:p>
          </table:table-cell>
          <table:table-cell office:value-type="float" office:value="1100000">
            <text:p>1100000</text:p>
          </table:table-cell>
          <table:table-cell table:style-name="ce2" office:value-type="float" office:value="7909816.82446858">
            <text:p>7909816,82</text:p>
          </table:table-cell>
          <table:table-cell office:value-type="float" office:value="2660970.20909773">
            <text:p>2660970,21</text:p>
          </table:table-cell>
          <table:table-cell table:style-name="ce2" office:value-type="float" office:value="27867076334.11">
            <text:p>27867076334,11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table:number-columns-repeated="2" office:value-type="float" office:value="172000">
            <text:p>172000</text:p>
          </table:table-cell>
          <table:table-cell office:value-type="float" office:value="169000">
            <text:p>169000</text:p>
          </table:table-cell>
          <table:table-cell office:value-type="float" office:value="52200">
            <text:p>52200</text:p>
          </table:table-cell>
          <table:table-cell table:number-columns-repeated="2" office:value-type="string">
            <text:p>NA</text:p>
          </table:table-cell>
          <table:table-cell office:value-type="float" office:value="255000">
            <text:p>255000</text:p>
          </table:table-cell>
          <table:table-cell table:style-name="ce1" office:value-type="string">
            <text:p>7,10</text:p>
          </table:table-cell>
          <table:table-cell table:style-name="ce1" office:value-type="string">
            <text:p>86,40</text:p>
          </table:table-cell>
          <table:table-cell office:value-type="float" office:value="1330000">
            <text:p>1330000</text:p>
          </table:table-cell>
          <table:table-cell table:style-name="ce2" office:value-type="float" office:value="8310458.68005353">
            <text:p>8310458,68</text:p>
          </table:table-cell>
          <table:table-cell office:value-type="float" office:value="2911716.69678264">
            <text:p>2911716,70</text:p>
          </table:table-cell>
          <table:table-cell table:style-name="ce2" office:value-type="float" office:value="27858765875.43">
            <text:p>27858765875,43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249000">
            <text:p>249000</text:p>
          </table:table-cell>
          <table:table-cell office:value-type="float" office:value="272000">
            <text:p>272000</text:p>
          </table:table-cell>
          <table:table-cell office:value-type="float" office:value="203000">
            <text:p>203000</text:p>
          </table:table-cell>
          <table:table-cell office:value-type="float" office:value="83800">
            <text:p>83800</text:p>
          </table:table-cell>
          <table:table-cell table:number-columns-repeated="2" office:value-type="string">
            <text:p>NA</text:p>
          </table:table-cell>
          <table:table-cell office:value-type="float" office:value="332000">
            <text:p>332000</text:p>
          </table:table-cell>
          <table:table-cell table:style-name="ce1" office:value-type="string">
            <text:p>7,13</text:p>
          </table:table-cell>
          <table:table-cell table:style-name="ce1" office:value-type="string">
            <text:p>84,80</text:p>
          </table:table-cell>
          <table:table-cell office:value-type="float" office:value="1770000">
            <text:p>1770000</text:p>
          </table:table-cell>
          <table:table-cell table:style-name="ce2" office:value-type="float" office:value="8730946.36116498">
            <text:p>8730946,36</text:p>
          </table:table-cell>
          <table:table-cell office:value-type="float" office:value="3183418.59582008">
            <text:p>3183418,60</text:p>
          </table:table-cell>
          <table:table-cell table:style-name="ce2" office:value-type="float" office:value="27850034929.06">
            <text:p>27850034929,06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386000">
            <text:p>386000</text:p>
          </table:table-cell>
          <table:table-cell office:value-type="float" office:value="376000">
            <text:p>376000</text:p>
          </table:table-cell>
          <table:table-cell office:value-type="float" office:value="328000">
            <text:p>328000</text:p>
          </table:table-cell>
          <table:table-cell office:value-type="float" office:value="85800">
            <text:p>85800</text:p>
          </table:table-cell>
          <table:table-cell table:number-columns-repeated="2" office:value-type="string">
            <text:p>NA</text:p>
          </table:table-cell>
          <table:table-cell office:value-type="float" office:value="557000">
            <text:p>557000</text:p>
          </table:table-cell>
          <table:table-cell table:style-name="ce1" office:value-type="string">
            <text:p>7,22</text:p>
          </table:table-cell>
          <table:table-cell table:style-name="ce1" office:value-type="string">
            <text:p>84,70</text:p>
          </table:table-cell>
          <table:table-cell office:value-type="float" office:value="2830000">
            <text:p>2830000</text:p>
          </table:table-cell>
          <table:table-cell table:style-name="ce2" office:value-type="float" office:value="9172216.61176942">
            <text:p>9172216,61</text:p>
          </table:table-cell>
          <table:table-cell office:value-type="float" office:value="3477524.72635286">
            <text:p>3477524,73</text:p>
          </table:table-cell>
          <table:table-cell table:style-name="ce2" office:value-type="float" office:value="27840862712.45">
            <text:p>27840862712,45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432000">
            <text:p>432000</text:p>
          </table:table-cell>
          <table:table-cell office:value-type="float" office:value="440000">
            <text:p>440000</text:p>
          </table:table-cell>
          <table:table-cell office:value-type="float" office:value="516000">
            <text:p>516000</text:p>
          </table:table-cell>
          <table:table-cell office:value-type="float" office:value="125000">
            <text:p>125000</text:p>
          </table:table-cell>
          <table:table-cell table:number-columns-repeated="2" office:value-type="string">
            <text:p>NA</text:p>
          </table:table-cell>
          <table:table-cell office:value-type="float" office:value="741000">
            <text:p>741000</text:p>
          </table:table-cell>
          <table:table-cell table:style-name="ce1" office:value-type="string">
            <text:p>7,00</text:p>
          </table:table-cell>
          <table:table-cell table:style-name="ce1" office:value-type="string">
            <text:p>79,20</text:p>
          </table:table-cell>
          <table:table-cell office:value-type="float" office:value="3750000">
            <text:p>3750000</text:p>
          </table:table-cell>
          <table:table-cell table:style-name="ce2" office:value-type="float" office:value="9635245.60181688">
            <text:p>9635245,60</text:p>
          </table:table-cell>
          <table:table-cell office:value-type="float" office:value="3795553.39321605">
            <text:p>3795553,39</text:p>
          </table:table-cell>
          <table:table-cell table:style-name="ce2" office:value-type="float" office:value="27831227466.85">
            <text:p>27831227466,85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316000">
            <text:p>316000</text:p>
          </table:table-cell>
          <table:table-cell office:value-type="float" office:value="297000">
            <text:p>297000</text:p>
          </table:table-cell>
          <table:table-cell office:value-type="float" office:value="463000">
            <text:p>463000</text:p>
          </table:table-cell>
          <table:table-cell office:value-type="float" office:value="58700">
            <text:p>58700</text:p>
          </table:table-cell>
          <table:table-cell table:number-columns-repeated="2" office:value-type="string">
            <text:p>NA</text:p>
          </table:table-cell>
          <table:table-cell office:value-type="float" office:value="721000">
            <text:p>721000</text:p>
          </table:table-cell>
          <table:table-cell table:style-name="ce1" office:value-type="string">
            <text:p>7,61</text:p>
          </table:table-cell>
          <table:table-cell table:style-name="ce1" office:value-type="string">
            <text:p>88,00</text:p>
          </table:table-cell>
          <table:table-cell office:value-type="float" office:value="3870000">
            <text:p>3870000</text:p>
          </table:table-cell>
          <table:table-cell table:style-name="ce2" office:value-type="float" office:value="10121050.0855084">
            <text:p>10121050,09</text:p>
          </table:table-cell>
          <table:table-cell office:value-type="float" office:value="4139092.90264953">
            <text:p>4139092,90</text:p>
          </table:table-cell>
          <table:table-cell table:style-name="ce2" office:value-type="float" office:value="27821106416.77">
            <text:p>27821106416,77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381000">
            <text:p>381000</text:p>
          </table:table-cell>
          <table:table-cell office:value-type="float" office:value="355000">
            <text:p>355000</text:p>
          </table:table-cell>
          <table:table-cell office:value-type="float" office:value="529000">
            <text:p>529000</text:p>
          </table:table-cell>
          <table:table-cell office:value-type="float" office:value="52500">
            <text:p>52500</text:p>
          </table:table-cell>
          <table:table-cell table:number-columns-repeated="2" office:value-type="string">
            <text:p>NA</text:p>
          </table:table-cell>
          <table:table-cell office:value-type="float" office:value="857000">
            <text:p>857000</text:p>
          </table:table-cell>
          <table:table-cell table:style-name="ce1" office:value-type="string">
            <text:p>7,12</text:p>
          </table:table-cell>
          <table:table-cell table:style-name="ce1" office:value-type="string">
            <text:p>83,50</text:p>
          </table:table-cell>
          <table:table-cell office:value-type="float" office:value="4340000">
            <text:p>4340000</text:p>
          </table:table-cell>
          <table:table-cell table:style-name="ce2" office:value-type="float" office:value="10630688.5377347">
            <text:p>10630688,54</text:p>
          </table:table-cell>
          <table:table-cell office:value-type="float" office:value="4509801.81586391">
            <text:p>4509801,82</text:p>
          </table:table-cell>
          <table:table-cell table:style-name="ce2" office:value-type="float" office:value="27810475728.23">
            <text:p>27810475728,23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446000">
            <text:p>446000</text:p>
          </table:table-cell>
          <table:table-cell office:value-type="float" office:value="456000">
            <text:p>456000</text:p>
          </table:table-cell>
          <table:table-cell office:value-type="float" office:value="640000">
            <text:p>640000</text:p>
          </table:table-cell>
          <table:table-cell office:value-type="float" office:value="83200">
            <text:p>83200</text:p>
          </table:table-cell>
          <table:table-cell table:number-columns-repeated="2" office:value-type="string">
            <text:p>NA</text:p>
          </table:table-cell>
          <table:table-cell office:value-type="float" office:value="999000">
            <text:p>999000</text:p>
          </table:table-cell>
          <table:table-cell table:style-name="ce1" office:value-type="string">
            <text:p>6,72</text:p>
          </table:table-cell>
          <table:table-cell table:style-name="ce1" office:value-type="string">
            <text:p>78,20</text:p>
          </table:table-cell>
          <table:table-cell office:value-type="float" office:value="4390000">
            <text:p>4390000</text:p>
          </table:table-cell>
          <table:table-cell table:style-name="ce2" office:value-type="float" office:value="11165262.2606439">
            <text:p>11165262,26</text:p>
          </table:table-cell>
          <table:table-cell office:value-type="float" office:value="4909408.92098254">
            <text:p>4909408,92</text:p>
          </table:table-cell>
          <table:table-cell table:style-name="ce2" office:value-type="float" office:value="27799310465.97">
            <text:p>27799310465,97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952000">
            <text:p>952000</text:p>
          </table:table-cell>
          <table:table-cell office:value-type="float" office:value="953000">
            <text:p>953000</text:p>
          </table:table-cell>
          <table:table-cell office:value-type="float" office:value="1130000">
            <text:p>1130000</text:p>
          </table:table-cell>
          <table:table-cell office:value-type="float" office:value="137000">
            <text:p>137000</text:p>
          </table:table-cell>
          <table:table-cell table:number-columns-repeated="2" office:value-type="string">
            <text:p>NA</text:p>
          </table:table-cell>
          <table:table-cell office:value-type="float" office:value="1960000">
            <text:p>1960000</text:p>
          </table:table-cell>
          <table:table-cell table:style-name="ce1" office:value-type="string">
            <text:p>6,58</text:p>
          </table:table-cell>
          <table:table-cell table:style-name="ce1" office:value-type="string">
            <text:p>73,00</text:p>
          </table:table-cell>
          <table:table-cell office:value-type="float" office:value="6110000">
            <text:p>6110000</text:p>
          </table:table-cell>
          <table:table-cell table:style-name="ce2" office:value-type="float" office:value="11725916.4514017">
            <text:p>11725916,45</text:p>
          </table:table-cell>
          <table:table-cell office:value-type="float" office:value="5339712.90579462">
            <text:p>5339712,91</text:p>
          </table:table-cell>
          <table:table-cell table:style-name="ce2" office:value-type="float" office:value="27787584549.52">
            <text:p>27787584549,52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2640000">
            <text:p>2640000</text:p>
          </table:table-cell>
          <table:table-cell office:value-type="float" office:value="2490000">
            <text:p>2490000</text:p>
          </table:table-cell>
          <table:table-cell office:value-type="float" office:value="898000">
            <text:p>898000</text:p>
          </table:table-cell>
          <table:table-cell office:value-type="float" office:value="265000">
            <text:p>265000</text:p>
          </table:table-cell>
          <table:table-cell office:value-type="float" office:value="1570000">
            <text:p>1570000</text:p>
          </table:table-cell>
          <table:table-cell office:value-type="string">
            <text:p>NA</text:p>
          </table:table-cell>
          <table:table-cell office:value-type="float" office:value="2870000">
            <text:p>2870000</text:p>
          </table:table-cell>
          <table:table-cell table:style-name="ce1" office:value-type="string">
            <text:p>6,62</text:p>
          </table:table-cell>
          <table:table-cell table:style-name="ce1" office:value-type="string">
            <text:p>66,20</text:p>
          </table:table-cell>
          <table:table-cell office:value-type="float" office:value="8360000">
            <text:p>8360000</text:p>
          </table:table-cell>
          <table:table-cell table:style-name="ce2" office:value-type="float" office:value="12313841.2212517">
            <text:p>12313841,22</text:p>
          </table:table-cell>
          <table:table-cell office:value-type="float" office:value="5802581.71487426">
            <text:p>5802581,71</text:p>
          </table:table-cell>
          <table:table-cell table:style-name="ce2" office:value-type="float" office:value="27775270708.29">
            <text:p>27775270708,29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6330000">
            <text:p>6330000</text:p>
          </table:table-cell>
          <table:table-cell office:value-type="float" office:value="6040000">
            <text:p>6040000</text:p>
          </table:table-cell>
          <table:table-cell office:value-type="float" office:value="1570000">
            <text:p>1570000</text:p>
          </table:table-cell>
          <table:table-cell office:value-type="float" office:value="242000">
            <text:p>242000</text:p>
          </table:table-cell>
          <table:table-cell office:value-type="float" office:value="4480000">
            <text:p>4480000</text:p>
          </table:table-cell>
          <table:table-cell office:value-type="string">
            <text:p>NA</text:p>
          </table:table-cell>
          <table:table-cell office:value-type="float" office:value="5420000">
            <text:p>5420000</text:p>
          </table:table-cell>
          <table:table-cell table:style-name="ce1" office:value-type="string">
            <text:p>6,91</text:p>
          </table:table-cell>
          <table:table-cell table:style-name="ce1" office:value-type="string">
            <text:p>65,10</text:p>
          </table:table-cell>
          <table:table-cell office:value-type="float" office:value="14000000">
            <text:p>14000000</text:p>
          </table:table-cell>
          <table:table-cell table:style-name="ce2" office:value-type="float" office:value="12930272.5549633">
            <text:p>12930272,55</text:p>
          </table:table-cell>
          <table:table-cell office:value-type="float" office:value="6299951.57594636">
            <text:p>6299951,58</text:p>
          </table:table-cell>
          <table:table-cell table:style-name="ce2" office:value-type="float" office:value="27762340435.74">
            <text:p>27762340435,74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2870000">
            <text:p>2870000</text:p>
          </table:table-cell>
          <table:table-cell office:value-type="float" office:value="2740000">
            <text:p>2740000</text:p>
          </table:table-cell>
          <table:table-cell office:value-type="float" office:value="569000">
            <text:p>569000</text:p>
          </table:table-cell>
          <table:table-cell office:value-type="float" office:value="149000">
            <text:p>149000</text:p>
          </table:table-cell>
          <table:table-cell office:value-type="float" office:value="4220000">
            <text:p>4220000</text:p>
          </table:table-cell>
          <table:table-cell office:value-type="string">
            <text:p>NA</text:p>
          </table:table-cell>
          <table:table-cell office:value-type="float" office:value="3520000">
            <text:p>3520000</text:p>
          </table:table-cell>
          <table:table-cell table:style-name="ce1" office:value-type="string">
            <text:p>6,75</text:p>
          </table:table-cell>
          <table:table-cell table:style-name="ce1" office:value-type="string">
            <text:p>62,50</text:p>
          </table:table-cell>
          <table:table-cell office:value-type="float" office:value="6960000">
            <text:p>6960000</text:p>
          </table:table-cell>
          <table:table-cell table:style-name="ce2" office:value-type="float" office:value="13576493.1986758">
            <text:p>13576493,20</text:p>
          </table:table-cell>
          <table:table-cell office:value-type="float" office:value="6833825.68190789">
            <text:p>6833825,68</text:p>
          </table:table-cell>
          <table:table-cell table:style-name="ce2" office:value-type="float" office:value="27748763942.54">
            <text:p>27748763942,54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997000">
            <text:p>997000</text:p>
          </table:table-cell>
          <table:table-cell office:value-type="float" office:value="1090000">
            <text:p>1090000</text:p>
          </table:table-cell>
          <table:table-cell office:value-type="float" office:value="751000">
            <text:p>751000</text:p>
          </table:table-cell>
          <table:table-cell office:value-type="float" office:value="128000">
            <text:p>128000</text:p>
          </table:table-cell>
          <table:table-cell office:value-type="float" office:value="3640000">
            <text:p>3640000</text:p>
          </table:table-cell>
          <table:table-cell office:value-type="string">
            <text:p>NA</text:p>
          </table:table-cell>
          <table:table-cell office:value-type="float" office:value="2470000">
            <text:p>2470000</text:p>
          </table:table-cell>
          <table:table-cell table:style-name="ce1" office:value-type="string">
            <text:p>7,02</text:p>
          </table:table-cell>
          <table:table-cell table:style-name="ce1" office:value-type="string">
            <text:p>63,60</text:p>
          </table:table-cell>
          <table:table-cell office:value-type="float" office:value="3430000">
            <text:p>3430000</text:p>
          </table:table-cell>
          <table:table-cell table:style-name="ce2" office:value-type="float" office:value="14253833.4630032">
            <text:p>14253833,46</text:p>
          </table:table-cell>
          <table:table-cell office:value-type="float" office:value="7406272.51663694">
            <text:p>7406272,52</text:p>
          </table:table-cell>
          <table:table-cell table:style-name="ce2" office:value-type="float" office:value="27734510109.08">
            <text:p>27734510109,08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120000">
            <text:p>1120000</text:p>
          </table:table-cell>
          <table:table-cell office:value-type="float" office:value="1040000">
            <text:p>1040000</text:p>
          </table:table-cell>
          <table:table-cell office:value-type="float" office:value="866000">
            <text:p>866000</text:p>
          </table:table-cell>
          <table:table-cell office:value-type="float" office:value="99400">
            <text:p>99400</text:p>
          </table:table-cell>
          <table:table-cell office:value-type="float" office:value="3570000">
            <text:p>3570000</text:p>
          </table:table-cell>
          <table:table-cell office:value-type="string">
            <text:p>NA</text:p>
          </table:table-cell>
          <table:table-cell office:value-type="float" office:value="1920000">
            <text:p>1920000</text:p>
          </table:table-cell>
          <table:table-cell table:style-name="ce1" office:value-type="string">
            <text:p>6,89</text:p>
          </table:table-cell>
          <table:table-cell table:style-name="ce1" office:value-type="string">
            <text:p>57,60</text:p>
          </table:table-cell>
          <table:table-cell office:value-type="float" office:value="4360000">
            <text:p>4360000</text:p>
          </table:table-cell>
          <table:table-cell table:style-name="ce2" office:value-type="float" office:value="14963671.9270656">
            <text:p>14963671,93</text:p>
          </table:table-cell>
          <table:table-cell office:value-type="float" office:value="8019423.81463241">
            <text:p>8019423,81</text:p>
          </table:table-cell>
          <table:table-cell table:style-name="ce2" office:value-type="float" office:value="27719546437.15">
            <text:p>27719546437,15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1220000">
            <text:p>1220000</text:p>
          </table:table-cell>
          <table:table-cell office:value-type="float" office:value="1180000">
            <text:p>1180000</text:p>
          </table:table-cell>
          <table:table-cell office:value-type="float" office:value="1850000">
            <text:p>1850000</text:p>
          </table:table-cell>
          <table:table-cell office:value-type="float" office:value="95900">
            <text:p>95900</text:p>
          </table:table-cell>
          <table:table-cell office:value-type="float" office:value="3780000">
            <text:p>3780000</text:p>
          </table:table-cell>
          <table:table-cell office:value-type="string">
            <text:p>NA</text:p>
          </table:table-cell>
          <table:table-cell office:value-type="float" office:value="2610000">
            <text:p>2610000</text:p>
          </table:table-cell>
          <table:table-cell table:style-name="ce1" office:value-type="string">
            <text:p>6,42</text:p>
          </table:table-cell>
          <table:table-cell table:style-name="ce1" office:value-type="string">
            <text:p>46,90</text:p>
          </table:table-cell>
          <table:table-cell office:value-type="float" office:value="6320000">
            <text:p>6320000</text:p>
          </table:table-cell>
          <table:table-cell table:style-name="ce2" office:value-type="float" office:value="15707436.0278555">
            <text:p>15707436,03</text:p>
          </table:table-cell>
          <table:table-cell office:value-type="float" office:value="8675472.14661135">
            <text:p>8675472,15</text:p>
          </table:table-cell>
          <table:table-cell table:style-name="ce2" office:value-type="float" office:value="27703839001.12">
            <text:p>27703839001,12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480000">
            <text:p>1480000</text:p>
          </table:table-cell>
          <table:table-cell office:value-type="float" office:value="1400000">
            <text:p>1400000</text:p>
          </table:table-cell>
          <table:table-cell office:value-type="float" office:value="2530000">
            <text:p>2530000</text:p>
          </table:table-cell>
          <table:table-cell office:value-type="float" office:value="55000">
            <text:p>55000</text:p>
          </table:table-cell>
          <table:table-cell office:value-type="float" office:value="4090000">
            <text:p>4090000</text:p>
          </table:table-cell>
          <table:table-cell office:value-type="string">
            <text:p>NA</text:p>
          </table:table-cell>
          <table:table-cell office:value-type="float" office:value="2770000">
            <text:p>2770000</text:p>
          </table:table-cell>
          <table:table-cell table:style-name="ce1" office:value-type="string">
            <text:p>6,26</text:p>
          </table:table-cell>
          <table:table-cell table:style-name="ce1" office:value-type="string">
            <text:p>42,30</text:p>
          </table:table-cell>
          <table:table-cell office:value-type="float" office:value="8360000">
            <text:p>8360000</text:p>
          </table:table-cell>
          <table:table-cell table:style-name="ce2" office:value-type="float" office:value="16486602.5180421">
            <text:p>16486602,52</text:p>
          </table:table-cell>
          <table:table-cell office:value-type="float" office:value="9376668.12543649">
            <text:p>9376668,13</text:p>
          </table:table-cell>
          <table:table-cell table:style-name="ce2" office:value-type="float" office:value="27687352398.61">
            <text:p>27687352398,61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170000">
            <text:p>1170000</text:p>
          </table:table-cell>
          <table:table-cell office:value-type="float" office:value="1200000">
            <text:p>1200000</text:p>
          </table:table-cell>
          <table:table-cell office:value-type="float" office:value="2730000">
            <text:p>2730000</text:p>
          </table:table-cell>
          <table:table-cell office:value-type="float" office:value="35500">
            <text:p>35500</text:p>
          </table:table-cell>
          <table:table-cell office:value-type="float" office:value="4250000">
            <text:p>4250000</text:p>
          </table:table-cell>
          <table:table-cell office:value-type="string">
            <text:p>NA</text:p>
          </table:table-cell>
          <table:table-cell office:value-type="float" office:value="2720000">
            <text:p>2720000</text:p>
          </table:table-cell>
          <table:table-cell table:style-name="ce1" office:value-type="string">
            <text:p>5,98</text:p>
          </table:table-cell>
          <table:table-cell table:style-name="ce1" office:value-type="string">
            <text:p>41,00</text:p>
          </table:table-cell>
          <table:table-cell office:value-type="float" office:value="8230000">
            <text:p>8230000</text:p>
          </table:table-cell>
          <table:table-cell table:style-name="ce2" office:value-type="float" office:value="17302697.7739662">
            <text:p>17302697,77</text:p>
          </table:table-cell>
          <table:table-cell office:value-type="float" office:value="10125317.2291336">
            <text:p>10125317,23</text:p>
          </table:table-cell>
          <table:table-cell table:style-name="ce2" office:value-type="float" office:value="27670049700.83">
            <text:p>27670049700,83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table:number-columns-repeated="2" office:value-type="float" office:value="1360000">
            <text:p>1360000</text:p>
          </table:table-cell>
          <table:table-cell office:value-type="float" office:value="2570000">
            <text:p>2570000</text:p>
          </table:table-cell>
          <table:table-cell office:value-type="float" office:value="46100">
            <text:p>46100</text:p>
          </table:table-cell>
          <table:table-cell office:value-type="float" office:value="3870000">
            <text:p>3870000</text:p>
          </table:table-cell>
          <table:table-cell office:value-type="string">
            <text:p>NA</text:p>
          </table:table-cell>
          <table:table-cell office:value-type="float" office:value="3380000">
            <text:p>3380000</text:p>
          </table:table-cell>
          <table:table-cell table:style-name="ce1" office:value-type="string">
            <text:p>6,15</text:p>
          </table:table-cell>
          <table:table-cell table:style-name="ce1" office:value-type="string">
            <text:p>41,60</text:p>
          </table:table-cell>
          <table:table-cell office:value-type="float" office:value="8180000">
            <text:p>8180000</text:p>
          </table:table-cell>
          <table:table-cell table:style-name="ce2" office:value-type="float" office:value="18157297.9341937">
            <text:p>18157297,93</text:p>
          </table:table-cell>
          <table:table-cell office:value-type="float" office:value="10923776.2402706">
            <text:p>10923776,24</text:p>
          </table:table-cell>
          <table:table-cell table:style-name="ce2" office:value-type="float" office:value="27651892402.9">
            <text:p>27651892402,90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880000">
            <text:p>1880000</text:p>
          </table:table-cell>
          <table:table-cell office:value-type="float" office:value="1560000">
            <text:p>1560000</text:p>
          </table:table-cell>
          <table:table-cell office:value-type="float" office:value="2880000">
            <text:p>2880000</text:p>
          </table:table-cell>
          <table:table-cell office:value-type="float" office:value="91400">
            <text:p>91400</text:p>
          </table:table-cell>
          <table:table-cell office:value-type="float" office:value="4140000">
            <text:p>4140000</text:p>
          </table:table-cell>
          <table:table-cell office:value-type="string">
            <text:p>NA</text:p>
          </table:table-cell>
          <table:table-cell office:value-type="float" office:value="4010000">
            <text:p>4010000</text:p>
          </table:table-cell>
          <table:table-cell table:style-name="ce1" office:value-type="string">
            <text:p>6,21</text:p>
          </table:table-cell>
          <table:table-cell table:style-name="ce1" office:value-type="string">
            <text:p>38,90</text:p>
          </table:table-cell>
          <table:table-cell office:value-type="float" office:value="10900000">
            <text:p>10900000</text:p>
          </table:table-cell>
          <table:table-cell table:style-name="ce2" office:value-type="float" office:value="19052028.8475839">
            <text:p>19052028,85</text:p>
          </table:table-cell>
          <table:table-cell office:value-type="float" office:value="11774449.303584">
            <text:p>11774449,30</text:p>
          </table:table-cell>
          <table:table-cell table:style-name="ce2" office:value-type="float" office:value="27632840374.05">
            <text:p>27632840374,05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690000">
            <text:p>1690000</text:p>
          </table:table-cell>
          <table:table-cell office:value-type="float" office:value="1930000">
            <text:p>1930000</text:p>
          </table:table-cell>
          <table:table-cell office:value-type="float" office:value="3550000">
            <text:p>3550000</text:p>
          </table:table-cell>
          <table:table-cell office:value-type="float" office:value="42000">
            <text:p>42000</text:p>
          </table:table-cell>
          <table:table-cell office:value-type="float" office:value="4760000">
            <text:p>4760000</text:p>
          </table:table-cell>
          <table:table-cell office:value-type="float" office:value="4070000">
            <text:p>4070000</text:p>
          </table:table-cell>
          <table:table-cell office:value-type="float" office:value="4300000">
            <text:p>4300000</text:p>
          </table:table-cell>
          <table:table-cell table:style-name="ce1" office:value-type="string">
            <text:p>6,53</text:p>
          </table:table-cell>
          <table:table-cell table:style-name="ce1" office:value-type="string">
            <text:p>40,20</text:p>
          </table:table-cell>
          <table:table-cell office:value-type="float" office:value="12800000">
            <text:p>12800000</text:p>
          </table:table-cell>
          <table:table-cell table:style-name="ce2" office:value-type="float" office:value="19988565.8084097">
            <text:p>19988565,81</text:p>
          </table:table-cell>
          <table:table-cell office:value-type="float" office:value="12679783.6064305">
            <text:p>12679783,61</text:p>
          </table:table-cell>
          <table:table-cell table:style-name="ce2" office:value-type="float" office:value="27612851808.24">
            <text:p>27612851808,24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610000">
            <text:p>1610000</text:p>
          </table:table-cell>
          <table:table-cell office:value-type="float" office:value="1770000">
            <text:p>1770000</text:p>
          </table:table-cell>
          <table:table-cell office:value-type="float" office:value="4390000">
            <text:p>4390000</text:p>
          </table:table-cell>
          <table:table-cell office:value-type="float" office:value="28400">
            <text:p>28400</text:p>
          </table:table-cell>
          <table:table-cell office:value-type="float" office:value="4700000">
            <text:p>4700000</text:p>
          </table:table-cell>
          <table:table-cell office:value-type="float" office:value="4580000">
            <text:p>4580000</text:p>
          </table:table-cell>
          <table:table-cell office:value-type="float" office:value="5720000">
            <text:p>5720000</text:p>
          </table:table-cell>
          <table:table-cell table:style-name="ce1" office:value-type="string">
            <text:p>6,63</text:p>
          </table:table-cell>
          <table:table-cell table:style-name="ce1" office:value-type="string">
            <text:p>40,50</text:p>
          </table:table-cell>
          <table:table-cell office:value-type="float" office:value="13800000">
            <text:p>13800000</text:p>
          </table:table-cell>
          <table:table-cell table:style-name="ce2" office:value-type="float" office:value="20968633.0546461">
            <text:p>20968633,05</text:p>
          </table:table-cell>
          <table:table-cell office:value-type="float" office:value="13642264.6893898">
            <text:p>13642264,69</text:p>
          </table:table-cell>
          <table:table-cell table:style-name="ce2" office:value-type="float" office:value="27591883175.19">
            <text:p>27591883175,19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030000">
            <text:p>2030000</text:p>
          </table:table-cell>
          <table:table-cell office:value-type="float" office:value="1790000">
            <text:p>1790000</text:p>
          </table:table-cell>
          <table:table-cell office:value-type="float" office:value="5170000">
            <text:p>5170000</text:p>
          </table:table-cell>
          <table:table-cell office:value-type="float" office:value="16400">
            <text:p>16400</text:p>
          </table:table-cell>
          <table:table-cell office:value-type="float" office:value="5120000">
            <text:p>5120000</text:p>
          </table:table-cell>
          <table:table-cell office:value-type="float" office:value="5160000">
            <text:p>5160000</text:p>
          </table:table-cell>
          <table:table-cell office:value-type="float" office:value="6530000">
            <text:p>6530000</text:p>
          </table:table-cell>
          <table:table-cell table:style-name="ce1" office:value-type="string">
            <text:p>6,79</text:p>
          </table:table-cell>
          <table:table-cell table:style-name="ce1" office:value-type="string">
            <text:p>41,10</text:p>
          </table:table-cell>
          <table:table-cell office:value-type="float" office:value="16200000">
            <text:p>16200000</text:p>
          </table:table-cell>
          <table:table-cell table:style-name="ce2" office:value-type="float" office:value="21994003.0041532">
            <text:p>21994003,00</text:p>
          </table:table-cell>
          <table:table-cell office:value-type="float" office:value="14664411.3971186">
            <text:p>14664411,40</text:p>
          </table:table-cell>
          <table:table-cell table:style-name="ce2" office:value-type="float" office:value="27569889172.18">
            <text:p>27569889172,18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820000">
            <text:p>1820000</text:p>
          </table:table-cell>
          <table:table-cell office:value-type="float" office:value="1750000">
            <text:p>1750000</text:p>
          </table:table-cell>
          <table:table-cell office:value-type="float" office:value="5070000">
            <text:p>5070000</text:p>
          </table:table-cell>
          <table:table-cell office:value-type="float" office:value="14300">
            <text:p>14300</text:p>
          </table:table-cell>
          <table:table-cell office:value-type="float" office:value="5090000">
            <text:p>5090000</text:p>
          </table:table-cell>
          <table:table-cell office:value-type="float" office:value="5340000">
            <text:p>5340000</text:p>
          </table:table-cell>
          <table:table-cell office:value-type="float" office:value="7100000">
            <text:p>7100000</text:p>
          </table:table-cell>
          <table:table-cell table:style-name="ce1" office:value-type="string">
            <text:p>7,39</text:p>
          </table:table-cell>
          <table:table-cell table:style-name="ce1" office:value-type="string">
            <text:p>44,90</text:p>
          </table:table-cell>
          <table:table-cell office:value-type="float" office:value="17800000">
            <text:p>17800000</text:p>
          </table:table-cell>
          <table:table-cell table:style-name="ce2" office:value-type="float" office:value="23066495.202125">
            <text:p>23066495,20</text:p>
          </table:table-cell>
          <table:table-cell office:value-type="float" office:value="15748770.4823313">
            <text:p>15748770,48</text:p>
          </table:table-cell>
          <table:table-cell table:style-name="ce2" office:value-type="float" office:value="27546822676.98">
            <text:p>27546822676,98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770000">
            <text:p>1770000</text:p>
          </table:table-cell>
          <table:table-cell office:value-type="float" office:value="1660000">
            <text:p>1660000</text:p>
          </table:table-cell>
          <table:table-cell office:value-type="float" office:value="5910000">
            <text:p>5910000</text:p>
          </table:table-cell>
          <table:table-cell office:value-type="float" office:value="15200">
            <text:p>15200</text:p>
          </table:table-cell>
          <table:table-cell office:value-type="float" office:value="4980000">
            <text:p>4980000</text:p>
          </table:table-cell>
          <table:table-cell office:value-type="float" office:value="5720000">
            <text:p>5720000</text:p>
          </table:table-cell>
          <table:table-cell office:value-type="float" office:value="7880000">
            <text:p>7880000</text:p>
          </table:table-cell>
          <table:table-cell table:style-name="ce1" office:value-type="string">
            <text:p>7,71</text:p>
          </table:table-cell>
          <table:table-cell table:style-name="ce1" office:value-type="string">
            <text:p>46,20</text:p>
          </table:table-cell>
          <table:table-cell office:value-type="float" office:value="18800000">
            <text:p>18800000</text:p>
          </table:table-cell>
          <table:table-cell table:style-name="ce2" office:value-type="float" office:value="24187974.9519001">
            <text:p>24187974,95</text:p>
          </table:table-cell>
          <table:table-cell office:value-type="float" office:value="16897910.8785321">
            <text:p>16897910,88</text:p>
          </table:table-cell>
          <table:table-cell table:style-name="ce2" office:value-type="float" office:value="27522634702.03">
            <text:p>27522634702,03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440000">
            <text:p>1440000</text:p>
          </table:table-cell>
          <table:table-cell office:value-type="float" office:value="1790000">
            <text:p>1790000</text:p>
          </table:table-cell>
          <table:table-cell office:value-type="float" office:value="7280000">
            <text:p>7280000</text:p>
          </table:table-cell>
          <table:table-cell office:value-type="float" office:value="62000">
            <text:p>62000</text:p>
          </table:table-cell>
          <table:table-cell office:value-type="float" office:value="5410000">
            <text:p>5410000</text:p>
          </table:table-cell>
          <table:table-cell office:value-type="float" office:value="6520000">
            <text:p>6520000</text:p>
          </table:table-cell>
          <table:table-cell office:value-type="float" office:value="7760000">
            <text:p>7760000</text:p>
          </table:table-cell>
          <table:table-cell table:style-name="ce1" office:value-type="string">
            <text:p>8,44</text:p>
          </table:table-cell>
          <table:table-cell table:style-name="ce1" office:value-type="string">
            <text:p>49,00</text:p>
          </table:table-cell>
          <table:table-cell office:value-type="float" office:value="20500000">
            <text:p>20500000</text:p>
          </table:table-cell>
          <table:table-cell table:style-name="ce2" office:value-type="float" office:value="25360351.6000476">
            <text:p>25360351,60</text:p>
          </table:table-cell>
          <table:table-cell office:value-type="float" office:value="18114417.6598168">
            <text:p>18114417,66</text:p>
          </table:table-cell>
          <table:table-cell table:style-name="ce2" office:value-type="float" office:value="27497274350.43">
            <text:p>27497274350,43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330000">
            <text:p>1330000</text:p>
          </table:table-cell>
          <table:table-cell office:value-type="float" office:value="1430000">
            <text:p>1430000</text:p>
          </table:table-cell>
          <table:table-cell office:value-type="float" office:value="8070000">
            <text:p>8070000</text:p>
          </table:table-cell>
          <table:table-cell office:value-type="float" office:value="12100">
            <text:p>12100</text:p>
          </table:table-cell>
          <table:table-cell office:value-type="float" office:value="5230000">
            <text:p>5230000</text:p>
          </table:table-cell>
          <table:table-cell office:value-type="float" office:value="9070000">
            <text:p>9070000</text:p>
          </table:table-cell>
          <table:table-cell office:value-type="float" office:value="7150000">
            <text:p>7150000</text:p>
          </table:table-cell>
          <table:table-cell table:style-name="ce1" office:value-type="string">
            <text:p>8,72</text:p>
          </table:table-cell>
          <table:table-cell table:style-name="ce1" office:value-type="string">
            <text:p>49,20</text:p>
          </table:table-cell>
          <table:table-cell office:value-type="float" office:value="21400000">
            <text:p>21400000</text:p>
          </table:table-cell>
          <table:table-cell table:style-name="ce2" office:value-type="float" office:value="26585576.4455966">
            <text:p>26585576,45</text:p>
          </table:table-cell>
          <table:table-cell office:value-type="float" office:value="19400885.7086739">
            <text:p>19400885,71</text:p>
          </table:table-cell>
          <table:table-cell table:style-name="ce2" office:value-type="float" office:value="27470688773.98">
            <text:p>27470688773,98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1730000">
            <text:p>1730000</text:p>
          </table:table-cell>
          <table:table-cell office:value-type="float" office:value="1670000">
            <text:p>1670000</text:p>
          </table:table-cell>
          <table:table-cell office:value-type="float" office:value="8390000">
            <text:p>8390000</text:p>
          </table:table-cell>
          <table:table-cell office:value-type="float" office:value="17700">
            <text:p>17700</text:p>
          </table:table-cell>
          <table:table-cell office:value-type="float" office:value="5090000">
            <text:p>5090000</text:p>
          </table:table-cell>
          <table:table-cell office:value-type="float" office:value="10400000">
            <text:p>10400000</text:p>
          </table:table-cell>
          <table:table-cell office:value-type="float" office:value="8760000">
            <text:p>8760000</text:p>
          </table:table-cell>
          <table:table-cell table:style-name="ce1" office:value-type="string">
            <text:p>8,89</text:p>
          </table:table-cell>
          <table:table-cell table:style-name="ce1" office:value-type="string">
            <text:p>49,80</text:p>
          </table:table-cell>
          <table:table-cell office:value-type="float" office:value="23100000">
            <text:p>23100000</text:p>
          </table:table-cell>
          <table:table-cell table:style-name="ce2" office:value-type="float" office:value="27865640.2423995">
            <text:p>27865640,24</text:p>
          </table:table-cell>
          <table:table-cell office:value-type="float" office:value="20759913.1152149">
            <text:p>20759913,12</text:p>
          </table:table-cell>
          <table:table-cell table:style-name="ce2" office:value-type="float" office:value="27442823133.74">
            <text:p>27442823133,74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030000">
            <text:p>2030000</text:p>
          </table:table-cell>
          <table:table-cell office:value-type="float" office:value="1680000">
            <text:p>1680000</text:p>
          </table:table-cell>
          <table:table-cell office:value-type="float" office:value="9000000">
            <text:p>9000000</text:p>
          </table:table-cell>
          <table:table-cell office:value-type="float" office:value="29800">
            <text:p>29800</text:p>
          </table:table-cell>
          <table:table-cell office:value-type="float" office:value="5480000">
            <text:p>5480000</text:p>
          </table:table-cell>
          <table:table-cell office:value-type="float" office:value="12400000">
            <text:p>12400000</text:p>
          </table:table-cell>
          <table:table-cell office:value-type="float" office:value="9030000">
            <text:p>9030000</text:p>
          </table:table-cell>
          <table:table-cell table:style-name="ce1" office:value-type="string">
            <text:p>8,79</text:p>
          </table:table-cell>
          <table:table-cell table:style-name="ce1" office:value-type="string">
            <text:p>48,40</text:p>
          </table:table-cell>
          <table:table-cell office:value-type="float" office:value="27600000">
            <text:p>27600000</text:p>
          </table:table-cell>
          <table:table-cell table:style-name="ce2" office:value-type="float" office:value="29202570.262953">
            <text:p>29202570,26</text:p>
          </table:table-cell>
          <table:table-cell office:value-type="float" office:value="22194094.3336299">
            <text:p>22194094,33</text:p>
          </table:table-cell>
          <table:table-cell table:style-name="ce2" office:value-type="float" office:value="27413620563.48">
            <text:p>27413620563,48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250000">
            <text:p>1250000</text:p>
          </table:table-cell>
          <table:table-cell office:value-type="float" office:value="1140000">
            <text:p>1140000</text:p>
          </table:table-cell>
          <table:table-cell office:value-type="float" office:value="9420000">
            <text:p>9420000</text:p>
          </table:table-cell>
          <table:table-cell office:value-type="float" office:value="153000">
            <text:p>153000</text:p>
          </table:table-cell>
          <table:table-cell office:value-type="float" office:value="5540000">
            <text:p>5540000</text:p>
          </table:table-cell>
          <table:table-cell office:value-type="float" office:value="14200000">
            <text:p>14200000</text:p>
          </table:table-cell>
          <table:table-cell office:value-type="float" office:value="8760000">
            <text:p>8760000</text:p>
          </table:table-cell>
          <table:table-cell table:style-name="ce1" office:value-type="string">
            <text:p>9,50</text:p>
          </table:table-cell>
          <table:table-cell table:style-name="ce1" office:value-type="string">
            <text:p>51,80</text:p>
          </table:table-cell>
          <table:table-cell office:value-type="float" office:value="29400000">
            <text:p>29400000</text:p>
          </table:table-cell>
          <table:table-cell table:style-name="ce2" office:value-type="float" office:value="30598426.8915968">
            <text:p>30598426,89</text:p>
          </table:table-cell>
          <table:table-cell office:value-type="float" office:value="23706013.1238682">
            <text:p>23706013,12</text:p>
          </table:table-cell>
          <table:table-cell table:style-name="ce2" office:value-type="float" office:value="27383022136.59">
            <text:p>27383022136,59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390000">
            <text:p>1390000</text:p>
          </table:table-cell>
          <table:table-cell office:value-type="float" office:value="1560000">
            <text:p>1560000</text:p>
          </table:table-cell>
          <table:table-cell office:value-type="float" office:value="10900000">
            <text:p>10900000</text:p>
          </table:table-cell>
          <table:table-cell office:value-type="float" office:value="263000">
            <text:p>263000</text:p>
          </table:table-cell>
          <table:table-cell office:value-type="float" office:value="5330000">
            <text:p>5330000</text:p>
          </table:table-cell>
          <table:table-cell office:value-type="float" office:value="16600000">
            <text:p>16600000</text:p>
          </table:table-cell>
          <table:table-cell office:value-type="float" office:value="10700000">
            <text:p>10700000</text:p>
          </table:table-cell>
          <table:table-cell table:style-name="ce1" office:value-type="string">
            <text:p>11,40</text:p>
          </table:table-cell>
          <table:table-cell table:style-name="ce1" office:value-type="string">
            <text:p>61,30</text:p>
          </table:table-cell>
          <table:table-cell office:value-type="float" office:value="31100000">
            <text:p>31100000</text:p>
          </table:table-cell>
          <table:table-cell table:style-name="ce2" office:value-type="float" office:value="32055299.7149056">
            <text:p>32055299,71</text:p>
          </table:table-cell>
          <table:table-cell office:value-type="float" office:value="25298235.3085606">
            <text:p>25298235,31</text:p>
          </table:table-cell>
          <table:table-cell table:style-name="ce2" office:value-type="float" office:value="27350966836.87">
            <text:p>27350966836,87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550000">
            <text:p>1550000</text:p>
          </table:table-cell>
          <table:table-cell office:value-type="float" office:value="1570000">
            <text:p>1570000</text:p>
          </table:table-cell>
          <table:table-cell office:value-type="float" office:value="9590000">
            <text:p>9590000</text:p>
          </table:table-cell>
          <table:table-cell office:value-type="float" office:value="206000">
            <text:p>206000</text:p>
          </table:table-cell>
          <table:table-cell office:value-type="float" office:value="5140000">
            <text:p>5140000</text:p>
          </table:table-cell>
          <table:table-cell office:value-type="float" office:value="16600000">
            <text:p>16600000</text:p>
          </table:table-cell>
          <table:table-cell office:value-type="float" office:value="11500000">
            <text:p>11500000</text:p>
          </table:table-cell>
          <table:table-cell table:style-name="ce1" office:value-type="string">
            <text:p>12,20</text:p>
          </table:table-cell>
          <table:table-cell table:style-name="ce1" office:value-type="string">
            <text:p>65,20</text:p>
          </table:table-cell>
          <table:table-cell office:value-type="float" office:value="30700000">
            <text:p>30700000</text:p>
          </table:table-cell>
          <table:table-cell table:style-name="ce2" office:value-type="float" office:value="33575303.077357">
            <text:p>33575303,08</text:p>
          </table:table-cell>
          <table:table-cell office:value-type="float" office:value="26973301.3770167">
            <text:p>26973301,38</text:p>
          </table:table-cell>
          <table:table-cell table:style-name="ce2" office:value-type="float" office:value="27317391533.79">
            <text:p>27317391533,79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630000">
            <text:p>1630000</text:p>
          </table:table-cell>
          <table:table-cell office:value-type="float" office:value="1610000">
            <text:p>1610000</text:p>
          </table:table-cell>
          <table:table-cell office:value-type="float" office:value="10700000">
            <text:p>10700000</text:p>
          </table:table-cell>
          <table:table-cell office:value-type="float" office:value="283000">
            <text:p>283000</text:p>
          </table:table-cell>
          <table:table-cell office:value-type="float" office:value="3020000">
            <text:p>3020000</text:p>
          </table:table-cell>
          <table:table-cell office:value-type="float" office:value="17500000">
            <text:p>17500000</text:p>
          </table:table-cell>
          <table:table-cell office:value-type="float" office:value="12700000">
            <text:p>12700000</text:p>
          </table:table-cell>
          <table:table-cell table:style-name="ce1" office:value-type="string">
            <text:p>12,50</text:p>
          </table:table-cell>
          <table:table-cell table:style-name="ce1" office:value-type="string">
            <text:p>65,50</text:p>
          </table:table-cell>
          <table:table-cell office:value-type="float" office:value="33400000">
            <text:p>33400000</text:p>
          </table:table-cell>
          <table:table-cell table:style-name="ce2" office:value-type="float" office:value="35160571.0710346">
            <text:p>35160571,07</text:p>
          </table:table-cell>
          <table:table-cell office:value-type="float" office:value="28733718.9697122">
            <text:p>28733718,97</text:p>
          </table:table-cell>
          <table:table-cell table:style-name="ce2" office:value-type="float" office:value="27282230962.72">
            <text:p>27282230962,72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680000">
            <text:p>1680000</text:p>
          </table:table-cell>
          <table:table-cell office:value-type="float" office:value="1810000">
            <text:p>1810000</text:p>
          </table:table-cell>
          <table:table-cell office:value-type="float" office:value="11800000">
            <text:p>11800000</text:p>
          </table:table-cell>
          <table:table-cell office:value-type="float" office:value="149000">
            <text:p>149000</text:p>
          </table:table-cell>
          <table:table-cell office:value-type="float" office:value="3090000">
            <text:p>3090000</text:p>
          </table:table-cell>
          <table:table-cell office:value-type="float" office:value="17500000">
            <text:p>17500000</text:p>
          </table:table-cell>
          <table:table-cell office:value-type="float" office:value="13800000">
            <text:p>13800000</text:p>
          </table:table-cell>
          <table:table-cell table:style-name="ce1" office:value-type="string">
            <text:p>11,30</text:p>
          </table:table-cell>
          <table:table-cell table:style-name="ce1" office:value-type="string">
            <text:p>58,50</text:p>
          </table:table-cell>
          <table:table-cell office:value-type="float" office:value="37400000">
            <text:p>37400000</text:p>
          </table:table-cell>
          <table:table-cell table:style-name="ce2" office:value-type="float" office:value="36813251.9292929">
            <text:p>36813251,93</text:p>
          </table:table-cell>
          <table:table-cell office:value-type="float" office:value="30581955.278032">
            <text:p>30581955,28</text:p>
          </table:table-cell>
          <table:table-cell table:style-name="ce2" office:value-type="float" office:value="27245417710.79">
            <text:p>27245417710,79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820000">
            <text:p>1820000</text:p>
          </table:table-cell>
          <table:table-cell office:value-type="float" office:value="1750000">
            <text:p>1750000</text:p>
          </table:table-cell>
          <table:table-cell office:value-type="float" office:value="12100000">
            <text:p>12100000</text:p>
          </table:table-cell>
          <table:table-cell office:value-type="float" office:value="63000">
            <text:p>63000</text:p>
          </table:table-cell>
          <table:table-cell office:value-type="float" office:value="3780000">
            <text:p>3780000</text:p>
          </table:table-cell>
          <table:table-cell office:value-type="float" office:value="17400000">
            <text:p>17400000</text:p>
          </table:table-cell>
          <table:table-cell office:value-type="float" office:value="14300000">
            <text:p>14300000</text:p>
          </table:table-cell>
          <table:table-cell table:style-name="ce1" office:value-type="string">
            <text:p>11,40</text:p>
          </table:table-cell>
          <table:table-cell table:style-name="ce1" office:value-type="string">
            <text:p>57,20</text:p>
          </table:table-cell>
          <table:table-cell office:value-type="float" office:value="40700000">
            <text:p>40700000</text:p>
          </table:table-cell>
          <table:table-cell table:style-name="ce2" office:value-type="float" office:value="38535501.7960144">
            <text:p>38535501,80</text:p>
          </table:table-cell>
          <table:table-cell office:value-type="float" office:value="32520429.3951173">
            <text:p>32520429,40</text:p>
          </table:table-cell>
          <table:table-cell table:style-name="ce2" office:value-type="float" office:value="27206882209">
            <text:p>27206882209,0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680000">
            <text:p>1680000</text:p>
          </table:table-cell>
          <table:table-cell office:value-type="float" office:value="1860000">
            <text:p>1860000</text:p>
          </table:table-cell>
          <table:table-cell office:value-type="float" office:value="12500000">
            <text:p>12500000</text:p>
          </table:table-cell>
          <table:table-cell office:value-type="float" office:value="2200">
            <text:p>2200</text:p>
          </table:table-cell>
          <table:table-cell office:value-type="float" office:value="3640000">
            <text:p>3640000</text:p>
          </table:table-cell>
          <table:table-cell office:value-type="float" office:value="17400000">
            <text:p>17400000</text:p>
          </table:table-cell>
          <table:table-cell office:value-type="float" office:value="14700000">
            <text:p>14700000</text:p>
          </table:table-cell>
          <table:table-cell table:style-name="ce1" office:value-type="string">
            <text:p>12,90</text:p>
          </table:table-cell>
          <table:table-cell table:style-name="ce1" office:value-type="string">
            <text:p>62,70</text:p>
          </table:table-cell>
          <table:table-cell office:value-type="float" office:value="44600000">
            <text:p>44600000</text:p>
          </table:table-cell>
          <table:table-cell table:style-name="ce2" office:value-type="float" office:value="40329477.8444058">
            <text:p>40329477,84</text:p>
          </table:table-cell>
          <table:table-cell office:value-type="float" office:value="34551504.6544876">
            <text:p>34551504,65</text:p>
          </table:table-cell>
          <table:table-cell table:style-name="ce2" office:value-type="float" office:value="27166552731.15">
            <text:p>27166552731,15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690000">
            <text:p>1690000</text:p>
          </table:table-cell>
          <table:table-cell office:value-type="float" office:value="1780000">
            <text:p>1780000</text:p>
          </table:table-cell>
          <table:table-cell office:value-type="float" office:value="12200000">
            <text:p>12200000</text:p>
          </table:table-cell>
          <table:table-cell office:value-type="float" office:value="7440">
            <text:p>7440</text:p>
          </table:table-cell>
          <table:table-cell office:value-type="float" office:value="3640000">
            <text:p>3640000</text:p>
          </table:table-cell>
          <table:table-cell office:value-type="float" office:value="17300000">
            <text:p>17300000</text:p>
          </table:table-cell>
          <table:table-cell office:value-type="float" office:value="14300000">
            <text:p>14300000</text:p>
          </table:table-cell>
          <table:table-cell table:style-name="ce1" office:value-type="string">
            <text:p>12,60</text:p>
          </table:table-cell>
          <table:table-cell table:style-name="ce1" office:value-type="string">
            <text:p>58,90</text:p>
          </table:table-cell>
          <table:table-cell office:value-type="float" office:value="46000000">
            <text:p>46000000</text:p>
          </table:table-cell>
          <table:table-cell table:style-name="ce2" office:value-type="float" office:value="42197330.7222694">
            <text:p>42197330,72</text:p>
          </table:table-cell>
          <table:table-cell office:value-type="float" office:value="36677480.9936529">
            <text:p>36677480,99</text:p>
          </table:table-cell>
          <table:table-cell table:style-name="ce2" office:value-type="float" office:value="27124355400.43">
            <text:p>27124355400,43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table:number-columns-repeated="2" office:value-type="float" office:value="1870000">
            <text:p>1870000</text:p>
          </table:table-cell>
          <table:table-cell office:value-type="float" office:value="13300000">
            <text:p>13300000</text:p>
          </table:table-cell>
          <table:table-cell office:value-type="float" office:value="5360">
            <text:p>5360</text:p>
          </table:table-cell>
          <table:table-cell office:value-type="float" office:value="3000000">
            <text:p>3000000</text:p>
          </table:table-cell>
          <table:table-cell office:value-type="float" office:value="17300000">
            <text:p>17300000</text:p>
          </table:table-cell>
          <table:table-cell office:value-type="float" office:value="15800000">
            <text:p>15800000</text:p>
          </table:table-cell>
          <table:table-cell table:style-name="ce1" office:value-type="string">
            <text:p>13,04</text:p>
          </table:table-cell>
          <table:table-cell table:style-name="ce1" office:value-type="string">
            <text:p>57,90</text:p>
          </table:table-cell>
          <table:table-cell office:value-type="float" office:value="51800000">
            <text:p>51800000</text:p>
          </table:table-cell>
          <table:table-cell table:style-name="ce2" office:value-type="float" office:value="44141196.3044146">
            <text:p>44141196,30</text:p>
          </table:table-cell>
          <table:table-cell office:value-type="float" office:value="38900587.3801903">
            <text:p>38900587,38</text:p>
          </table:table-cell>
          <table:table-cell table:style-name="ce2" office:value-type="float" office:value="27080214204.13">
            <text:p>27080214204,13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2120000">
            <text:p>2120000</text:p>
          </table:table-cell>
          <table:table-cell office:value-type="float" office:value="2110000">
            <text:p>2110000</text:p>
          </table:table-cell>
          <table:table-cell office:value-type="float" office:value="14100000">
            <text:p>14100000</text:p>
          </table:table-cell>
          <table:table-cell office:value-type="float" office:value="3330">
            <text:p>3330</text:p>
          </table:table-cell>
          <table:table-cell office:value-type="float" office:value="3280000">
            <text:p>3280000</text:p>
          </table:table-cell>
          <table:table-cell office:value-type="float" office:value="18300000">
            <text:p>18300000</text:p>
          </table:table-cell>
          <table:table-cell office:value-type="float" office:value="15900000">
            <text:p>15900000</text:p>
          </table:table-cell>
          <table:table-cell table:style-name="ce1" office:value-type="string">
            <text:p>12,19</text:p>
          </table:table-cell>
          <table:table-cell table:style-name="ce1" office:value-type="string">
            <text:p>51,20</text:p>
          </table:table-cell>
          <table:table-cell office:value-type="float" office:value="57800000">
            <text:p>57800000</text:p>
          </table:table-cell>
          <table:table-cell table:style-name="ce2" office:value-type="float" office:value="46163186.7374011">
            <text:p>46163186,74</text:p>
          </table:table-cell>
          <table:table-cell office:value-type="float" office:value="41222974.3377388">
            <text:p>41222974,34</text:p>
          </table:table-cell>
          <table:table-cell table:style-name="ce2" office:value-type="float" office:value="27034051017.39">
            <text:p>27034051017,39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2020000">
            <text:p>2020000</text:p>
          </table:table-cell>
          <table:table-cell office:value-type="float" office:value="1990000">
            <text:p>1990000</text:p>
          </table:table-cell>
          <table:table-cell office:value-type="float" office:value="14200000">
            <text:p>14200000</text:p>
          </table:table-cell>
          <table:table-cell office:value-type="float" office:value="34500">
            <text:p>34500</text:p>
          </table:table-cell>
          <table:table-cell office:value-type="float" office:value="3720000">
            <text:p>3720000</text:p>
          </table:table-cell>
          <table:table-cell office:value-type="float" office:value="17400000">
            <text:p>17400000</text:p>
          </table:table-cell>
          <table:table-cell office:value-type="float" office:value="15900000">
            <text:p>15900000</text:p>
          </table:table-cell>
          <table:table-cell table:style-name="ce1" office:value-type="string">
            <text:p>12,26</text:p>
          </table:table-cell>
          <table:table-cell table:style-name="ce1" office:value-type="string">
            <text:p>49,30</text:p>
          </table:table-cell>
          <table:table-cell office:value-type="float" office:value="62100000">
            <text:p>62100000</text:p>
          </table:table-cell>
          <table:table-cell table:style-name="ce2" office:value-type="float" office:value="48265380.7671885">
            <text:p>48265380,77</text:p>
          </table:table-cell>
          <table:table-cell office:value-type="float" office:value="43646706.6090633">
            <text:p>43646706,61</text:p>
          </table:table-cell>
          <table:table-cell table:style-name="ce2" office:value-type="float" office:value="26985785636.62">
            <text:p>26985785636,62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840000">
            <text:p>1840000</text:p>
          </table:table-cell>
          <table:table-cell office:value-type="float" office:value="2050000">
            <text:p>2050000</text:p>
          </table:table-cell>
          <table:table-cell office:value-type="float" office:value="13100000">
            <text:p>13100000</text:p>
          </table:table-cell>
          <table:table-cell office:value-type="float" office:value="29500">
            <text:p>29500</text:p>
          </table:table-cell>
          <table:table-cell office:value-type="float" office:value="3650000">
            <text:p>3650000</text:p>
          </table:table-cell>
          <table:table-cell office:value-type="float" office:value="16700000">
            <text:p>16700000</text:p>
          </table:table-cell>
          <table:table-cell office:value-type="float" office:value="15600000">
            <text:p>15600000</text:p>
          </table:table-cell>
          <table:table-cell table:style-name="ce1" office:value-type="string">
            <text:p>13,00</text:p>
          </table:table-cell>
          <table:table-cell table:style-name="ce1" office:value-type="string">
            <text:p>50,70</text:p>
          </table:table-cell>
          <table:table-cell office:value-type="float" office:value="64900000">
            <text:p>64900000</text:p>
          </table:table-cell>
          <table:table-cell table:style-name="ce2" office:value-type="float" office:value="50449813.3465521">
            <text:p>50449813,35</text:p>
          </table:table-cell>
          <table:table-cell office:value-type="float" office:value="46173755.9927468">
            <text:p>46173755,99</text:p>
          </table:table-cell>
          <table:table-cell table:style-name="ce2" office:value-type="float" office:value="26935335823.27">
            <text:p>26935335823,27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910000">
            <text:p>1910000</text:p>
          </table:table-cell>
          <table:table-cell office:value-type="float" office:value="2040000">
            <text:p>2040000</text:p>
          </table:table-cell>
          <table:table-cell office:value-type="float" office:value="13900000">
            <text:p>13900000</text:p>
          </table:table-cell>
          <table:table-cell office:value-type="float" office:value="12200">
            <text:p>12200</text:p>
          </table:table-cell>
          <table:table-cell office:value-type="float" office:value="3930000">
            <text:p>3930000</text:p>
          </table:table-cell>
          <table:table-cell office:value-type="float" office:value="15600000">
            <text:p>15600000</text:p>
          </table:table-cell>
          <table:table-cell office:value-type="float" office:value="16900000">
            <text:p>16900000</text:p>
          </table:table-cell>
          <table:table-cell table:style-name="ce1" office:value-type="string">
            <text:p>12,50</text:p>
          </table:table-cell>
          <table:table-cell table:style-name="ce1" office:value-type="string">
            <text:p>46,00</text:p>
          </table:table-cell>
          <table:table-cell office:value-type="float" office:value="70400000">
            <text:p>70400000</text:p>
          </table:table-cell>
          <table:table-cell table:style-name="ce2" office:value-type="float" office:value="52718464.5263573">
            <text:p>52718464,53</text:p>
          </table:table-cell>
          <table:table-cell office:value-type="float" office:value="48805994.3892219">
            <text:p>48805994,39</text:p>
          </table:table-cell>
          <table:table-cell table:style-name="ce2" office:value-type="float" office:value="26882617358.75">
            <text:p>26882617358,75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980000">
            <text:p>1980000</text:p>
          </table:table-cell>
          <table:table-cell office:value-type="float" office:value="2050000">
            <text:p>2050000</text:p>
          </table:table-cell>
          <table:table-cell office:value-type="float" office:value="15500000">
            <text:p>15500000</text:p>
          </table:table-cell>
          <table:table-cell office:value-type="float" office:value="16000">
            <text:p>16000</text:p>
          </table:table-cell>
          <table:table-cell office:value-type="float" office:value="4590000">
            <text:p>4590000</text:p>
          </table:table-cell>
          <table:table-cell office:value-type="float" office:value="15400000">
            <text:p>15400000</text:p>
          </table:table-cell>
          <table:table-cell office:value-type="float" office:value="17200000">
            <text:p>17200000</text:p>
          </table:table-cell>
          <table:table-cell table:style-name="ce1" office:value-type="string">
            <text:p>25,10</text:p>
          </table:table-cell>
          <table:table-cell table:style-name="ce1" office:value-type="string">
            <text:p>83,10</text:p>
          </table:table-cell>
          <table:table-cell office:value-type="float" office:value="79600000">
            <text:p>79600000</text:p>
          </table:table-cell>
          <table:table-cell table:style-name="ce2" office:value-type="float" office:value="55073247.6429789">
            <text:p>55073247,64</text:p>
          </table:table-cell>
          <table:table-cell office:value-type="float" office:value="51545187.0907252">
            <text:p>51545187,09</text:p>
          </table:table-cell>
          <table:table-cell table:style-name="ce2" office:value-type="float" office:value="26827544111.11">
            <text:p>26827544111,11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800000">
            <text:p>1800000</text:p>
          </table:table-cell>
          <table:table-cell office:value-type="float" office:value="1870000">
            <text:p>1870000</text:p>
          </table:table-cell>
          <table:table-cell office:value-type="float" office:value="12100000">
            <text:p>12100000</text:p>
          </table:table-cell>
          <table:table-cell office:value-type="float" office:value="20000">
            <text:p>20000</text:p>
          </table:table-cell>
          <table:table-cell office:value-type="float" office:value="5790000">
            <text:p>5790000</text:p>
          </table:table-cell>
          <table:table-cell office:value-type="float" office:value="15300000">
            <text:p>15300000</text:p>
          </table:table-cell>
          <table:table-cell office:value-type="float" office:value="12600000">
            <text:p>12600000</text:p>
          </table:table-cell>
          <table:table-cell table:style-name="ce1" office:value-type="string">
            <text:p>20,30</text:p>
          </table:table-cell>
          <table:table-cell table:style-name="ce1" office:value-type="string">
            <text:p>61,60</text:p>
          </table:table-cell>
          <table:table-cell office:value-type="float" office:value="74800000">
            <text:p>74800000</text:p>
          </table:table-cell>
          <table:table-cell table:style-name="ce2" office:value-type="float" office:value="57515996.8233318">
            <text:p>57515996,82</text:p>
          </table:table-cell>
          <table:table-cell office:value-type="float" office:value="54392986.3483925">
            <text:p>54392986,35</text:p>
          </table:table-cell>
          <table:table-cell table:style-name="ce2" office:value-type="float" office:value="26770028114.28">
            <text:p>26770028114,28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990000">
            <text:p>1990000</text:p>
          </table:table-cell>
          <table:table-cell office:value-type="float" office:value="1970000">
            <text:p>1970000</text:p>
          </table:table-cell>
          <table:table-cell office:value-type="float" office:value="13100000">
            <text:p>13100000</text:p>
          </table:table-cell>
          <table:table-cell office:value-type="float" office:value="15000">
            <text:p>15000</text:p>
          </table:table-cell>
          <table:table-cell office:value-type="float" office:value="5450000">
            <text:p>5450000</text:p>
          </table:table-cell>
          <table:table-cell office:value-type="float" office:value="15300000">
            <text:p>15300000</text:p>
          </table:table-cell>
          <table:table-cell office:value-type="float" office:value="14000000">
            <text:p>14000000</text:p>
          </table:table-cell>
          <table:table-cell table:style-name="ce1" office:value-type="string">
            <text:p>23,80</text:p>
          </table:table-cell>
          <table:table-cell table:style-name="ce1" office:value-type="string">
            <text:p>68,10</text:p>
          </table:table-cell>
          <table:table-cell office:value-type="float" office:value="77400000">
            <text:p>77400000</text:p>
          </table:table-cell>
          <table:table-cell table:style-name="ce2" office:value-type="float" office:value="60048453.8391186">
            <text:p>60048453,84</text:p>
          </table:table-cell>
          <table:table-cell office:value-type="float" office:value="57350925.2481044">
            <text:p>57350925,25</text:p>
          </table:table-cell>
          <table:table-cell table:style-name="ce2" office:value-type="float" office:value="26709979660.44">
            <text:p>26709979660,44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2010000">
            <text:p>2010000</text:p>
          </table:table-cell>
          <table:table-cell office:value-type="float" office:value="1870000">
            <text:p>1870000</text:p>
          </table:table-cell>
          <table:table-cell office:value-type="float" office:value="13200000">
            <text:p>13200000</text:p>
          </table:table-cell>
          <table:table-cell office:value-type="float" office:value="26000">
            <text:p>26000</text:p>
          </table:table-cell>
          <table:table-cell office:value-type="float" office:value="7950000">
            <text:p>7950000</text:p>
          </table:table-cell>
          <table:table-cell office:value-type="float" office:value="15100000">
            <text:p>15100000</text:p>
          </table:table-cell>
          <table:table-cell office:value-type="float" office:value="14500000">
            <text:p>14500000</text:p>
          </table:table-cell>
          <table:table-cell table:style-name="ce1" office:value-type="string">
            <text:p>25,30</text:p>
          </table:table-cell>
          <table:table-cell table:style-name="ce1" office:value-type="string">
            <text:p>68,10</text:p>
          </table:table-cell>
          <table:table-cell office:value-type="float" office:value="81900000">
            <text:p>81900000</text:p>
          </table:table-cell>
          <table:table-cell table:style-name="ce2" office:value-type="float" office:value="62672254.352982">
            <text:p>62672254,35</text:p>
          </table:table-cell>
          <table:table-cell office:value-type="float" office:value="60420411.9248613">
            <text:p>60420411,92</text:p>
          </table:table-cell>
          <table:table-cell table:style-name="ce2" office:value-type="float" office:value="26647307406.09">
            <text:p>26647307406,09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670000">
            <text:p>1670000</text:p>
          </table:table-cell>
          <table:table-cell office:value-type="float" office:value="1660000">
            <text:p>1660000</text:p>
          </table:table-cell>
          <table:table-cell office:value-type="float" office:value="14100000">
            <text:p>14100000</text:p>
          </table:table-cell>
          <table:table-cell office:value-type="float" office:value="13000">
            <text:p>13000</text:p>
          </table:table-cell>
          <table:table-cell office:value-type="float" office:value="8360000">
            <text:p>8360000</text:p>
          </table:table-cell>
          <table:table-cell table:number-columns-repeated="2" office:value-type="float" office:value="14700000">
            <text:p>14700000</text:p>
          </table:table-cell>
          <table:table-cell table:style-name="ce1" office:value-type="string">
            <text:p>26,30</text:p>
          </table:table-cell>
          <table:table-cell table:style-name="ce1" office:value-type="string">
            <text:p>65,90</text:p>
          </table:table-cell>
          <table:table-cell office:value-type="float" office:value="81000000">
            <text:p>81000000</text:p>
          </table:table-cell>
          <table:table-cell table:style-name="ce2" office:value-type="float" office:value="65388913.6112025">
            <text:p>65388913,61</text:p>
          </table:table-cell>
          <table:table-cell office:value-type="float" office:value="63602724.1434509">
            <text:p>63602724,14</text:p>
          </table:table-cell>
          <table:table-cell table:style-name="ce2" office:value-type="float" office:value="26581918492.48">
            <text:p>26581918492,48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820000">
            <text:p>1820000</text:p>
          </table:table-cell>
          <table:table-cell office:value-type="float" office:value="2130000">
            <text:p>2130000</text:p>
          </table:table-cell>
          <table:table-cell office:value-type="float" office:value="14000000">
            <text:p>14000000</text:p>
          </table:table-cell>
          <table:table-cell office:value-type="float" office:value="15000">
            <text:p>15000</text:p>
          </table:table-cell>
          <table:table-cell office:value-type="float" office:value="8580000">
            <text:p>8580000</text:p>
          </table:table-cell>
          <table:table-cell office:value-type="float" office:value="14700000">
            <text:p>14700000</text:p>
          </table:table-cell>
          <table:table-cell office:value-type="float" office:value="15700000">
            <text:p>15700000</text:p>
          </table:table-cell>
          <table:table-cell table:style-name="ce1" office:value-type="string">
            <text:p>25,50</text:p>
          </table:table-cell>
          <table:table-cell table:style-name="ce1" office:value-type="string">
            <text:p>57,20</text:p>
          </table:table-cell>
          <table:table-cell office:value-type="float" office:value="85500000">
            <text:p>85500000</text:p>
          </table:table-cell>
          <table:table-cell table:style-name="ce2" office:value-type="float" office:value="68199811.6503195">
            <text:p>68199811,65</text:p>
          </table:table-cell>
          <table:table-cell office:value-type="float" office:value="66899004.2709539">
            <text:p>66899004,27</text:p>
          </table:table-cell>
          <table:table-cell table:style-name="ce2" office:value-type="float" office:value="26513718680.83">
            <text:p>26513718680,83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560000">
            <text:p>1560000</text:p>
          </table:table-cell>
          <table:table-cell office:value-type="float" office:value="1840000">
            <text:p>1840000</text:p>
          </table:table-cell>
          <table:table-cell office:value-type="float" office:value="14500000">
            <text:p>14500000</text:p>
          </table:table-cell>
          <table:table-cell office:value-type="float" office:value="21000">
            <text:p>21000</text:p>
          </table:table-cell>
          <table:table-cell office:value-type="float" office:value="8340000">
            <text:p>8340000</text:p>
          </table:table-cell>
          <table:table-cell office:value-type="float" office:value="14700000">
            <text:p>14700000</text:p>
          </table:table-cell>
          <table:table-cell office:value-type="float" office:value="16000000">
            <text:p>16000000</text:p>
          </table:table-cell>
          <table:table-cell table:style-name="ce1" office:value-type="string">
            <text:p>25,30</text:p>
          </table:table-cell>
          <table:table-cell table:style-name="ce1" office:value-type="string">
            <text:p>51,90</text:p>
          </table:table-cell>
          <table:table-cell office:value-type="float" office:value="89200000">
            <text:p>89200000</text:p>
          </table:table-cell>
          <table:table-cell table:style-name="ce2" office:value-type="float" office:value="71106178.0984655">
            <text:p>71106178,10</text:p>
          </table:table-cell>
          <table:table-cell office:value-type="float" office:value="70310254.6642752">
            <text:p>70310254,66</text:p>
          </table:table-cell>
          <table:table-cell table:style-name="ce2" office:value-type="float" office:value="26442612502.73">
            <text:p>26442612502,73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510000">
            <text:p>1510000</text:p>
          </table:table-cell>
          <table:table-cell office:value-type="float" office:value="1660000">
            <text:p>1660000</text:p>
          </table:table-cell>
          <table:table-cell office:value-type="float" office:value="13100000">
            <text:p>13100000</text:p>
          </table:table-cell>
          <table:table-cell office:value-type="float" office:value="20000">
            <text:p>20000</text:p>
          </table:table-cell>
          <table:table-cell office:value-type="float" office:value="8290000">
            <text:p>8290000</text:p>
          </table:table-cell>
          <table:table-cell office:value-type="float" office:value="14700000">
            <text:p>14700000</text:p>
          </table:table-cell>
          <table:table-cell office:value-type="float" office:value="13500000">
            <text:p>13500000</text:p>
          </table:table-cell>
          <table:table-cell table:style-name="ce1" office:value-type="string">
            <text:p>28,30</text:p>
          </table:table-cell>
          <table:table-cell table:style-name="ce1" office:value-type="string">
            <text:p>50,70</text:p>
          </table:table-cell>
          <table:table-cell office:value-type="float" office:value="85300000">
            <text:p>85300000</text:p>
          </table:table-cell>
          <table:table-cell table:style-name="ce2" office:value-type="float" office:value="74109076.6661089">
            <text:p>74109076,67</text:p>
          </table:table-cell>
          <table:table-cell office:value-type="float" office:value="73837333.4933867">
            <text:p>73837333,49</text:p>
          </table:table-cell>
          <table:table-cell table:style-name="ce2" office:value-type="float" office:value="26368503426.06">
            <text:p>26368503426,06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732000">
            <text:p>732000</text:p>
          </table:table-cell>
          <table:table-cell office:value-type="float" office:value="1250000">
            <text:p>1250000</text:p>
          </table:table-cell>
          <table:table-cell office:value-type="float" office:value="10300000">
            <text:p>10300000</text:p>
          </table:table-cell>
          <table:table-cell office:value-type="float" office:value="49000">
            <text:p>49000</text:p>
          </table:table-cell>
          <table:table-cell office:value-type="float" office:value="7160000">
            <text:p>7160000</text:p>
          </table:table-cell>
          <table:table-cell office:value-type="float" office:value="16300000">
            <text:p>16300000</text:p>
          </table:table-cell>
          <table:table-cell office:value-type="float" office:value="9200000">
            <text:p>9200000</text:p>
          </table:table-cell>
          <table:table-cell table:style-name="ce1" office:value-type="string">
            <text:p>32,60</text:p>
          </table:table-cell>
          <table:table-cell table:style-name="ce1" office:value-type="string">
            <text:p>55,10</text:p>
          </table:table-cell>
          <table:table-cell office:value-type="float" office:value="79300000">
            <text:p>79300000</text:p>
          </table:table-cell>
          <table:table-cell table:style-name="ce2" office:value-type="float" office:value="77209389.4351326">
            <text:p>77209389,44</text:p>
          </table:table-cell>
          <table:table-cell office:value-type="float" office:value="77480951.0183537">
            <text:p>77480951,02</text:p>
          </table:table-cell>
          <table:table-cell table:style-name="ce2" office:value-type="float" office:value="26291294036.63">
            <text:p>26291294036,63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679000">
            <text:p>679000</text:p>
          </table:table-cell>
          <table:table-cell office:value-type="float" office:value="913000">
            <text:p>913000</text:p>
          </table:table-cell>
          <table:table-cell office:value-type="float" office:value="7800000">
            <text:p>7800000</text:p>
          </table:table-cell>
          <table:table-cell office:value-type="float" office:value="74000">
            <text:p>74000</text:p>
          </table:table-cell>
          <table:table-cell office:value-type="float" office:value="5610000">
            <text:p>5610000</text:p>
          </table:table-cell>
          <table:table-cell office:value-type="float" office:value="16300000">
            <text:p>16300000</text:p>
          </table:table-cell>
          <table:table-cell office:value-type="float" office:value="9100000">
            <text:p>9100000</text:p>
          </table:table-cell>
          <table:table-cell table:style-name="ce1" office:value-type="string">
            <text:p>28,70</text:p>
          </table:table-cell>
          <table:table-cell table:style-name="ce1" office:value-type="string">
            <text:p>47,00</text:p>
          </table:table-cell>
          <table:table-cell office:value-type="float" office:value="78700000">
            <text:p>78700000</text:p>
          </table:table-cell>
          <table:table-cell table:style-name="ce2" office:value-type="float" office:value="80407801.0694851">
            <text:p>80407801,07</text:p>
          </table:table-cell>
          <table:table-cell office:value-type="float" office:value="81241666.3355229">
            <text:p>81241666,34</text:p>
          </table:table-cell>
          <table:table-cell table:style-name="ce2" office:value-type="float" office:value="26210886235.56">
            <text:p>26210886235,56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856000">
            <text:p>856000</text:p>
          </table:table-cell>
          <table:table-cell office:value-type="float" office:value="1230000">
            <text:p>1230000</text:p>
          </table:table-cell>
          <table:table-cell office:value-type="float" office:value="9700000">
            <text:p>9700000</text:p>
          </table:table-cell>
          <table:table-cell office:value-type="float" office:value="82000">
            <text:p>82000</text:p>
          </table:table-cell>
          <table:table-cell office:value-type="float" office:value="4880000">
            <text:p>4880000</text:p>
          </table:table-cell>
          <table:table-cell office:value-type="float" office:value="17300000">
            <text:p>17300000</text:p>
          </table:table-cell>
          <table:table-cell office:value-type="float" office:value="10500000">
            <text:p>10500000</text:p>
          </table:table-cell>
          <table:table-cell table:style-name="ce1" office:value-type="string">
            <text:p>29,80</text:p>
          </table:table-cell>
          <table:table-cell table:style-name="ce1" office:value-type="string">
            <text:p>46,70</text:p>
          </table:table-cell>
          <table:table-cell office:value-type="float" office:value="87200000">
            <text:p>87200000</text:p>
          </table:table-cell>
          <table:table-cell table:style-name="ce2" office:value-type="float" office:value="83704783.0847619">
            <text:p>83704783,08</text:p>
          </table:table-cell>
          <table:table-cell office:value-type="float" office:value="85119884.6054817">
            <text:p>85119884,61</text:p>
          </table:table-cell>
          <table:table-cell table:style-name="ce2" office:value-type="float" office:value="26127181452.47">
            <text:p>26127181452,47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674000">
            <text:p>674000</text:p>
          </table:table-cell>
          <table:table-cell office:value-type="float" office:value="989000">
            <text:p>989000</text:p>
          </table:table-cell>
          <table:table-cell office:value-type="float" office:value="7500000">
            <text:p>7500000</text:p>
          </table:table-cell>
          <table:table-cell office:value-type="float" office:value="56000">
            <text:p>56000</text:p>
          </table:table-cell>
          <table:table-cell office:value-type="float" office:value="3640000">
            <text:p>3640000</text:p>
          </table:table-cell>
          <table:table-cell office:value-type="float" office:value="18500000">
            <text:p>18500000</text:p>
          </table:table-cell>
          <table:table-cell office:value-type="float" office:value="8200000">
            <text:p>8200000</text:p>
          </table:table-cell>
          <table:table-cell table:style-name="ce1" office:value-type="string">
            <text:p>29,00</text:p>
          </table:table-cell>
          <table:table-cell table:style-name="ce1" office:value-type="string">
            <text:p>43,90</text:p>
          </table:table-cell>
          <table:table-cell office:value-type="float" office:value="84200000">
            <text:p>84200000</text:p>
          </table:table-cell>
          <table:table-cell table:style-name="ce2" office:value-type="float" office:value="87100578.3277086">
            <text:p>87100578,33</text:p>
          </table:table-cell>
          <table:table-cell office:value-type="float" office:value="89115854.7726018">
            <text:p>89115854,77</text:p>
          </table:table-cell>
          <table:table-cell table:style-name="ce2" office:value-type="float" office:value="26040080874.15">
            <text:p>26040080874,15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510000">
            <text:p>510000</text:p>
          </table:table-cell>
          <table:table-cell office:value-type="float" office:value="740000">
            <text:p>740000</text:p>
          </table:table-cell>
          <table:table-cell office:value-type="float" office:value="6800000">
            <text:p>6800000</text:p>
          </table:table-cell>
          <table:table-cell office:value-type="float" office:value="69000">
            <text:p>69000</text:p>
          </table:table-cell>
          <table:table-cell office:value-type="float" office:value="3320000">
            <text:p>3320000</text:p>
          </table:table-cell>
          <table:table-cell office:value-type="float" office:value="18500000">
            <text:p>18500000</text:p>
          </table:table-cell>
          <table:table-cell office:value-type="float" office:value="6900000">
            <text:p>6900000</text:p>
          </table:table-cell>
          <table:table-cell table:style-name="ce1" office:value-type="string">
            <text:p>27,50</text:p>
          </table:table-cell>
          <table:table-cell table:style-name="ce1" office:value-type="string">
            <text:p>41,00</text:p>
          </table:table-cell>
          <table:table-cell office:value-type="float" office:value="88200000">
            <text:p>88200000</text:p>
          </table:table-cell>
          <table:table-cell table:style-name="ce2" office:value-type="float" office:value="90595185.8294385">
            <text:p>90595185,83</text:p>
          </table:table-cell>
          <table:table-cell office:value-type="float" office:value="93229667.7831618">
            <text:p>93229667,78</text:p>
          </table:table-cell>
          <table:table-cell table:style-name="ce2" office:value-type="float" office:value="25949485688.32">
            <text:p>25949485688,32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576000">
            <text:p>576000</text:p>
          </table:table-cell>
          <table:table-cell office:value-type="float" office:value="680000">
            <text:p>680000</text:p>
          </table:table-cell>
          <table:table-cell office:value-type="float" office:value="9500000">
            <text:p>9500000</text:p>
          </table:table-cell>
          <table:table-cell office:value-type="float" office:value="201000">
            <text:p>201000</text:p>
          </table:table-cell>
          <table:table-cell office:value-type="float" office:value="3020000">
            <text:p>3020000</text:p>
          </table:table-cell>
          <table:table-cell office:value-type="float" office:value="18500000">
            <text:p>18500000</text:p>
          </table:table-cell>
          <table:table-cell office:value-type="float" office:value="9500000">
            <text:p>9500000</text:p>
          </table:table-cell>
          <table:table-cell table:style-name="ce1" office:value-type="string">
            <text:p>23,30</text:p>
          </table:table-cell>
          <table:table-cell table:style-name="ce1" office:value-type="string">
            <text:p>33,50</text:p>
          </table:table-cell>
          <table:table-cell office:value-type="float" office:value="91600000">
            <text:p>91600000</text:p>
          </table:table-cell>
          <table:table-cell table:style-name="ce2" office:value-type="float" office:value="94188346.2077598">
            <text:p>94188346,21</text:p>
          </table:table-cell>
          <table:table-cell office:value-type="float" office:value="97461255.3062381">
            <text:p>97461255,31</text:p>
          </table:table-cell>
          <table:table-cell table:style-name="ce2" office:value-type="float" office:value="25855297342.11">
            <text:p>25855297342,11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588000">
            <text:p>588000</text:p>
          </table:table-cell>
          <table:table-cell office:value-type="float" office:value="688000">
            <text:p>688000</text:p>
          </table:table-cell>
          <table:table-cell office:value-type="float" office:value="10300000">
            <text:p>10300000</text:p>
          </table:table-cell>
          <table:table-cell office:value-type="float" office:value="63000">
            <text:p>63000</text:p>
          </table:table-cell>
          <table:table-cell office:value-type="float" office:value="3020000">
            <text:p>3020000</text:p>
          </table:table-cell>
          <table:table-cell office:value-type="float" office:value="18500000">
            <text:p>18500000</text:p>
          </table:table-cell>
          <table:table-cell office:value-type="float" office:value="10100000">
            <text:p>10100000</text:p>
          </table:table-cell>
          <table:table-cell table:style-name="ce1" office:value-type="string">
            <text:p>23,90</text:p>
          </table:table-cell>
          <table:table-cell table:style-name="ce1" office:value-type="string">
            <text:p>32,90</text:p>
          </table:table-cell>
          <table:table-cell office:value-type="float" office:value="97400000">
            <text:p>97400000</text:p>
          </table:table-cell>
          <table:table-cell table:style-name="ce2" office:value-type="float" office:value="97879527.8040307">
            <text:p>97879527,80</text:p>
          </table:table-cell>
          <table:table-cell office:value-type="float" office:value="101810388.958772">
            <text:p>101810388,96</text:p>
          </table:table-cell>
          <table:table-cell table:style-name="ce2" office:value-type="float" office:value="25757417814.31">
            <text:p>25757417814,31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table:number-columns-repeated="2" office:value-type="string">
            <text:p>W</text:p>
          </table:table-cell>
          <table:table-cell office:value-type="float" office:value="11400000">
            <text:p>11400000</text:p>
          </table:table-cell>
          <table:table-cell office:value-type="float" office:value="44000">
            <text:p>44000</text:p>
          </table:table-cell>
          <table:table-cell office:value-type="float" office:value="2520000">
            <text:p>2520000</text:p>
          </table:table-cell>
          <table:table-cell office:value-type="float" office:value="18500000">
            <text:p>18500000</text:p>
          </table:table-cell>
          <table:table-cell office:value-type="float" office:value="11800000">
            <text:p>11800000</text:p>
          </table:table-cell>
          <table:table-cell table:style-name="ce1" office:value-type="string">
            <text:p>26,80</text:p>
          </table:table-cell>
          <table:table-cell table:style-name="ce1" office:value-type="string">
            <text:p>35,30</text:p>
          </table:table-cell>
          <table:table-cell office:value-type="float" office:value="103000000">
            <text:p>103000000</text:p>
          </table:table-cell>
          <table:table-cell table:style-name="ce2" office:value-type="float" office:value="101667913.747992">
            <text:p>101667913,75</text:p>
          </table:table-cell>
          <table:table-cell office:value-type="float" office:value="106276680.033503">
            <text:p>106276680,03</text:p>
          </table:table-cell>
          <table:table-cell table:style-name="ce2" office:value-type="float" office:value="25655749900.56">
            <text:p>25655749900,5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table:number-columns-repeated="2" office:value-type="string">
            <text:p>W</text:p>
          </table:table-cell>
          <table:table-cell office:value-type="float" office:value="12700000">
            <text:p>12700000</text:p>
          </table:table-cell>
          <table:table-cell office:value-type="float" office:value="53000">
            <text:p>53000</text:p>
          </table:table-cell>
          <table:table-cell office:value-type="float" office:value="2320000">
            <text:p>2320000</text:p>
          </table:table-cell>
          <table:table-cell office:value-type="float" office:value="18500000">
            <text:p>18500000</text:p>
          </table:table-cell>
          <table:table-cell office:value-type="float" office:value="12000000">
            <text:p>12000000</text:p>
          </table:table-cell>
          <table:table-cell table:style-name="ce1" office:value-type="string">
            <text:p>27,20</text:p>
          </table:table-cell>
          <table:table-cell table:style-name="ce1" office:value-type="string">
            <text:p>34,00</text:p>
          </table:table-cell>
          <table:table-cell office:value-type="float" office:value="113000000">
            <text:p>113000000</text:p>
          </table:table-cell>
          <table:table-cell table:style-name="ce2" office:value-type="float" office:value="105552390.149672">
            <text:p>105552390,15</text:p>
          </table:table-cell>
          <table:table-cell office:value-type="float" office:value="110859579.725793">
            <text:p>110859579,73</text:p>
          </table:table-cell>
          <table:table-cell table:style-name="ce2" office:value-type="float" office:value="25550197510.41">
            <text:p>25550197510,41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table:number-columns-repeated="2" office:value-type="string">
            <text:p>W</text:p>
          </table:table-cell>
          <table:table-cell office:value-type="float" office:value="12200000">
            <text:p>12200000</text:p>
          </table:table-cell>
          <table:table-cell office:value-type="float" office:value="66000">
            <text:p>66000</text:p>
          </table:table-cell>
          <table:table-cell office:value-type="float" office:value="2620000">
            <text:p>2620000</text:p>
          </table:table-cell>
          <table:table-cell office:value-type="float" office:value="18500000">
            <text:p>18500000</text:p>
          </table:table-cell>
          <table:table-cell office:value-type="float" office:value="12300000">
            <text:p>12300000</text:p>
          </table:table-cell>
          <table:table-cell table:style-name="ce1" office:value-type="string">
            <text:p>30,40</text:p>
          </table:table-cell>
          <table:table-cell table:style-name="ce1" office:value-type="string">
            <text:p>36,30</text:p>
          </table:table-cell>
          <table:table-cell office:value-type="float" office:value="111000000">
            <text:p>111000000</text:p>
          </table:table-cell>
          <table:table-cell table:style-name="ce2" office:value-type="float" office:value="109531535.620311">
            <text:p>109531535,62</text:p>
          </table:table-cell>
          <table:table-cell office:value-type="float" office:value="115558379.852831">
            <text:p>115558379,85</text:p>
          </table:table-cell>
          <table:table-cell table:style-name="ce2" office:value-type="float" office:value="25440665974.79">
            <text:p>25440665974,79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number-columns-repeated="2" office:value-type="string">
            <text:p>W</text:p>
          </table:table-cell>
          <table:table-cell office:value-type="float" office:value="11300000">
            <text:p>11300000</text:p>
          </table:table-cell>
          <table:table-cell office:value-type="float" office:value="63000">
            <text:p>63000</text:p>
          </table:table-cell>
          <table:table-cell office:value-type="float" office:value="2320000">
            <text:p>2320000</text:p>
          </table:table-cell>
          <table:table-cell office:value-type="float" office:value="17800000">
            <text:p>17800000</text:p>
          </table:table-cell>
          <table:table-cell office:value-type="float" office:value="11900000">
            <text:p>11900000</text:p>
          </table:table-cell>
          <table:table-cell table:style-name="ce1" office:value-type="string">
            <text:p>28,60</text:p>
          </table:table-cell>
          <table:table-cell table:style-name="ce1" office:value-type="string">
            <text:p>33,20</text:p>
          </table:table-cell>
          <table:table-cell office:value-type="float" office:value="105000000">
            <text:p>105000000</text:p>
          </table:table-cell>
          <table:table-cell table:style-name="ce2" office:value-type="float" office:value="113603612.323962">
            <text:p>113603612,32</text:p>
          </table:table-cell>
          <table:table-cell office:value-type="float" office:value="120372214.056205">
            <text:p>120372214,06</text:p>
          </table:table-cell>
          <table:table-cell table:style-name="ce2" office:value-type="float" office:value="25327062362.46">
            <text:p>25327062362,46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number-columns-repeated="2" office:value-type="string">
            <text:p>W</text:p>
          </table:table-cell>
          <table:table-cell office:value-type="float" office:value="11800000">
            <text:p>11800000</text:p>
          </table:table-cell>
          <table:table-cell office:value-type="float" office:value="90000">
            <text:p>90000</text:p>
          </table:table-cell>
          <table:table-cell office:value-type="float" office:value="1590000">
            <text:p>1590000</text:p>
          </table:table-cell>
          <table:table-cell office:value-type="float" office:value="16900000">
            <text:p>16900000</text:p>
          </table:table-cell>
          <table:table-cell office:value-type="float" office:value="12000000">
            <text:p>12000000</text:p>
          </table:table-cell>
          <table:table-cell table:style-name="ce1" office:value-type="string">
            <text:p>27,80</text:p>
          </table:table-cell>
          <table:table-cell table:style-name="ce1" office:value-type="string">
            <text:p>31,40</text:p>
          </table:table-cell>
          <table:table-cell office:value-type="float" office:value="110000000">
            <text:p>110000000</text:p>
          </table:table-cell>
          <table:table-cell table:style-name="ce2" office:value-type="float" office:value="117766558.75763">
            <text:p>117766558,76</text:p>
          </table:table-cell>
          <table:table-cell office:value-type="float" office:value="125300059.476571">
            <text:p>125300059,48</text:p>
          </table:table-cell>
          <table:table-cell table:style-name="ce2" office:value-type="float" office:value="25209295803.71">
            <text:p>25209295803,71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table:number-columns-repeated="2" office:value-type="string">
            <text:p>W</text:p>
          </table:table-cell>
          <table:table-cell office:value-type="float" office:value="11000000">
            <text:p>11000000</text:p>
          </table:table-cell>
          <table:table-cell office:value-type="float" office:value="129000">
            <text:p>129000</text:p>
          </table:table-cell>
          <table:table-cell office:value-type="float" office:value="1560000">
            <text:p>1560000</text:p>
          </table:table-cell>
          <table:table-cell office:value-type="float" office:value="17200000">
            <text:p>17200000</text:p>
          </table:table-cell>
          <table:table-cell office:value-type="float" office:value="11200000">
            <text:p>11200000</text:p>
          </table:table-cell>
          <table:table-cell table:style-name="ce1" office:value-type="string">
            <text:p>25,60</text:p>
          </table:table-cell>
          <table:table-cell table:style-name="ce1" office:value-type="string">
            <text:p>28,20</text:p>
          </table:table-cell>
          <table:table-cell office:value-type="float" office:value="106000000">
            <text:p>106000000</text:p>
          </table:table-cell>
          <table:table-cell table:style-name="ce2" office:value-type="float" office:value="122017984.450233">
            <text:p>122017984,45</text:p>
          </table:table-cell>
          <table:table-cell office:value-type="float" office:value="130340738.88687">
            <text:p>130340738,89</text:p>
          </table:table-cell>
          <table:table-cell table:style-name="ce2" office:value-type="float" office:value="25087277819.26">
            <text:p>25087277819,2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table:number-columns-repeated="2" office:value-type="string">
            <text:p>W</text:p>
          </table:table-cell>
          <table:table-cell office:value-type="float" office:value="10600000">
            <text:p>10600000</text:p>
          </table:table-cell>
          <table:table-cell office:value-type="float" office:value="108000">
            <text:p>108000</text:p>
          </table:table-cell>
          <table:table-cell office:value-type="float" office:value="1730000">
            <text:p>1730000</text:p>
          </table:table-cell>
          <table:table-cell office:value-type="float" office:value="16300000">
            <text:p>16300000</text:p>
          </table:table-cell>
          <table:table-cell office:value-type="float" office:value="10900000">
            <text:p>10900000</text:p>
          </table:table-cell>
          <table:table-cell table:style-name="ce1" office:value-type="string">
            <text:p>23,50</text:p>
          </table:table-cell>
          <table:table-cell table:style-name="ce1" office:value-type="string">
            <text:p>25,10</text:p>
          </table:table-cell>
          <table:table-cell office:value-type="float" office:value="112000000">
            <text:p>112000000</text:p>
          </table:table-cell>
          <table:table-cell table:style-name="ce2" office:value-type="float" office:value="126355166.759149">
            <text:p>126355166,76</text:p>
          </table:table-cell>
          <table:table-cell office:value-type="float" office:value="135492923.268573">
            <text:p>135492923,27</text:p>
          </table:table-cell>
          <table:table-cell table:style-name="ce2" office:value-type="float" office:value="24960922652.5">
            <text:p>24960922652,5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table:number-columns-repeated="2" office:value-type="string">
            <text:p>W</text:p>
          </table:table-cell>
          <table:table-cell office:value-type="float" office:value="10600000">
            <text:p>10600000</text:p>
          </table:table-cell>
          <table:table-cell office:value-type="float" office:value="132000">
            <text:p>132000</text:p>
          </table:table-cell>
          <table:table-cell office:value-type="float" office:value="1930000">
            <text:p>1930000</text:p>
          </table:table-cell>
          <table:table-cell office:value-type="float" office:value="15700000">
            <text:p>15700000</text:p>
          </table:table-cell>
          <table:table-cell office:value-type="float" office:value="11100000">
            <text:p>11100000</text:p>
          </table:table-cell>
          <table:table-cell table:style-name="ce1" office:value-type="string">
            <text:p>26,90</text:p>
          </table:table-cell>
          <table:table-cell table:style-name="ce1" office:value-type="string">
            <text:p>27,90</text:p>
          </table:table-cell>
          <table:table-cell office:value-type="float" office:value="117000000">
            <text:p>117000000</text:p>
          </table:table-cell>
          <table:table-cell table:style-name="ce2" office:value-type="float" office:value="130775049.927423">
            <text:p>130775049,93</text:p>
          </table:table-cell>
          <table:table-cell office:value-type="float" office:value="140755134.813514">
            <text:p>140755134,81</text:p>
          </table:table-cell>
          <table:table-cell table:style-name="ce2" office:value-type="float" office:value="24830147602.57">
            <text:p>24830147602,57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number-columns-repeated="2" office:value-type="string">
            <text:p>NA</text:p>
          </table:table-cell>
          <table:table-cell office:value-type="float" office:value="11100000">
            <text:p>11100000</text:p>
          </table:table-cell>
          <table:table-cell office:value-type="float" office:value="85000">
            <text:p>85000</text:p>
          </table:table-cell>
          <table:table-cell office:value-type="float" office:value="2260000">
            <text:p>2260000</text:p>
          </table:table-cell>
          <table:table-cell office:value-type="float" office:value="14300000">
            <text:p>14300000</text:p>
          </table:table-cell>
          <table:table-cell office:value-type="float" office:value="11500000">
            <text:p>11500000</text:p>
          </table:table-cell>
          <table:table-cell table:style-name="ce1" office:value-type="string">
            <text:p>24,60</text:p>
          </table:table-cell>
          <table:table-cell table:style-name="ce1" office:value-type="string">
            <text:p>25,00</text:p>
          </table:table-cell>
          <table:table-cell office:value-type="float" office:value="122000000">
            <text:p>122000000</text:p>
          </table:table-cell>
          <table:table-cell table:style-name="ce2" office:value-type="float" office:value="135274246.544915">
            <text:p>135274246,54</text:p>
          </table:table-cell>
          <table:table-cell office:value-type="float" office:value="146125750.332153">
            <text:p>146125750,33</text:p>
          </table:table-cell>
          <table:table-cell table:style-name="ce2" office:value-type="float" office:value="24694873356.02">
            <text:p>24694873356,02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number-columns-repeated="2" office:value-type="string">
            <text:p>NA</text:p>
          </table:table-cell>
          <table:table-cell office:value-type="float" office:value="11400000">
            <text:p>11400000</text:p>
          </table:table-cell>
          <table:table-cell office:value-type="float" office:value="99000">
            <text:p>99000</text:p>
          </table:table-cell>
          <table:table-cell office:value-type="float" office:value="1860000">
            <text:p>1860000</text:p>
          </table:table-cell>
          <table:table-cell office:value-type="float" office:value="11000000">
            <text:p>11000000</text:p>
          </table:table-cell>
          <table:table-cell office:value-type="float" office:value="12900000">
            <text:p>12900000</text:p>
          </table:table-cell>
          <table:table-cell table:number-columns-repeated="2" table:style-name="ce1" office:value-type="string">
            <text:p>22,70</text:p>
          </table:table-cell>
          <table:table-cell office:value-type="float" office:value="123000000">
            <text:p>123000000</text:p>
          </table:table-cell>
          <table:table-cell table:style-name="ce2" office:value-type="float" office:value="139849041.532803">
            <text:p>139849041,53</text:p>
          </table:table-cell>
          <table:table-cell office:value-type="float" office:value="151603005.047572">
            <text:p>151603005,05</text:p>
          </table:table-cell>
          <table:table-cell table:style-name="ce2" office:value-type="float" office:value="24555024314.49">
            <text:p>24555024314,4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number-columns-repeated="2" office:value-type="string">
            <text:p>NA</text:p>
          </table:table-cell>
          <table:table-cell office:value-type="float" office:value="10200000">
            <text:p>10200000</text:p>
          </table:table-cell>
          <table:table-cell office:value-type="float" office:value="149000">
            <text:p>149000</text:p>
          </table:table-cell>
          <table:table-cell office:value-type="float" office:value="1440000">
            <text:p>1440000</text:p>
          </table:table-cell>
          <table:table-cell office:value-type="float" office:value="6800000">
            <text:p>6800000</text:p>
          </table:table-cell>
          <table:table-cell office:value-type="float" office:value="11900000">
            <text:p>11900000</text:p>
          </table:table-cell>
          <table:table-cell table:style-name="ce1" office:value-type="string">
            <text:p>21,60</text:p>
          </table:table-cell>
          <table:table-cell table:style-name="ce1" office:value-type="string">
            <text:p>21,10</text:p>
          </table:table-cell>
          <table:table-cell office:value-type="float" office:value="129000000">
            <text:p>129000000</text:p>
          </table:table-cell>
          <table:table-cell table:style-name="ce2" office:value-type="float" office:value="144495398.743107">
            <text:p>144495398,74</text:p>
          </table:table-cell>
          <table:table-cell office:value-type="float" office:value="157184996.753156">
            <text:p>157184996,75</text:p>
          </table:table-cell>
          <table:table-cell table:style-name="ce2" office:value-type="float" office:value="24410528915.75">
            <text:p>24410528915,7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string">
            <text:p>NA</text:p>
          </table:table-cell>
          <table:table-cell office:value-type="float" office:value="8860000">
            <text:p>8860000</text:p>
          </table:table-cell>
          <table:table-cell office:value-type="float" office:value="142000">
            <text:p>142000</text:p>
          </table:table-cell>
          <table:table-cell office:value-type="float" office:value="1300000">
            <text:p>1300000</text:p>
          </table:table-cell>
          <table:table-cell office:value-type="float" office:value="5710000">
            <text:p>5710000</text:p>
          </table:table-cell>
          <table:table-cell office:value-type="float" office:value="10800000">
            <text:p>10800000</text:p>
          </table:table-cell>
          <table:table-cell table:style-name="ce1" office:value-type="string">
            <text:p>23,10</text:p>
          </table:table-cell>
          <table:table-cell table:style-name="ce1" office:value-type="string">
            <text:p>21,90</text:p>
          </table:table-cell>
          <table:table-cell office:value-type="float" office:value="136000000">
            <text:p>136000000</text:p>
          </table:table-cell>
          <table:table-cell table:style-name="ce2" office:value-type="float" office:value="149208970.233648">
            <text:p>149208970,23</text:p>
          </table:table-cell>
          <table:table-cell office:value-type="float" office:value="162869690.310704">
            <text:p>162869690,31</text:p>
          </table:table-cell>
          <table:table-cell table:style-name="ce2" office:value-type="float" office:value="24261319945.51">
            <text:p>24261319945,5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2" office:value-type="string">
            <text:p>NA</text:p>
          </table:table-cell>
          <table:table-cell office:value-type="float" office:value="8540000">
            <text:p>8540000</text:p>
          </table:table-cell>
          <table:table-cell office:value-type="float" office:value="81000">
            <text:p>81000</text:p>
          </table:table-cell>
          <table:table-cell office:value-type="float" office:value="1740000">
            <text:p>1740000</text:p>
          </table:table-cell>
          <table:table-cell office:value-type="float" office:value="2070000">
            <text:p>2070000</text:p>
          </table:table-cell>
          <table:table-cell office:value-type="float" office:value="9770000">
            <text:p>9770000</text:p>
          </table:table-cell>
          <table:table-cell table:style-name="ce1" office:value-type="string">
            <text:p>23,30</text:p>
          </table:table-cell>
          <table:table-cell table:style-name="ce1" office:value-type="string">
            <text:p>21,40</text:p>
          </table:table-cell>
          <table:table-cell office:value-type="float" office:value="137000000">
            <text:p>137000000</text:p>
          </table:table-cell>
          <table:table-cell table:style-name="ce2" office:value-type="float" office:value="153985108.244455">
            <text:p>153985108,24</text:p>
          </table:table-cell>
          <table:table-cell office:value-type="float" office:value="168654922.46471">
            <text:p>168654922,46</text:p>
          </table:table-cell>
          <table:table-cell table:style-name="ce2" office:value-type="float" office:value="24107334837.27">
            <text:p>24107334837,2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number-columns-repeated="2" office:value-type="string">
            <text:p>NA</text:p>
          </table:table-cell>
          <table:table-cell office:value-type="float" office:value="7580000">
            <text:p>7580000</text:p>
          </table:table-cell>
          <table:table-cell office:value-type="float" office:value="42000">
            <text:p>42000</text:p>
          </table:table-cell>
          <table:table-cell office:value-type="float" office:value="1280000">
            <text:p>1280000</text:p>
          </table:table-cell>
          <table:table-cell office:value-type="float" office:value="1770000">
            <text:p>1770000</text:p>
          </table:table-cell>
          <table:table-cell office:value-type="float" office:value="9980000">
            <text:p>9980000</text:p>
          </table:table-cell>
          <table:table-cell table:style-name="ce1" office:value-type="string">
            <text:p>20,40</text:p>
          </table:table-cell>
          <table:table-cell table:style-name="ce1" office:value-type="string">
            <text:p>18,40</text:p>
          </table:table-cell>
          <table:table-cell office:value-type="float" office:value="144000000">
            <text:p>144000000</text:p>
          </table:table-cell>
          <table:table-cell table:style-name="ce2" office:value-type="float" office:value="158818879.864757">
            <text:p>158818879,86</text:p>
          </table:table-cell>
          <table:table-cell office:value-type="float" office:value="174538406.947767">
            <text:p>174538406,95</text:p>
          </table:table-cell>
          <table:table-cell table:style-name="ce2" office:value-type="float" office:value="23948515957.41">
            <text:p>23948515957,4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2" office:value-type="string">
            <text:p>NA</text:p>
          </table:table-cell>
          <table:table-cell office:value-type="float" office:value="8700000">
            <text:p>8700000</text:p>
          </table:table-cell>
          <table:table-cell office:value-type="float" office:value="77000">
            <text:p>77000</text:p>
          </table:table-cell>
          <table:table-cell office:value-type="float" office:value="3830000">
            <text:p>3830000</text:p>
          </table:table-cell>
          <table:table-cell office:value-type="float" office:value="66000">
            <text:p>66000</text:p>
          </table:table-cell>
          <table:table-cell office:value-type="float" office:value="11300000">
            <text:p>11300000</text:p>
          </table:table-cell>
          <table:table-cell table:style-name="ce1" office:value-type="string">
            <text:p>19,50</text:p>
          </table:table-cell>
          <table:table-cell table:style-name="ce1" office:value-type="string">
            <text:p>17,30</text:p>
          </table:table-cell>
          <table:table-cell office:value-type="float" office:value="153000000">
            <text:p>153000000</text:p>
          </table:table-cell>
          <table:table-cell table:style-name="ce2" office:value-type="float" office:value="163705084.340942">
            <text:p>163705084,34</text:p>
          </table:table-cell>
          <table:table-cell office:value-type="float" office:value="180517739.851359">
            <text:p>180517739,85</text:p>
          </table:table-cell>
          <table:table-cell table:style-name="ce2" office:value-type="float" office:value="23784810873.06">
            <text:p>23784810873,0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number-columns-repeated="2" office:value-type="string">
            <text:p>NA</text:p>
          </table:table-cell>
          <table:table-cell office:value-type="float" office:value="10300000">
            <text:p>10300000</text:p>
          </table:table-cell>
          <table:table-cell office:value-type="float" office:value="63000">
            <text:p>63000</text:p>
          </table:table-cell>
          <table:table-cell office:value-type="float" office:value="3120000">
            <text:p>3120000</text:p>
          </table:table-cell>
          <table:table-cell office:value-type="float" office:value="0">
            <text:p>0</text:p>
          </table:table-cell>
          <table:table-cell office:value-type="float" office:value="13600000">
            <text:p>13600000</text:p>
          </table:table-cell>
          <table:table-cell table:style-name="ce1" office:value-type="string">
            <text:p>22,50</text:p>
          </table:table-cell>
          <table:table-cell table:style-name="ce1" office:value-type="string">
            <text:p>19,40</text:p>
          </table:table-cell>
          <table:table-cell office:value-type="float" office:value="164000000">
            <text:p>164000000</text:p>
          </table:table-cell>
          <table:table-cell table:style-name="ce2" office:value-type="float" office:value="168638272.936062">
            <text:p>168638272,94</text:p>
          </table:table-cell>
          <table:table-cell office:value-type="float" office:value="186590405.235867">
            <text:p>186590405,24</text:p>
          </table:table-cell>
          <table:table-cell table:style-name="ce2" office:value-type="float" office:value="23616172600.13">
            <text:p>23616172600,1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number-columns-repeated="2" office:value-type="string">
            <text:p>NA</text:p>
          </table:table-cell>
          <table:table-cell office:value-type="float" office:value="12600000">
            <text:p>12600000</text:p>
          </table:table-cell>
          <table:table-cell office:value-type="float" office:value="52000">
            <text:p>5200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float" office:value="12400000">
            <text:p>12400000</text:p>
          </table:table-cell>
          <table:table-cell table:style-name="ce1" office:value-type="string">
            <text:p>24,70</text:p>
          </table:table-cell>
          <table:table-cell table:style-name="ce1" office:value-type="string">
            <text:p>20,60</text:p>
          </table:table-cell>
          <table:table-cell office:value-type="float" office:value="178000000">
            <text:p>178000000</text:p>
          </table:table-cell>
          <table:table-cell table:style-name="ce2" office:value-type="float" office:value="173612771.211435">
            <text:p>173612771,21</text:p>
          </table:table-cell>
          <table:table-cell office:value-type="float" office:value="192753780.953313">
            <text:p>192753780,95</text:p>
          </table:table-cell>
          <table:table-cell table:style-name="ce2" office:value-type="float" office:value="23442559828.92">
            <text:p>23442559828,9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number-columns-repeated="2" office:value-type="string">
            <text:p>NA</text:p>
          </table:table-cell>
          <table:table-cell office:value-type="float" office:value="12400000">
            <text:p>12400000</text:p>
          </table:table-cell>
          <table:table-cell office:value-type="float" office:value="34000">
            <text:p>3400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float" office:value="12300000">
            <text:p>12300000</text:p>
          </table:table-cell>
          <table:table-cell table:style-name="ce1" office:value-type="string">
            <text:p>28,10</text:p>
          </table:table-cell>
          <table:table-cell table:style-name="ce1" office:value-type="string">
            <text:p>22,70</text:p>
          </table:table-cell>
          <table:table-cell office:value-type="float" office:value="193000000">
            <text:p>193000000</text:p>
          </table:table-cell>
          <table:table-cell table:style-name="ce2" office:value-type="float" office:value="178622703.56159">
            <text:p>178622703,56</text:p>
          </table:table-cell>
          <table:table-cell office:value-type="float" office:value="199005144.65624">
            <text:p>199005144,66</text:p>
          </table:table-cell>
          <table:table-cell table:style-name="ce2" office:value-type="float" office:value="23263937125.36">
            <text:p>23263937125,3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number-columns-repeated="2" office:value-type="string">
            <text:p>NA</text:p>
          </table:table-cell>
          <table:table-cell office:value-type="float" office:value="10600000">
            <text:p>10600000</text:p>
          </table:table-cell>
          <table:table-cell office:value-type="float" office:value="23000">
            <text:p>2300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float" office:value="10200000">
            <text:p>10200000</text:p>
          </table:table-cell>
          <table:table-cell table:style-name="ce1" office:value-type="string">
            <text:p>31,20</text:p>
          </table:table-cell>
          <table:table-cell table:style-name="ce1" office:value-type="string">
            <text:p>24,50</text:p>
          </table:table-cell>
          <table:table-cell office:value-type="float" office:value="204000000">
            <text:p>204000000</text:p>
          </table:table-cell>
          <table:table-cell table:style-name="ce2" office:value-type="float" office:value="183662019.796114">
            <text:p>183662019,80</text:p>
          </table:table-cell>
          <table:table-cell office:value-type="float" office:value="205341679.966133">
            <text:p>205341679,97</text:p>
          </table:table-cell>
          <table:table-cell table:style-name="ce2" office:value-type="float" office:value="23080275105.56">
            <text:p>23080275105,5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number-columns-repeated="2" office:value-type="string">
            <text:p>NA</text:p>
          </table:table-cell>
          <table:table-cell office:value-type="float" office:value="11600000">
            <text:p>11600000</text:p>
          </table:table-cell>
          <table:table-cell office:value-type="float" office:value="24000">
            <text:p>2400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float" office:value="9550000">
            <text:p>9550000</text:p>
          </table:table-cell>
          <table:table-cell table:style-name="ce1" office:value-type="string">
            <text:p>26,40</text:p>
          </table:table-cell>
          <table:table-cell table:style-name="ce1" office:value-type="string">
            <text:p>20,00</text:p>
          </table:table-cell>
          <table:table-cell office:value-type="float" office:value="211000000">
            <text:p>211000000</text:p>
          </table:table-cell>
          <table:table-cell table:style-name="ce2" office:value-type="float" office:value="188724523.526892">
            <text:p>188724523,53</text:p>
          </table:table-cell>
          <table:table-cell office:value-type="float" office:value="211760482.774987">
            <text:p>211760482,77</text:p>
          </table:table-cell>
          <table:table-cell table:style-name="ce2" office:value-type="float" office:value="22891550582.03">
            <text:p>22891550582,0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table:number-columns-repeated="2" office:value-type="string">
            <text:p>NA</text:p>
          </table:table-cell>
          <table:table-cell office:value-type="float" office:value="7430000">
            <text:p>7430000</text:p>
          </table:table-cell>
          <table:table-cell office:value-type="float" office:value="30000">
            <text:p>30000</text:p>
          </table:table-cell>
          <table:table-cell office:value-type="float" office:value="1780000">
            <text:p>1780000</text:p>
          </table:table-cell>
          <table:table-cell office:value-type="float" office:value="0">
            <text:p>0</text:p>
          </table:table-cell>
          <table:table-cell office:value-type="float" office:value="5940000">
            <text:p>5940000</text:p>
          </table:table-cell>
          <table:table-cell table:style-name="ce1" office:value-type="string">
            <text:p>29,80</text:p>
          </table:table-cell>
          <table:table-cell table:style-name="ce1" office:value-type="string">
            <text:p>22,60</text:p>
          </table:table-cell>
          <table:table-cell office:value-type="float" office:value="196000000">
            <text:p>196000000</text:p>
          </table:table-cell>
          <table:table-cell table:style-name="ce2" office:value-type="float" office:value="193803902.087575">
            <text:p>193803902,09</text:p>
          </table:table-cell>
          <table:table-cell office:value-type="float" office:value="218258567.653948">
            <text:p>218258567,65</text:p>
          </table:table-cell>
          <table:table-cell table:style-name="ce2" office:value-type="float" office:value="22697746679.94">
            <text:p>22697746679,9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2" office:value-type="string">
            <text:p>NA</text:p>
          </table:table-cell>
          <table:table-cell office:value-type="float" office:value="8810000">
            <text:p>8810000</text:p>
          </table:table-cell>
          <table:table-cell office:value-type="float" office:value="40000">
            <text:p>40000</text:p>
          </table:table-cell>
          <table:table-cell office:value-type="float" office:value="1450000">
            <text:p>1450000</text:p>
          </table:table-cell>
          <table:table-cell office:value-type="float" office:value="0">
            <text:p>0</text:p>
          </table:table-cell>
          <table:table-cell office:value-type="float" office:value="8360000">
            <text:p>8360000</text:p>
          </table:table-cell>
          <table:table-cell table:style-name="ce1" office:value-type="string">
            <text:p>29,40</text:p>
          </table:table-cell>
          <table:table-cell table:style-name="ce1" office:value-type="string">
            <text:p>21,20</text:p>
          </table:table-cell>
          <table:table-cell office:value-type="float" office:value="209000000">
            <text:p>209000000</text:p>
          </table:table-cell>
          <table:table-cell table:style-name="ce2" office:value-type="float" office:value="198893757.684866">
            <text:p>198893757,68</text:p>
          </table:table-cell>
          <table:table-cell office:value-type="float" office:value="224832874.343363">
            <text:p>224832874,34</text:p>
          </table:table-cell>
          <table:table-cell table:style-name="ce2" office:value-type="float" office:value="22498852922.26">
            <text:p>22498852922,26</text:p>
          </table:table-cell>
        </table:table-row>
        <table:table-row table:style-name="ro1">
          <table:table-cell table:formula="of:=[.A112]+1" office:value-type="float" office:value="2011">
            <text:p>2011</text:p>
          </table:table-cell>
          <table:table-cell table:number-columns-repeated="10"/>
          <table:table-cell table:style-name="ce2" office:value-type="float" office:value="203987639.458911">
            <text:p>203987639,46</text:p>
          </table:table-cell>
          <table:table-cell office:value-type="float" office:value="231480274.299222">
            <text:p>231480274,30</text:p>
          </table:table-cell>
          <table:table-cell table:style-name="ce2" office:value-type="float" office:value="22294865282.8">
            <text:p>22294865282,80</text:p>
          </table:table-cell>
        </table:table-row>
        <table:table-row table:style-name="ro1">
          <table:table-cell table:formula="of:=[.A113]+1" office:value-type="float" office:value="2012">
            <text:p>2012</text:p>
          </table:table-cell>
          <table:table-cell table:number-columns-repeated="10"/>
          <table:table-cell table:style-name="ce2" office:value-type="float" office:value="209079076.113528">
            <text:p>209079076,11</text:p>
          </table:table-cell>
          <table:table-cell office:value-type="float" office:value="238197577.271579">
            <text:p>238197577,27</text:p>
          </table:table-cell>
          <table:table-cell table:style-name="ce2" office:value-type="float" office:value="22085786206.69">
            <text:p>22085786206,69</text:p>
          </table:table-cell>
        </table:table-row>
        <table:table-row table:style-name="ro1">
          <table:table-cell table:formula="of:=[.A114]+1" office:value-type="float" office:value="2013">
            <text:p>2013</text:p>
          </table:table-cell>
          <table:table-cell table:number-columns-repeated="10"/>
          <table:table-cell table:style-name="ce2" office:value-type="float" office:value="214161608.766518">
            <text:p>214161608,77</text:p>
          </table:table-cell>
          <table:table-cell office:value-type="float" office:value="244981537.891393">
            <text:p>244981537,89</text:p>
          </table:table-cell>
          <table:table-cell table:style-name="ce2" office:value-type="float" office:value="21871624597.92">
            <text:p>21871624597,92</text:p>
          </table:table-cell>
        </table:table-row>
        <table:table-row table:style-name="ro1">
          <table:table-cell table:formula="of:=[.A115]+1" office:value-type="float" office:value="2014">
            <text:p>2014</text:p>
          </table:table-cell>
          <table:table-cell table:number-columns-repeated="10"/>
          <table:table-cell table:style-name="ce2" office:value-type="float" office:value="219228823.666242">
            <text:p>219228823,67</text:p>
          </table:table-cell>
          <table:table-cell office:value-type="float" office:value="251828862.243075">
            <text:p>251828862,24</text:p>
          </table:table-cell>
          <table:table-cell table:style-name="ce2" office:value-type="float" office:value="21652395774.25">
            <text:p>21652395774,25</text:p>
          </table:table-cell>
        </table:table-row>
        <table:table-row table:style-name="ro1">
          <table:table-cell table:formula="of:=[.A116]+1" office:value-type="float" office:value="2015">
            <text:p>2015</text:p>
          </table:table-cell>
          <table:table-cell table:number-columns-repeated="10"/>
          <table:table-cell table:style-name="ce2" office:value-type="float" office:value="224274384.423129">
            <text:p>224274384,42</text:p>
          </table:table-cell>
          <table:table-cell office:value-type="float" office:value="258736214.400985">
            <text:p>258736214,40</text:p>
          </table:table-cell>
          <table:table-cell table:style-name="ce2" office:value-type="float" office:value="21428121389.83">
            <text:p>21428121389,83</text:p>
          </table:table-cell>
        </table:table-row>
        <table:table-row table:style-name="ro1">
          <table:table-cell table:formula="of:=[.A117]+1" office:value-type="float" office:value="2016">
            <text:p>2016</text:p>
          </table:table-cell>
          <table:table-cell table:number-columns-repeated="10"/>
          <table:table-cell table:style-name="ce2" office:value-type="float" office:value="229292063.413689">
            <text:p>229292063,41</text:p>
          </table:table-cell>
          <table:table-cell office:value-type="float" office:value="265700222.909182">
            <text:p>265700222,91</text:p>
          </table:table-cell>
          <table:table-cell table:style-name="ce2" office:value-type="float" office:value="21198829326.42">
            <text:p>21198829326,42</text:p>
          </table:table-cell>
        </table:table-row>
        <table:table-row table:style-name="ro1">
          <table:table-cell table:formula="of:=[.A118]+1" office:value-type="float" office:value="2017">
            <text:p>2017</text:p>
          </table:table-cell>
          <table:table-cell table:number-columns-repeated="10"/>
          <table:table-cell table:style-name="ce2" office:value-type="float" office:value="234275772.029746">
            <text:p>234275772,03</text:p>
          </table:table-cell>
          <table:table-cell office:value-type="float" office:value="272717487.18478">
            <text:p>272717487,18</text:p>
          </table:table-cell>
          <table:table-cell table:style-name="ce2" office:value-type="float" office:value="20964553554.39">
            <text:p>20964553554,39</text:p>
          </table:table-cell>
        </table:table-row>
        <table:table-row table:style-name="ro1">
          <table:table-cell table:formula="of:=[.A119]+1" office:value-type="float" office:value="2018">
            <text:p>2018</text:p>
          </table:table-cell>
          <table:table-cell table:number-columns-repeated="10"/>
          <table:table-cell table:style-name="ce2" office:value-type="float" office:value="239219589.466519">
            <text:p>239219589,47</text:p>
          </table:table-cell>
          <table:table-cell office:value-type="float" office:value="279784583.826431">
            <text:p>279784583,83</text:p>
          </table:table-cell>
          <table:table-cell table:style-name="ce2" office:value-type="float" office:value="20725333964.92">
            <text:p>20725333964,92</text:p>
          </table:table-cell>
        </table:table-row>
        <table:table-row table:style-name="ro1">
          <table:table-cell table:formula="of:=[.A120]+1" office:value-type="float" office:value="2019">
            <text:p>2019</text:p>
          </table:table-cell>
          <table:table-cell table:number-columns-repeated="10"/>
          <table:table-cell table:style-name="ce2" office:value-type="float" office:value="244117789.769316">
            <text:p>244117789,77</text:p>
          </table:table-cell>
          <table:table-cell office:value-type="float" office:value="286898072.810625">
            <text:p>286898072,81</text:p>
          </table:table-cell>
          <table:table-cell table:style-name="ce2" office:value-type="float" office:value="20481216175.15">
            <text:p>20481216175,15</text:p>
          </table:table-cell>
        </table:table-row>
        <table:table-row table:style-name="ro1">
          <table:table-cell table:formula="of:=[.A121]+1" office:value-type="float" office:value="2020">
            <text:p>2020</text:p>
          </table:table-cell>
          <table:table-cell table:number-columns-repeated="10"/>
          <table:table-cell table:style-name="ce2" office:value-type="float" office:value="248964866.889231">
            <text:p>248964866,89</text:p>
          </table:table-cell>
          <table:table-cell office:value-type="float" office:value="294054503.559692">
            <text:p>294054503,56</text:p>
          </table:table-cell>
          <table:table-cell table:style-name="ce2" office:value-type="float" office:value="20232251308.26">
            <text:p>20232251308,26</text:p>
          </table:table-cell>
        </table:table-row>
        <table:table-row table:style-name="ro1">
          <table:table-cell table:formula="of:=[.A122]+1" office:value-type="float" office:value="2021">
            <text:p>2021</text:p>
          </table:table-cell>
          <table:table-cell table:number-columns-repeated="10"/>
          <table:table-cell table:style-name="ce2" office:value-type="float" office:value="253755557.532559">
            <text:p>253755557,53</text:p>
          </table:table-cell>
          <table:table-cell office:value-type="float" office:value="301250420.866646">
            <text:p>301250420,87</text:p>
          </table:table-cell>
          <table:table-cell table:style-name="ce2" office:value-type="float" office:value="19978495750.73">
            <text:p>19978495750,73</text:p>
          </table:table-cell>
        </table:table-row>
        <table:table-row table:style-name="ro1">
          <table:table-cell table:formula="of:=[.A123]+1" office:value-type="float" office:value="2022">
            <text:p>2022</text:p>
          </table:table-cell>
          <table:table-cell table:number-columns-repeated="10"/>
          <table:table-cell table:style-name="ce2" office:value-type="float" office:value="258484861.625775">
            <text:p>258484861,63</text:p>
          </table:table-cell>
          <table:table-cell office:value-type="float" office:value="308482370.663217">
            <text:p>308482370,66</text:p>
          </table:table-cell>
          <table:table-cell table:style-name="ce2" office:value-type="float" office:value="19720010889.1">
            <text:p>19720010889,10</text:p>
          </table:table-cell>
        </table:table-row>
        <table:table-row table:style-name="ro1">
          <table:table-cell table:formula="of:=[.A124]+1" office:value-type="float" office:value="2023">
            <text:p>2023</text:p>
          </table:table-cell>
          <table:table-cell table:number-columns-repeated="10"/>
          <table:table-cell table:style-name="ce2" office:value-type="float" office:value="263148060.256929">
            <text:p>263148060,26</text:p>
          </table:table-cell>
          <table:table-cell office:value-type="float" office:value="315746905.618693">
            <text:p>315746905,62</text:p>
          </table:table-cell>
          <table:table-cell table:style-name="ce2" office:value-type="float" office:value="19456862828.85">
            <text:p>19456862828,85</text:p>
          </table:table-cell>
        </table:table-row>
        <table:table-row table:style-name="ro1">
          <table:table-cell table:formula="of:=[.A125]+1" office:value-type="float" office:value="2024">
            <text:p>2024</text:p>
          </table:table-cell>
          <table:table-cell table:number-columns-repeated="10"/>
          <table:table-cell table:style-name="ce2" office:value-type="float" office:value="267740730.99422">
            <text:p>267740730,99</text:p>
          </table:table-cell>
          <table:table-cell office:value-type="float" office:value="323040590.5584">
            <text:p>323040590,56</text:p>
          </table:table-cell>
          <table:table-cell table:style-name="ce2" office:value-type="float" office:value="19189122097.85">
            <text:p>19189122097,85</text:p>
          </table:table-cell>
        </table:table-row>
        <table:table-row table:style-name="ro1">
          <table:table-cell table:formula="of:=[.A126]+1" office:value-type="float" office:value="2025">
            <text:p>2025</text:p>
          </table:table-cell>
          <table:table-cell table:number-columns-repeated="10"/>
          <table:table-cell table:style-name="ce2" office:value-type="float" office:value="272258760.522495">
            <text:p>272258760,52</text:p>
          </table:table-cell>
          <table:table-cell office:value-type="float" office:value="330360007.691914">
            <text:p>330360007,69</text:p>
          </table:table-cell>
          <table:table-cell table:style-name="ce2" office:value-type="float" office:value="18916863337.33">
            <text:p>18916863337,33</text:p>
          </table:table-cell>
        </table:table-row>
        <table:table-row table:style-name="ro1">
          <table:table-cell table:formula="of:=[.A127]+1" office:value-type="float" office:value="2026">
            <text:p>2026</text:p>
          </table:table-cell>
          <table:table-cell table:number-columns-repeated="10"/>
          <table:table-cell table:style-name="ce2" office:value-type="float" office:value="276698354.57745">
            <text:p>276698354,58</text:p>
          </table:table-cell>
          <table:table-cell office:value-type="float" office:value="337701761.642269">
            <text:p>337701761,64</text:p>
          </table:table-cell>
          <table:table-cell table:style-name="ce2" office:value-type="float" office:value="18640164982.75">
            <text:p>18640164982,75</text:p>
          </table:table-cell>
        </table:table-row>
        <table:table-row table:style-name="ro1">
          <table:table-cell table:formula="of:=[.A128]+1" office:value-type="float" office:value="2027">
            <text:p>2027</text:p>
          </table:table-cell>
          <table:table-cell table:number-columns-repeated="10"/>
          <table:table-cell table:style-name="ce2" office:value-type="float" office:value="281056045.194768">
            <text:p>281056045,19</text:p>
          </table:table-cell>
          <table:table-cell office:value-type="float" office:value="345062484.268642">
            <text:p>345062484,27</text:p>
          </table:table-cell>
          <table:table-cell table:style-name="ce2" office:value-type="float" office:value="18359108937.56">
            <text:p>18359108937,56</text:p>
          </table:table-cell>
        </table:table-row>
        <table:table-row table:style-name="ro1">
          <table:table-cell table:formula="of:=[.A129]+1" office:value-type="float" office:value="2028">
            <text:p>2028</text:p>
          </table:table-cell>
          <table:table-cell table:number-columns-repeated="10"/>
          <table:table-cell table:style-name="ce2" office:value-type="float" office:value="285328695.32645">
            <text:p>285328695,33</text:p>
          </table:table-cell>
          <table:table-cell office:value-type="float" office:value="352438839.27613">
            <text:p>352438839,28</text:p>
          </table:table-cell>
          <table:table-cell table:style-name="ce2" office:value-type="float" office:value="18073780242.23">
            <text:p>18073780242,23</text:p>
          </table:table-cell>
        </table:table-row>
        <table:table-row table:style-name="ro1">
          <table:table-cell table:formula="of:=[.A130]+1" office:value-type="float" office:value="2029">
            <text:p>2029</text:p>
          </table:table-cell>
          <table:table-cell table:number-columns-repeated="10"/>
          <table:table-cell table:style-name="ce2" office:value-type="float" office:value="289513500.90868">
            <text:p>289513500,91</text:p>
          </table:table-cell>
          <table:table-cell office:value-type="float" office:value="359827526.607376">
            <text:p>359827526,61</text:p>
          </table:table-cell>
          <table:table-cell table:style-name="ce2" office:value-type="float" office:value="17784266741.32">
            <text:p>17784266741,32</text:p>
          </table:table-cell>
        </table:table-row>
        <table:table-row table:style-name="ro1">
          <table:table-cell table:formula="of:=[.A131]+1" office:value-type="float" office:value="2030">
            <text:p>2030</text:p>
          </table:table-cell>
          <table:table-cell table:number-columns-repeated="10"/>
          <table:table-cell table:style-name="ce2" office:value-type="float" office:value="293607990.494218">
            <text:p>293607990,49</text:p>
          </table:table-cell>
          <table:table-cell office:value-type="float" office:value="367225286.611875">
            <text:p>367225286,61</text:p>
          </table:table-cell>
          <table:table-cell table:style-name="ce2" office:value-type="float" office:value="17490658750.83">
            <text:p>17490658750,83</text:p>
          </table:table-cell>
        </table:table-row>
        <table:table-row table:style-name="ro1">
          <table:table-cell table:formula="of:=[.A132]+1" office:value-type="float" office:value="2031">
            <text:p>2031</text:p>
          </table:table-cell>
          <table:table-cell table:number-columns-repeated="10"/>
          <table:table-cell table:style-name="ce2" office:value-type="float" office:value="297610022.58711">
            <text:p>297610022,59</text:p>
          </table:table-cell>
          <table:table-cell office:value-type="float" office:value="374628903.989827">
            <text:p>374628903,99</text:p>
          </table:table-cell>
          <table:table-cell table:style-name="ce2" office:value-type="float" office:value="17193048728.24">
            <text:p>17193048728,24</text:p>
          </table:table-cell>
        </table:table-row>
        <table:table-row table:style-name="ro1">
          <table:table-cell table:formula="of:=[.A133]+1" office:value-type="float" office:value="2032">
            <text:p>2032</text:p>
          </table:table-cell>
          <table:table-cell table:number-columns-repeated="10"/>
          <table:table-cell table:style-name="ce2" office:value-type="float" office:value="301517780.838363">
            <text:p>301517780,84</text:p>
          </table:table-cell>
          <table:table-cell office:value-type="float" office:value="382035211.508415">
            <text:p>382035211,51</text:p>
          </table:table-cell>
          <table:table-cell table:style-name="ce2" office:value-type="float" office:value="16891530947.4">
            <text:p>16891530947,40</text:p>
          </table:table-cell>
        </table:table-row>
        <table:table-row table:style-name="ro1">
          <table:table-cell table:formula="of:=[.A134]+1" office:value-type="float" office:value="2033">
            <text:p>2033</text:p>
          </table:table-cell>
          <table:table-cell table:number-columns-repeated="10"/>
          <table:table-cell table:style-name="ce2" office:value-type="float" office:value="305329767.277873">
            <text:p>305329767,28</text:p>
          </table:table-cell>
          <table:table-cell office:value-type="float" office:value="389441093.489325">
            <text:p>389441093,49</text:p>
          </table:table-cell>
          <table:table-cell table:style-name="ce2" office:value-type="float" office:value="16586201180.13">
            <text:p>16586201180,13</text:p>
          </table:table-cell>
        </table:table-row>
        <table:table-row table:style-name="ro1">
          <table:table-cell table:formula="of:=[.A135]+1" office:value-type="float" office:value="2034">
            <text:p>2034</text:p>
          </table:table-cell>
          <table:table-cell table:number-columns-repeated="10"/>
          <table:table-cell table:style-name="ce2" office:value-type="float" office:value="309044793.770467">
            <text:p>309044793,77</text:p>
          </table:table-cell>
          <table:table-cell office:value-type="float" office:value="396843489.067239">
            <text:p>396843489,07</text:p>
          </table:table-cell>
          <table:table-cell table:style-name="ce2" office:value-type="float" office:value="16277156386.36">
            <text:p>16277156386,36</text:p>
          </table:table-cell>
        </table:table-row>
        <table:table-row table:style-name="ro1">
          <table:table-cell table:formula="of:=[.A136]+1" office:value-type="float" office:value="2035">
            <text:p>2035</text:p>
          </table:table-cell>
          <table:table-cell table:number-columns-repeated="10"/>
          <table:table-cell table:style-name="ce2" office:value-type="float" office:value="312661971.892408">
            <text:p>312661971,89</text:p>
          </table:table-cell>
          <table:table-cell office:value-type="float" office:value="404239395.219851">
            <text:p>404239395,22</text:p>
          </table:table-cell>
          <table:table-cell table:style-name="ce2" office:value-type="float" office:value="15964494414.46">
            <text:p>15964494414,46</text:p>
          </table:table-cell>
        </table:table-row>
        <table:table-row table:style-name="ro1">
          <table:table-cell table:formula="of:=[.A137]+1" office:value-type="float" office:value="2036">
            <text:p>2036</text:p>
          </table:table-cell>
          <table:table-cell table:number-columns-repeated="10"/>
          <table:table-cell table:style-name="ce2" office:value-type="float" office:value="316180701.429443">
            <text:p>316180701,43</text:p>
          </table:table-cell>
          <table:table-cell office:value-type="float" office:value="411625869.570785">
            <text:p>411625869,57</text:p>
          </table:table-cell>
          <table:table-cell table:style-name="ce2" office:value-type="float" office:value="15648313713.03">
            <text:p>15648313713,03</text:p>
          </table:table-cell>
        </table:table-row>
        <table:table-row table:style-name="ro1">
          <table:table-cell table:formula="of:=[.A138]+1" office:value-type="float" office:value="2037">
            <text:p>2037</text:p>
          </table:table-cell>
          <table:table-cell table:number-columns-repeated="10"/>
          <table:table-cell table:style-name="ce2" office:value-type="float" office:value="319600657.698569">
            <text:p>319600657,70</text:p>
          </table:table-cell>
          <table:table-cell office:value-type="float" office:value="419000032.967512">
            <text:p>419000032,97</text:p>
          </table:table-cell>
          <table:table-cell table:style-name="ce2" office:value-type="float" office:value="15328713055.34">
            <text:p>15328713055,34</text:p>
          </table:table-cell>
        </table:table-row>
        <table:table-row table:style-name="ro1">
          <table:table-cell table:formula="of:=[.A139]+1" office:value-type="float" office:value="2038">
            <text:p>2038</text:p>
          </table:table-cell>
          <table:table-cell table:number-columns-repeated="10"/>
          <table:table-cell table:style-name="ce2" office:value-type="float" office:value="322921777.893575">
            <text:p>322921777,89</text:p>
          </table:table-cell>
          <table:table-cell office:value-type="float" office:value="426359071.837066">
            <text:p>426359071,84</text:p>
          </table:table-cell>
          <table:table-cell table:style-name="ce2" office:value-type="float" office:value="15005791277.44">
            <text:p>15005791277,44</text:p>
          </table:table-cell>
        </table:table-row>
        <table:table-row table:style-name="ro1">
          <table:table-cell table:formula="of:=[.A140]+1" office:value-type="float" office:value="2039">
            <text:p>2039</text:p>
          </table:table-cell>
          <table:table-cell table:number-columns-repeated="10"/>
          <table:table-cell table:style-name="ce2" office:value-type="float" office:value="326144246.649435">
            <text:p>326144246,65</text:p>
          </table:table-cell>
          <table:table-cell office:value-type="float" office:value="433700240.322989">
            <text:p>433700240,32</text:p>
          </table:table-cell>
          <table:table-cell table:style-name="ce2" office:value-type="float" office:value="14679647030.79">
            <text:p>14679647030,79</text:p>
          </table:table-cell>
        </table:table-row>
        <table:table-row table:style-name="ro1">
          <table:table-cell table:formula="of:=[.A141]+1" office:value-type="float" office:value="2040">
            <text:p>2040</text:p>
          </table:table-cell>
          <table:table-cell table:number-columns-repeated="10"/>
          <table:table-cell table:style-name="ce2" office:value-type="float" office:value="329268481.01313">
            <text:p>329268481,01</text:p>
          </table:table-cell>
          <table:table-cell office:value-type="float" office:value="441020862.207505">
            <text:p>441020862,21</text:p>
          </table:table-cell>
          <table:table-cell table:style-name="ce2" office:value-type="float" office:value="14350378549.78">
            <text:p>14350378549,78</text:p>
          </table:table-cell>
        </table:table-row>
        <table:table-row table:style-name="ro1">
          <table:table-cell table:formula="of:=[.A142]+1" office:value-type="float" office:value="2041">
            <text:p>2041</text:p>
          </table:table-cell>
          <table:table-cell table:number-columns-repeated="10"/>
          <table:table-cell table:style-name="ce2" office:value-type="float" office:value="332295114.998898">
            <text:p>332295115,00</text:p>
          </table:table-cell>
          <table:table-cell office:value-type="float" office:value="448318332.623462">
            <text:p>448318332,62</text:p>
          </table:table-cell>
          <table:table-cell table:style-name="ce2" office:value-type="float" office:value="14018083434.78">
            <text:p>14018083434,78</text:p>
          </table:table-cell>
        </table:table-row>
        <table:table-row table:style-name="ro1">
          <table:table-cell table:formula="of:=[.A143]+1" office:value-type="float" office:value="2042">
            <text:p>2042</text:p>
          </table:table-cell>
          <table:table-cell table:number-columns-repeated="10"/>
          <table:table-cell table:style-name="ce2" office:value-type="float" office:value="335224983.894673">
            <text:p>335224983,89</text:p>
          </table:table-cell>
          <table:table-cell office:value-type="float" office:value="455590119.561075">
            <text:p>455590119,56</text:p>
          </table:table-cell>
          <table:table-cell table:style-name="ce2" office:value-type="float" office:value="13682858450.89">
            <text:p>13682858450,89</text:p>
          </table:table-cell>
        </table:table-row>
        <table:table-row table:style-name="ro1">
          <table:table-cell table:formula="of:=[.A144]+1" office:value-type="float" office:value="2043">
            <text:p>2043</text:p>
          </table:table-cell>
          <table:table-cell table:number-columns-repeated="10"/>
          <table:table-cell table:style-name="ce2" office:value-type="float" office:value="338059108.47393">
            <text:p>338059108,47</text:p>
          </table:table-cell>
          <table:table-cell office:value-type="float" office:value="462833765.174897">
            <text:p>462833765,17</text:p>
          </table:table-cell>
          <table:table-cell table:style-name="ce2" office:value-type="float" office:value="13344799342.41">
            <text:p>13344799342,41</text:p>
          </table:table-cell>
        </table:table-row>
        <table:table-row table:style-name="ro1">
          <table:table-cell table:formula="of:=[.A145]+1" office:value-type="float" office:value="2044">
            <text:p>2044</text:p>
          </table:table-cell>
          <table:table-cell table:number-columns-repeated="10"/>
          <table:table-cell table:style-name="ce2" office:value-type="float" office:value="340798679.25366">
            <text:p>340798679,25</text:p>
          </table:table-cell>
          <table:table-cell office:value-type="float" office:value="470046886.896812">
            <text:p>470046886,90</text:p>
          </table:table-cell>
          <table:table-cell table:style-name="ce2" office:value-type="float" office:value="13004000663.16">
            <text:p>13004000663,16</text:p>
          </table:table-cell>
        </table:table-row>
        <table:table-row table:style-name="ro1">
          <table:table-cell table:formula="of:=[.A146]+1" office:value-type="float" office:value="2045">
            <text:p>2045</text:p>
          </table:table-cell>
          <table:table-cell table:number-columns-repeated="10"/>
          <table:table-cell table:style-name="ce2" office:value-type="float" office:value="343445040.925225">
            <text:p>343445040,93</text:p>
          </table:table-cell>
          <table:table-cell office:value-type="float" office:value="477227178.361256">
            <text:p>477227178,36</text:p>
          </table:table-cell>
          <table:table-cell table:style-name="ce2" office:value-type="float" office:value="12660555622.23">
            <text:p>12660555622,23</text:p>
          </table:table-cell>
        </table:table-row>
        <table:table-row table:style-name="ro1">
          <table:table-cell table:formula="of:=[.A147]+1" office:value-type="float" office:value="2046">
            <text:p>2046</text:p>
          </table:table-cell>
          <table:table-cell table:number-columns-repeated="10"/>
          <table:table-cell table:style-name="ce2" office:value-type="float" office:value="345999677.070486">
            <text:p>345999677,07</text:p>
          </table:table-cell>
          <table:table-cell office:value-type="float" office:value="484372410.149032">
            <text:p>484372410,15</text:p>
          </table:table-cell>
          <table:table-cell table:style-name="ce2" office:value-type="float" office:value="12314555945.16">
            <text:p>12314555945,16</text:p>
          </table:table-cell>
        </table:table-row>
        <table:table-row table:style-name="ro1">
          <table:table-cell table:formula="of:=[.A148]+1" office:value-type="float" office:value="2047">
            <text:p>2047</text:p>
          </table:table-cell>
          <table:table-cell table:number-columns-repeated="10"/>
          <table:table-cell table:style-name="ce2" office:value-type="float" office:value="348464195.261385">
            <text:p>348464195,26</text:p>
          </table:table-cell>
          <table:table-cell office:value-type="float" office:value="491480430.356428">
            <text:p>491480430,36</text:p>
          </table:table-cell>
          <table:table-cell table:style-name="ce2" office:value-type="float" office:value="11966091749.9">
            <text:p>11966091749,90</text:p>
          </table:table-cell>
        </table:table-row>
        <table:table-row table:style-name="ro1">
          <table:table-cell table:formula="of:=[.A149]+1" office:value-type="float" office:value="2048">
            <text:p>2048</text:p>
          </table:table-cell>
          <table:table-cell table:number-columns-repeated="10"/>
          <table:table-cell table:style-name="ce2" office:value-type="float" office:value="350840312.627109">
            <text:p>350840312,63</text:p>
          </table:table-cell>
          <table:table-cell office:value-type="float" office:value="498549164.996483">
            <text:p>498549165,00</text:p>
          </table:table-cell>
          <table:table-cell table:style-name="ce2" office:value-type="float" office:value="11615251437.27">
            <text:p>11615251437,27</text:p>
          </table:table-cell>
        </table:table-row>
        <table:table-row table:style-name="ro1">
          <table:table-cell table:formula="of:=[.A150]+1" office:value-type="float" office:value="2049">
            <text:p>2049</text:p>
          </table:table-cell>
          <table:table-cell table:number-columns-repeated="10"/>
          <table:table-cell table:style-name="ce2" office:value-type="float" office:value="353129841.959453">
            <text:p>353129841,96</text:p>
          </table:table-cell>
          <table:table-cell office:value-type="float" office:value="505576618.239446">
            <text:p>505576618,24</text:p>
          </table:table-cell>
          <table:table-cell table:style-name="ce2" office:value-type="float" office:value="11262121595.31">
            <text:p>11262121595,31</text:p>
          </table:table-cell>
        </table:table-row>
        <table:table-row table:style-name="ro1">
          <table:table-cell table:formula="of:=[.A151]+1" office:value-type="float" office:value="2050">
            <text:p>2050</text:p>
          </table:table-cell>
          <table:table-cell table:number-columns-repeated="10"/>
          <table:table-cell table:style-name="ce2" office:value-type="float" office:value="355334678.414049">
            <text:p>355334678,41</text:p>
          </table:table-cell>
          <table:table-cell office:value-type="float" office:value="512560872.499528">
            <text:p>512560872,50</text:p>
          </table:table-cell>
          <table:table-cell table:style-name="ce2" office:value-type="float" office:value="10906786916.9">
            <text:p>10906786916,90</text:p>
          </table:table-cell>
        </table:table-row>
        <table:table-row table:style-name="ro1">
          <table:table-cell table:formula="of:=[.A152]+1" office:value-type="float" office:value="2051">
            <text:p>2051</text:p>
          </table:table-cell>
          <table:table-cell table:number-columns-repeated="10"/>
          <table:table-cell table:style-name="ce2" office:value-type="float" office:value="357456786.853011">
            <text:p>357456786,85</text:p>
          </table:table-cell>
          <table:table-cell office:value-type="float" office:value="519500088.375224">
            <text:p>519500088,38</text:p>
          </table:table-cell>
          <table:table-cell table:style-name="ce2" office:value-type="float" office:value="10549330130.05">
            <text:p>10549330130,05</text:p>
          </table:table-cell>
        </table:table-row>
        <table:table-row table:style-name="ro1">
          <table:table-cell table:formula="of:=[.A153]+1" office:value-type="float" office:value="2052">
            <text:p>2052</text:p>
          </table:table-cell>
          <table:table-cell table:number-columns-repeated="10"/>
          <table:table-cell table:style-name="ce2" office:value-type="float" office:value="359498189.863213">
            <text:p>359498189,86</text:p>
          </table:table-cell>
          <table:table-cell office:value-type="float" office:value="526392504.450422">
            <text:p>526392504,45</text:p>
          </table:table-cell>
          <table:table-cell table:style-name="ce2" office:value-type="float" office:value="10189831940.18">
            <text:p>10189831940,18</text:p>
          </table:table-cell>
        </table:table-row>
        <table:table-row table:style-name="ro1">
          <table:table-cell table:formula="of:=[.A154]+1" office:value-type="float" office:value="2053">
            <text:p>2053</text:p>
          </table:table-cell>
          <table:table-cell table:number-columns-repeated="10"/>
          <table:table-cell table:style-name="ce2" office:value-type="float" office:value="361460956.474058">
            <text:p>361460956,47</text:p>
          </table:table-cell>
          <table:table-cell office:value-type="float" office:value="533236436.96365">
            <text:p>533236436,96</text:p>
          </table:table-cell>
          <table:table-cell table:style-name="ce2" office:value-type="float" office:value="9828370983.71">
            <text:p>9828370983,71</text:p>
          </table:table-cell>
        </table:table-row>
        <table:table-row table:style-name="ro1">
          <table:table-cell table:formula="of:=[.A155]+1" office:value-type="float" office:value="2054">
            <text:p>2054</text:p>
          </table:table-cell>
          <table:table-cell table:number-columns-repeated="10"/>
          <table:table-cell table:style-name="ce2" office:value-type="float" office:value="363347191.589185">
            <text:p>363347191,59</text:p>
          </table:table-cell>
          <table:table-cell office:value-type="float" office:value="540030279.35268">
            <text:p>540030279,35</text:p>
          </table:table-cell>
          <table:table-cell table:style-name="ce2" office:value-type="float" office:value="9465023792.121">
            <text:p>9465023792,12</text:p>
          </table:table-cell>
        </table:table-row>
        <table:table-row table:style-name="ro1">
          <table:table-cell table:formula="of:=[.A156]+1" office:value-type="float" office:value="2055">
            <text:p>2055</text:p>
          </table:table-cell>
          <table:table-cell table:number-columns-repeated="10"/>
          <table:table-cell table:style-name="ce2" office:value-type="float" office:value="365159026.13811">
            <text:p>365159026,14</text:p>
          </table:table-cell>
          <table:table-cell office:value-type="float" office:value="546772501.681787">
            <text:p>546772501,68</text:p>
          </table:table-cell>
          <table:table-cell table:style-name="ce2" office:value-type="float" office:value="9099864765.983">
            <text:p>9099864765,98</text:p>
          </table:table-cell>
        </table:table-row>
        <table:table-row table:style-name="ro1">
          <table:table-cell table:formula="of:=[.A157]+1" office:value-type="float" office:value="2056">
            <text:p>2056</text:p>
          </table:table-cell>
          <table:table-cell table:number-columns-repeated="10"/>
          <table:table-cell table:style-name="ce2" office:value-type="float" office:value="366898607.946346">
            <text:p>366898607,95</text:p>
          </table:table-cell>
          <table:table-cell office:value-type="float" office:value="553461649.958795">
            <text:p>553461649,96</text:p>
          </table:table-cell>
          <table:table-cell table:style-name="ce2" office:value-type="float" office:value="8732966158.037">
            <text:p>8732966158,04</text:p>
          </table:table-cell>
        </table:table-row>
        <table:table-row table:style-name="ro1">
          <table:table-cell table:formula="of:=[.A158]+1" office:value-type="float" office:value="2057">
            <text:p>2057</text:p>
          </table:table-cell>
          <table:table-cell table:number-columns-repeated="10"/>
          <table:table-cell table:style-name="ce2" office:value-type="float" office:value="368568093.316021">
            <text:p>368568093,32</text:p>
          </table:table-cell>
          <table:table-cell office:value-type="float" office:value="560096345.349057">
            <text:p>560096345,35</text:p>
          </table:table-cell>
          <table:table-cell table:style-name="ce2" office:value-type="float" office:value="8364398064.721">
            <text:p>8364398064,72</text:p>
          </table:table-cell>
        </table:table-row>
        <table:table-row table:style-name="ro1">
          <table:table-cell table:formula="of:=[.A159]+1" office:value-type="float" office:value="2058">
            <text:p>2058</text:p>
          </table:table-cell>
          <table:table-cell table:number-columns-repeated="10"/>
          <table:table-cell table:style-name="ce2" office:value-type="float" office:value="370169639.303437">
            <text:p>370169639,30</text:p>
          </table:table-cell>
          <table:table-cell office:value-type="float" office:value="566675283.293281">
            <text:p>566675283,29</text:p>
          </table:table-cell>
          <table:table-cell table:style-name="ce2" office:value-type="float" office:value="7994228425.417">
            <text:p>7994228425,42</text:p>
          </table:table-cell>
        </table:table-row>
        <table:table-row table:style-name="ro1">
          <table:table-cell table:formula="of:=[.A160]+1" office:value-type="float" office:value="2059">
            <text:p>2059</text:p>
          </table:table-cell>
          <table:table-cell table:number-columns-repeated="10"/>
          <table:table-cell table:style-name="ce2" office:value-type="float" office:value="371705396.675239">
            <text:p>371705396,68</text:p>
          </table:table-cell>
          <table:table-cell office:value-type="float" office:value="573197232.536162">
            <text:p>573197232,54</text:p>
          </table:table-cell>
          <table:table-cell table:style-name="ce2" office:value-type="float" office:value="7622523028.742">
            <text:p>7622523028,74</text:p>
          </table:table-cell>
        </table:table-row>
        <table:table-row table:style-name="ro1">
          <table:table-cell table:formula="of:=[.A161]+1" office:value-type="float" office:value="2060">
            <text:p>2060</text:p>
          </table:table-cell>
          <table:table-cell table:number-columns-repeated="10"/>
          <table:table-cell table:style-name="ce2" office:value-type="float" office:value="373177503.520996">
            <text:p>373177503,52</text:p>
          </table:table-cell>
          <table:table-cell office:value-type="float" office:value="579661034.072454">
            <text:p>579661034,07</text:p>
          </table:table-cell>
          <table:table-cell table:style-name="ce2" office:value-type="float" office:value="7249345525.221">
            <text:p>7249345525,22</text:p>
          </table:table-cell>
        </table:table-row>
        <table:table-row table:style-name="ro1">
          <table:table-cell table:formula="of:=[.A162]+1" office:value-type="float" office:value="2061">
            <text:p>2061</text:p>
          </table:table-cell>
          <table:table-cell table:number-columns-repeated="10"/>
          <table:table-cell table:style-name="ce2" office:value-type="float" office:value="374588079.49679">
            <text:p>374588079,50</text:p>
          </table:table-cell>
          <table:table-cell office:value-type="float" office:value="586065600.017095">
            <text:p>586065600,02</text:p>
          </table:table-cell>
          <table:table-cell table:style-name="ce2" office:value-type="float" office:value="6874757445.724">
            <text:p>6874757445,72</text:p>
          </table:table-cell>
        </table:table-row>
        <table:table-row table:style-name="ro1">
          <table:table-cell table:formula="of:=[.A163]+1" office:value-type="float" office:value="2062">
            <text:p>2062</text:p>
          </table:table-cell>
          <table:table-cell table:number-columns-repeated="10"/>
          <table:table-cell table:style-name="ce2" office:value-type="float" office:value="375939220.67196">
            <text:p>375939220,67</text:p>
          </table:table-cell>
          <table:table-cell office:value-type="float" office:value="592409912.40577">
            <text:p>592409912,41</text:p>
          </table:table-cell>
          <table:table-cell table:style-name="ce2" office:value-type="float" office:value="6498818225.052">
            <text:p>6498818225,05</text:p>
          </table:table-cell>
        </table:table-row>
        <table:table-row table:style-name="ro1">
          <table:table-cell table:formula="of:=[.A164]+1" office:value-type="float" office:value="2063">
            <text:p>2063</text:p>
          </table:table-cell>
          <table:table-cell table:number-columns-repeated="10"/>
          <table:table-cell table:style-name="ce2" office:value-type="float" office:value="377232994.949291">
            <text:p>377232994,95</text:p>
          </table:table-cell>
          <table:table-cell office:value-type="float" office:value="598693021.932138">
            <text:p>598693021,93</text:p>
          </table:table-cell>
          <table:table-cell table:style-name="ce2" office:value-type="float" office:value="6121585230.103">
            <text:p>6121585230,10</text:p>
          </table:table-cell>
        </table:table-row>
        <table:table-row table:style-name="ro1">
          <table:table-cell table:formula="of:=[.A165]+1" office:value-type="float" office:value="2064">
            <text:p>2064</text:p>
          </table:table-cell>
          <table:table-cell table:number-columns-repeated="10"/>
          <table:table-cell table:style-name="ce2" office:value-type="float" office:value="378471438.027634">
            <text:p>378471438,03</text:p>
          </table:table-cell>
          <table:table-cell office:value-type="float" office:value="604914046.627708">
            <text:p>604914046,63</text:p>
          </table:table-cell>
          <table:table-cell table:style-name="ce2" office:value-type="float" office:value="5743113792.075">
            <text:p>5743113792,08</text:p>
          </table:table-cell>
        </table:table-row>
        <table:table-row table:style-name="ro1">
          <table:table-cell table:formula="of:=[.A166]+1" office:value-type="float" office:value="2065">
            <text:p>2065</text:p>
          </table:table-cell>
          <table:table-cell table:number-columns-repeated="10"/>
          <table:table-cell table:style-name="ce2" office:value-type="float" office:value="379656549.875182">
            <text:p>379656549,88</text:p>
          </table:table-cell>
          <table:table-cell office:value-type="float" office:value="611072170.490261">
            <text:p>611072170,49</text:p>
          </table:table-cell>
          <table:table-cell table:style-name="ce2" office:value-type="float" office:value="5363457242.2">
            <text:p>5363457242,20</text:p>
          </table:table-cell>
        </table:table-row>
        <table:table-row table:style-name="ro1">
          <table:table-cell table:formula="of:=[.A167]+1" office:value-type="float" office:value="2066">
            <text:p>2066</text:p>
          </table:table-cell>
          <table:table-cell table:number-columns-repeated="10"/>
          <table:table-cell table:style-name="ce2" office:value-type="float" office:value="380790291.681236">
            <text:p>380790291,68</text:p>
          </table:table-cell>
          <table:table-cell office:value-type="float" office:value="617166642.066358">
            <text:p>617166642,07</text:p>
          </table:table-cell>
          <table:table-cell table:style-name="ce2" office:value-type="float" office:value="4982666950.519">
            <text:p>4982666950,52</text:p>
          </table:table-cell>
        </table:table-row>
        <table:table-row table:style-name="ro1">
          <table:table-cell table:formula="of:=[.A168]+1" office:value-type="float" office:value="2067">
            <text:p>2067</text:p>
          </table:table-cell>
          <table:table-cell table:number-columns-repeated="10"/>
          <table:table-cell table:style-name="ce2" office:value-type="float" office:value="381874583.254326">
            <text:p>381874583,25</text:p>
          </table:table-cell>
          <table:table-cell office:value-type="float" office:value="623196772.993406">
            <text:p>623196772,99</text:p>
          </table:table-cell>
          <table:table-cell table:style-name="ce2" office:value-type="float" office:value="4600792367.264">
            <text:p>4600792367,26</text:p>
          </table:table-cell>
        </table:table-row>
        <table:table-row table:style-name="ro1">
          <table:table-cell table:formula="of:=[.A169]+1" office:value-type="float" office:value="2068">
            <text:p>2068</text:p>
          </table:table-cell>
          <table:table-cell table:number-columns-repeated="10"/>
          <table:table-cell table:style-name="ce2" office:value-type="float" office:value="382911300.834886">
            <text:p>382911300,83</text:p>
          </table:table-cell>
          <table:table-cell office:value-type="float" office:value="629161936.506458">
            <text:p>629161936,51</text:p>
          </table:table-cell>
          <table:table-cell table:style-name="ce2" office:value-type="float" office:value="4217881066.43">
            <text:p>4217881066,43</text:p>
          </table:table-cell>
        </table:table-row>
        <table:table-row table:style-name="ro1">
          <table:table-cell table:formula="of:=[.A170]+1" office:value-type="float" office:value="2069">
            <text:p>2069</text:p>
          </table:table-cell>
          <table:table-cell table:number-columns-repeated="10"/>
          <table:table-cell table:style-name="ce2" office:value-type="float" office:value="383902275.291299">
            <text:p>383902275,29</text:p>
          </table:table-cell>
          <table:table-cell office:value-type="float" office:value="635061565.914713">
            <text:p>635061565,91</text:p>
          </table:table-cell>
          <table:table-cell table:style-name="ce2" office:value-type="float" office:value="3833978791.138">
            <text:p>3833978791,14</text:p>
          </table:table-cell>
        </table:table-row>
        <table:table-row table:style-name="ro1">
          <table:table-cell table:formula="of:=[.A171]+1" office:value-type="float" office:value="2070">
            <text:p>2070</text:p>
          </table:table-cell>
          <table:table-cell table:number-columns-repeated="10"/>
          <table:table-cell table:style-name="ce2" office:value-type="float" office:value="384849290.668931">
            <text:p>384849290,67</text:p>
          </table:table-cell>
          <table:table-cell office:value-type="float" office:value="640895153.052494">
            <text:p>640895153,05</text:p>
          </table:table-cell>
          <table:table-cell table:style-name="ce2" office:value-type="float" office:value="3449129500.469">
            <text:p>3449129500,47</text:p>
          </table:table-cell>
        </table:table-row>
        <table:table-row table:style-name="ro1">
          <table:table-cell table:formula="of:=[.A172]+1" office:value-type="float" office:value="2071">
            <text:p>2071</text:p>
          </table:table-cell>
          <table:table-cell table:number-columns-repeated="10"/>
          <table:table-cell table:style-name="ce2" office:value-type="float" office:value="385754083.062815">
            <text:p>385754083,06</text:p>
          </table:table-cell>
          <table:table-cell office:value-type="float" office:value="646662246.709229">
            <text:p>646662246,71</text:p>
          </table:table-cell>
          <table:table-cell table:style-name="ce2" office:value-type="float" office:value="3063375417.407">
            <text:p>3063375417,41</text:p>
          </table:table-cell>
        </table:table-row>
        <table:table-row table:style-name="ro1">
          <table:table-cell table:formula="of:=[.A173]+1" office:value-type="float" office:value="2072">
            <text:p>2072</text:p>
          </table:table-cell>
          <table:table-cell table:number-columns-repeated="10"/>
          <table:table-cell table:style-name="ce2" office:value-type="float" office:value="386618339.785771">
            <text:p>386618339,79</text:p>
          </table:table-cell>
          <table:table-cell office:value-type="float" office:value="652362451.042768">
            <text:p>652362451,04</text:p>
          </table:table-cell>
          <table:table-cell table:style-name="ce2" office:value-type="float" office:value="2676757077.621">
            <text:p>2676757077,62</text:p>
          </table:table-cell>
        </table:table-row>
        <table:table-row table:style-name="ro1">
          <table:table-cell table:formula="of:=[.A174]+1" office:value-type="float" office:value="2073">
            <text:p>2073</text:p>
          </table:table-cell>
          <table:table-cell table:number-columns-repeated="10"/>
          <table:table-cell table:style-name="ce2" office:value-type="float" office:value="387443698.805015">
            <text:p>387443698,81</text:p>
          </table:table-cell>
          <table:table-cell office:value-type="float" office:value="657995423.980109">
            <text:p>657995423,98</text:p>
          </table:table-cell>
          <table:table-cell table:style-name="ce2" office:value-type="float" office:value="2289313378.816">
            <text:p>2289313378,82</text:p>
          </table:table-cell>
        </table:table-row>
        <table:table-row table:style-name="ro1">
          <table:table-cell table:formula="of:=[.A175]+1" office:value-type="float" office:value="2074">
            <text:p>2074</text:p>
          </table:table-cell>
          <table:table-cell table:number-columns-repeated="10"/>
          <table:table-cell table:style-name="ce2" office:value-type="float" office:value="388231748.421661">
            <text:p>388231748,42</text:p>
          </table:table-cell>
          <table:table-cell office:value-type="float" office:value="663560875.609461">
            <text:p>663560875,61</text:p>
          </table:table-cell>
          <table:table-cell table:style-name="ce2" office:value-type="float" office:value="1901081630.394">
            <text:p>1901081630,39</text:p>
          </table:table-cell>
        </table:table-row>
        <table:table-row table:style-name="ro1">
          <table:table-cell table:formula="of:=[.A176]+1" office:value-type="float" office:value="2075">
            <text:p>2075</text:p>
          </table:table-cell>
          <table:table-cell table:number-columns-repeated="10"/>
          <table:table-cell table:style-name="ce2" office:value-type="float" office:value="388984027.168861">
            <text:p>388984027,17</text:p>
          </table:table-cell>
          <table:table-cell office:value-type="float" office:value="669058566.567262">
            <text:p>669058566,57</text:p>
          </table:table-cell>
          <table:table-cell table:style-name="ce2" office:value-type="float" office:value="1512097603.225">
            <text:p>1512097603,23</text:p>
          </table:table-cell>
        </table:table-row>
        <table:table-row table:style-name="ro1">
          <table:table-cell table:formula="of:=[.A177]+1" office:value-type="float" office:value="2076">
            <text:p>2076</text:p>
          </table:table-cell>
          <table:table-cell table:number-columns-repeated="10"/>
          <table:table-cell table:style-name="ce2" office:value-type="float" office:value="389702023.905805">
            <text:p>389702023,91</text:p>
          </table:table-cell>
          <table:table-cell office:value-type="float" office:value="674488306.423642">
            <text:p>674488306,42</text:p>
          </table:table-cell>
          <table:table-cell table:style-name="ce2" office:value-type="float" office:value="1122395579.319">
            <text:p>1122395579,32</text:p>
          </table:table-cell>
        </table:table-row>
        <table:table-row table:style-name="ro1">
          <table:table-cell table:formula="of:=[.A178]+1" office:value-type="float" office:value="2077">
            <text:p>2077</text:p>
          </table:table-cell>
          <table:table-cell table:number-columns-repeated="10"/>
          <table:table-cell table:style-name="ce2" office:value-type="float" office:value="390387178.086165">
            <text:p>390387178,09</text:p>
          </table:table-cell>
          <table:table-cell office:value-type="float" office:value="679849952.069573">
            <text:p>679849952,07</text:p>
          </table:table-cell>
          <table:table-cell table:style-name="ce2" office:value-type="float" office:value="732008401.2333">
            <text:p>732008401,23</text:p>
          </table:table-cell>
        </table:table-row>
        <table:table-row table:style-name="ro1">
          <table:table-cell table:formula="of:=[.A179]+1" office:value-type="float" office:value="2078">
            <text:p>2078</text:p>
          </table:table-cell>
          <table:table-cell table:number-columns-repeated="10"/>
          <table:table-cell table:style-name="ce2" office:value-type="float" office:value="391040880.181021">
            <text:p>391040880,18</text:p>
          </table:table-cell>
          <table:table-cell office:value-type="float" office:value="685143406.108741">
            <text:p>685143406,11</text:p>
          </table:table-cell>
          <table:table-cell table:style-name="ce2" office:value-type="float" office:value="340967521.0523">
            <text:p>340967521,05</text:p>
          </table:table-cell>
        </table:table-row>
        <table:table-row table:style-name="ro1">
          <table:table-cell table:formula="of:=[.A180]+1" office:value-type="float" office:value="2079">
            <text:p>2079</text:p>
          </table:table-cell>
          <table:table-cell table:number-columns-repeated="10"/>
          <table:table-cell table:style-name="ce2" office:value-type="float" office:value="391664472.237687">
            <text:p>391664472,24</text:p>
          </table:table-cell>
          <table:table-cell office:value-type="float" office:value="690368615.257001">
            <text:p>690368615,26</text:p>
          </table:table-cell>
          <table:table-cell table:style-name="ce2" office:value-type="float" office:value="-50696951.18543">
            <text:p>-50696951,19</text:p>
          </table:table-cell>
        </table:table-row>
        <table:table-row table:style-name="ro1">
          <table:table-cell table:formula="of:=[.A181]+1" office:value-type="float" office:value="2080">
            <text:p>2080</text:p>
          </table:table-cell>
          <table:table-cell table:number-columns-repeated="10"/>
          <table:table-cell table:style-name="ce2" office:value-type="float" office:value="392259248.557198">
            <text:p>392259248,56</text:p>
          </table:table-cell>
          <table:table-cell office:value-type="float" office:value="695525568.752056">
            <text:p>695525568,75</text:p>
          </table:table-cell>
          <table:table-cell table:style-name="ce2" office:value-type="float" office:value="-442956199.7426">
            <text:p>-442956199,74</text:p>
          </table:table-cell>
        </table:table-row>
        <table:table-row table:style-name="ro1">
          <table:table-cell table:formula="of:=[.A182]+1" office:value-type="float" office:value="2081">
            <text:p>2081</text:p>
          </table:table-cell>
          <table:table-cell table:number-columns-repeated="10"/>
          <table:table-cell table:style-name="ce2" office:value-type="float" office:value="392826456.474576">
            <text:p>392826456,47</text:p>
          </table:table-cell>
          <table:table-cell office:value-type="float" office:value="700614296.775838">
            <text:p>700614296,78</text:p>
          </table:table-cell>
          <table:table-cell table:style-name="ce2" office:value-type="float" office:value="-835782656.2172">
            <text:p>-835782656,22</text:p>
          </table:table-cell>
        </table:table-row>
        <table:table-row table:style-name="ro1">
          <table:table-cell table:formula="of:=[.A183]+1" office:value-type="float" office:value="2082">
            <text:p>2082</text:p>
          </table:table-cell>
          <table:table-cell table:number-columns-repeated="10"/>
          <table:table-cell table:style-name="ce2" office:value-type="float" office:value="393367297.227219">
            <text:p>393367297,23</text:p>
          </table:table-cell>
          <table:table-cell office:value-type="float" office:value="705634868.891852">
            <text:p>705634868,89</text:p>
          </table:table-cell>
          <table:table-cell table:style-name="ce2" office:value-type="float" office:value="-1229149953.444">
            <text:p>-1229149953,44</text:p>
          </table:table-cell>
        </table:table-row>
        <table:table-row table:style-name="ro1">
          <table:table-cell table:formula="of:=[.A184]+1" office:value-type="float" office:value="2083">
            <text:p>2083</text:p>
          </table:table-cell>
          <table:table-cell table:number-columns-repeated="10"/>
          <table:table-cell table:style-name="ce2" office:value-type="float" office:value="393882926.897997">
            <text:p>393882926,90</text:p>
          </table:table-cell>
          <table:table-cell office:value-type="float" office:value="710587392.499617">
            <text:p>710587392,50</text:p>
          </table:table-cell>
          <table:table-cell table:style-name="ce2" office:value-type="float" office:value="-1623032880.342">
            <text:p>-1623032880,34</text:p>
          </table:table-cell>
        </table:table-row>
        <table:table-row table:style-name="ro1">
          <table:table-cell table:formula="of:=[.A185]+1" office:value-type="float" office:value="2084">
            <text:p>2084</text:p>
          </table:table-cell>
          <table:table-cell table:number-columns-repeated="10"/>
          <table:table-cell table:style-name="ce2" office:value-type="float" office:value="394374457.420792">
            <text:p>394374457,42</text:p>
          </table:table-cell>
          <table:table-cell office:value-type="float" office:value="715472011.308107">
            <text:p>715472011,31</text:p>
          </table:table-cell>
          <table:table-cell table:style-name="ce2" office:value-type="float" office:value="-2017407337.763">
            <text:p>-2017407337,76</text:p>
          </table:table-cell>
        </table:table-row>
        <table:table-row table:style-name="ro1">
          <table:table-cell table:formula="of:=[.A186]+1" office:value-type="float" office:value="2085">
            <text:p>2085</text:p>
          </table:table-cell>
          <table:table-cell table:number-columns-repeated="10"/>
          <table:table-cell table:style-name="ce2" office:value-type="float" office:value="394842957.637305">
            <text:p>394842957,64</text:p>
          </table:table-cell>
          <table:table-cell office:value-type="float" office:value="720288903.829983">
            <text:p>720288903,83</text:p>
          </table:table-cell>
          <table:table-cell table:style-name="ce2" office:value-type="float" office:value="-2412250295.401">
            <text:p>-2412250295,40</text:p>
          </table:table-cell>
        </table:table-row>
        <table:table-row table:style-name="ro1">
          <table:table-cell table:formula="of:=[.A187]+1" office:value-type="float" office:value="2086">
            <text:p>2086</text:p>
          </table:table-cell>
          <table:table-cell table:number-columns-repeated="10"/>
          <table:table-cell table:style-name="ce2" office:value-type="float" office:value="395289454.394998">
            <text:p>395289454,39</text:p>
          </table:table-cell>
          <table:table-cell office:value-type="float" office:value="725038281.898219">
            <text:p>725038281,90</text:p>
          </table:table-cell>
          <table:table-cell table:style-name="ce2" office:value-type="float" office:value="-2807539749.796">
            <text:p>-2807539749,80</text:p>
          </table:table-cell>
        </table:table-row>
        <table:table-row table:style-name="ro1">
          <table:table-cell table:formula="of:=[.A188]+1" office:value-type="float" office:value="2087">
            <text:p>2087</text:p>
          </table:table-cell>
          <table:table-cell table:number-columns-repeated="10"/>
          <table:table-cell table:style-name="ce2" office:value-type="float" office:value="395714933.677011">
            <text:p>395714933,68</text:p>
          </table:table-cell>
          <table:table-cell office:value-type="float" office:value="729720389.206585">
            <text:p>729720389,21</text:p>
          </table:table-cell>
          <table:table-cell table:style-name="ce2" office:value-type="float" office:value="-3203254683.473">
            <text:p>-3203254683,47</text:p>
          </table:table-cell>
        </table:table-row>
        <table:table-row table:style-name="ro1">
          <table:table-cell table:formula="of:=[.A189]+1" office:value-type="float" office:value="2088">
            <text:p>2088</text:p>
          </table:table-cell>
          <table:table-cell table:number-columns-repeated="10"/>
          <table:table-cell table:style-name="ce2" office:value-type="float" office:value="396120341.755787">
            <text:p>396120341,76</text:p>
          </table:table-cell>
          <table:table-cell office:value-type="float" office:value="734335499.875295">
            <text:p>734335499,88</text:p>
          </table:table-cell>
          <table:table-cell table:style-name="ce2" office:value-type="float" office:value="-3599375025.228">
            <text:p>-3599375025,23</text:p>
          </table:table-cell>
        </table:table-row>
        <table:table-row table:style-name="ro1">
          <table:table-cell table:formula="of:=[.A190]+1" office:value-type="float" office:value="2089">
            <text:p>2089</text:p>
          </table:table-cell>
          <table:table-cell table:number-columns-repeated="10"/>
          <table:table-cell table:style-name="ce2" office:value-type="float" office:value="396506586.363015">
            <text:p>396506586,36</text:p>
          </table:table-cell>
          <table:table-cell office:value-type="float" office:value="738883917.043">
            <text:p>738883917,04</text:p>
          </table:table-cell>
          <table:table-cell table:style-name="ce2" office:value-type="float" office:value="-3995881611.591">
            <text:p>-3995881611,59</text:p>
          </table:table-cell>
        </table:table-row>
        <table:table-row table:style-name="ro1">
          <table:table-cell table:formula="of:=[.A191]+1" office:value-type="float" office:value="2090">
            <text:p>2090</text:p>
          </table:table-cell>
          <table:table-cell table:number-columns-repeated="10"/>
          <table:table-cell table:style-name="ce2" office:value-type="float" office:value="396874537.869248">
            <text:p>396874537,87</text:p>
          </table:table-cell>
          <table:table-cell office:value-type="float" office:value="743365971.486175">
            <text:p>743365971,49</text:p>
          </table:table-cell>
          <table:table-cell table:style-name="ce2" office:value-type="float" office:value="-4392756149.461">
            <text:p>-4392756149,46</text:p>
          </table:table-cell>
        </table:table-row>
        <table:table-row table:style-name="ro1">
          <table:table-cell table:formula="of:=[.A192]+1" office:value-type="float" office:value="2091">
            <text:p>2091</text:p>
          </table:table-cell>
          <table:table-cell table:number-columns-repeated="10"/>
          <table:table-cell table:style-name="ce2" office:value-type="float" office:value="397225030.467343">
            <text:p>397225030,47</text:p>
          </table:table-cell>
          <table:table-cell office:value-type="float" office:value="747782020.266777">
            <text:p>747782020,27</text:p>
          </table:table-cell>
          <table:table-cell table:style-name="ce2" office:value-type="float" office:value="-4789981179.928">
            <text:p>-4789981179,93</text:p>
          </table:table-cell>
        </table:table-row>
        <table:table-row table:style-name="ro1">
          <table:table-cell table:formula="of:=[.A193]+1" office:value-type="float" office:value="2092">
            <text:p>2092</text:p>
          </table:table-cell>
          <table:table-cell table:number-columns-repeated="10"/>
          <table:table-cell table:style-name="ce2" office:value-type="float" office:value="397558863.354472">
            <text:p>397558863,35</text:p>
          </table:table-cell>
          <table:table-cell office:value-type="float" office:value="752132445.409048">
            <text:p>752132445,41</text:p>
          </table:table-cell>
          <table:table-cell table:style-name="ce2" office:value-type="float" office:value="-5187540043.282">
            <text:p>-5187540043,28</text:p>
          </table:table-cell>
        </table:table-row>
        <table:table-row table:style-name="ro1">
          <table:table-cell table:formula="of:=[.A194]+1" office:value-type="float" office:value="2093">
            <text:p>2093</text:p>
          </table:table-cell>
          <table:table-cell table:number-columns-repeated="10"/>
          <table:table-cell table:style-name="ce2" office:value-type="float" office:value="397876801.908146">
            <text:p>397876801,91</text:p>
          </table:table-cell>
          <table:table-cell office:value-type="float" office:value="756417652.606054">
            <text:p>756417652,61</text:p>
          </table:table-cell>
          <table:table-cell table:style-name="ce2" office:value-type="float" office:value="-5585416845.191">
            <text:p>-5585416845,19</text:p>
          </table:table-cell>
        </table:table-row>
        <table:table-row table:style-name="ro1">
          <table:table-cell table:formula="of:=[.A195]+1" office:value-type="float" office:value="2094">
            <text:p>2094</text:p>
          </table:table-cell>
          <table:table-cell table:number-columns-repeated="10"/>
          <table:table-cell table:style-name="ce2" office:value-type="float" office:value="398179578.852204">
            <text:p>398179578,85</text:p>
          </table:table-cell>
          <table:table-cell office:value-type="float" office:value="760638069.956604">
            <text:p>760638069,96</text:p>
          </table:table-cell>
          <table:table-cell table:style-name="ce2" office:value-type="float" office:value="-5983596424.043">
            <text:p>-5983596424,04</text:p>
          </table:table-cell>
        </table:table-row>
        <table:table-row table:style-name="ro1">
          <table:table-cell table:formula="of:=[.A196]+1" office:value-type="float" office:value="2095">
            <text:p>2095</text:p>
          </table:table-cell>
          <table:table-cell table:number-columns-repeated="10"/>
          <table:table-cell table:style-name="ce2" office:value-type="float" office:value="398467895.409289">
            <text:p>398467895,41</text:p>
          </table:table-cell>
          <table:table-cell office:value-type="float" office:value="764794146.732976">
            <text:p>764794146,73</text:p>
          </table:table-cell>
          <table:table-cell table:style-name="ce2" office:value-type="float" office:value="-6382064319.452">
            <text:p>-6382064319,45</text:p>
          </table:table-cell>
        </table:table-row>
        <table:table-row table:style-name="ro1">
          <table:table-cell table:formula="of:=[.A197]+1" office:value-type="float" office:value="2096">
            <text:p>2096</text:p>
          </table:table-cell>
          <table:table-cell table:number-columns-repeated="10"/>
          <table:table-cell table:style-name="ce2" office:value-type="float" office:value="398742422.436778">
            <text:p>398742422,44</text:p>
          </table:table-cell>
          <table:table-cell office:value-type="float" office:value="768886352.179872">
            <text:p>768886352,18</text:p>
          </table:table-cell>
          <table:table-cell table:style-name="ce2" office:value-type="float" office:value="-6780806741.889">
            <text:p>-6780806741,89</text:p>
          </table:table-cell>
        </table:table-row>
        <table:table-row table:style-name="ro1">
          <table:table-cell table:formula="of:=[.A198]+1" office:value-type="float" office:value="2097">
            <text:p>2097</text:p>
          </table:table-cell>
          <table:table-cell table:number-columns-repeated="10"/>
          <table:table-cell table:style-name="ce2" office:value-type="float" office:value="399003801.543579">
            <text:p>399003801,54</text:p>
          </table:table-cell>
          <table:table-cell office:value-type="float" office:value="772915174.344825">
            <text:p>772915174,34</text:p>
          </table:table-cell>
          <table:table-cell table:style-name="ce2" office:value-type="float" office:value="-7179810543.432">
            <text:p>-7179810543,43</text:p>
          </table:table-cell>
        </table:table-row>
        <table:table-row table:style-name="ro1">
          <table:table-cell table:formula="of:=[.A199]+1" office:value-type="float" office:value="2098">
            <text:p>2098</text:p>
          </table:table-cell>
          <table:table-cell table:number-columns-repeated="10"/>
          <table:table-cell table:style-name="ce2" office:value-type="float" office:value="399252646.185608">
            <text:p>399252646,19</text:p>
          </table:table-cell>
          <table:table-cell office:value-type="float" office:value="776881118.940336">
            <text:p>776881118,94</text:p>
          </table:table-cell>
          <table:table-cell table:style-name="ce2" office:value-type="float" office:value="-7579063189.618">
            <text:p>-7579063189,62</text:p>
          </table:table-cell>
        </table:table-row>
        <table:table-row table:style-name="ro1">
          <table:table-cell table:formula="of:=[.A200]+1" office:value-type="float" office:value="2099">
            <text:p>2099</text:p>
          </table:table-cell>
          <table:table-cell table:number-columns-repeated="10"/>
          <table:table-cell table:style-name="ce2" office:value-type="float" office:value="399489542.738109">
            <text:p>399489542,74</text:p>
          </table:table-cell>
          <table:table-cell office:value-type="float" office:value="780784708.237809">
            <text:p>780784708,24</text:p>
          </table:table-cell>
          <table:table-cell table:style-name="ce2" office:value-type="float" office:value="-7978552732.356">
            <text:p>-7978552732,36</text:p>
          </table:table-cell>
        </table:table-row>
        <table:table-row table:style-name="ro1">
          <table:table-cell table:formula="of:=[.A201]+1" office:value-type="float" office:value="2100">
            <text:p>2100</text:p>
          </table:table-cell>
          <table:table-cell table:number-columns-repeated="10"/>
          <table:table-cell table:style-name="ce2" office:value-type="float" office:value="399715051.543289">
            <text:p>399715051,54</text:p>
          </table:table-cell>
          <table:table-cell office:value-type="float" office:value="784626479.993329">
            <text:p>784626479,99</text:p>
          </table:table-cell>
          <table:table-cell table:style-name="ce2" office:value-type="float" office:value="-8378267783.899">
            <text:p>-8378267783,90</text:p>
          </table:table-cell>
        </table:table-row>
        <table:table-row table:style-name="ro1">
          <table:table-cell table:formula="of:=[.A202]+1" office:value-type="float" office:value="2101">
            <text:p>2101</text:p>
          </table:table-cell>
          <table:table-cell table:number-columns-repeated="10"/>
          <table:table-cell table:style-name="ce2" office:value-type="float" office:value="399929707.932071">
            <text:p>399929707,93</text:p>
          </table:table-cell>
          <table:table-cell office:value-type="float" office:value="788406986.405338">
            <text:p>788406986,41</text:p>
          </table:table-cell>
          <table:table-cell table:style-name="ce2" office:value-type="float" office:value="-8778197491.831">
            <text:p>-8778197491,83</text:p>
          </table:table-cell>
        </table:table-row>
        <table:table-row table:style-name="ro1">
          <table:table-cell table:formula="of:=[.A203]+1" office:value-type="float" office:value="2102">
            <text:p>2102</text:p>
          </table:table-cell>
          <table:table-cell table:number-columns-repeated="10"/>
          <table:table-cell table:style-name="ce2" office:value-type="float" office:value="400134023.218968">
            <text:p>400134023,22</text:p>
          </table:table-cell>
          <table:table-cell office:value-type="float" office:value="792126793.103999">
            <text:p>792126793,10</text:p>
          </table:table-cell>
          <table:table-cell table:style-name="ce2" office:value-type="float" office:value="-9178331515.05">
            <text:p>-9178331515,05</text:p>
          </table:table-cell>
        </table:table-row>
        <table:table-row table:style-name="ro1">
          <table:table-cell table:formula="of:=[.A204]+1" office:value-type="float" office:value="2103">
            <text:p>2103</text:p>
          </table:table-cell>
          <table:table-cell table:number-columns-repeated="10"/>
          <table:table-cell table:style-name="ce2" office:value-type="float" office:value="400328485.669383">
            <text:p>400328485,67</text:p>
          </table:table-cell>
          <table:table-cell office:value-type="float" office:value="795786478.172251">
            <text:p>795786478,17</text:p>
          </table:table-cell>
          <table:table-cell table:style-name="ce2" office:value-type="float" office:value="-9578660000.72">
            <text:p>-9578660000,72</text:p>
          </table:table-cell>
        </table:table-row>
        <table:table-row table:style-name="ro1">
          <table:table-cell table:formula="of:=[.A205]+1" office:value-type="float" office:value="2104">
            <text:p>2104</text:p>
          </table:table-cell>
          <table:table-cell table:number-columns-repeated="10"/>
          <table:table-cell table:style-name="ce2" office:value-type="float" office:value="400513561.43877">
            <text:p>400513561,44</text:p>
          </table:table-cell>
          <table:table-cell office:value-type="float" office:value="799386631.198212">
            <text:p>799386631,20</text:p>
          </table:table-cell>
          <table:table-cell table:style-name="ce2" office:value-type="float" office:value="-9979173562.159">
            <text:p>-9979173562,16</text:p>
          </table:table-cell>
        </table:table-row>
        <table:table-row table:style-name="ro1">
          <table:table-cell table:formula="of:=[.A206]+1" office:value-type="float" office:value="2105">
            <text:p>2105</text:p>
          </table:table-cell>
          <table:table-cell table:number-columns-repeated="10"/>
          <table:table-cell table:style-name="ce2" office:value-type="float" office:value="400689695.483358">
            <text:p>400689695,48</text:p>
          </table:table-cell>
          <table:table-cell office:value-type="float" office:value="802927852.358806">
            <text:p>802927852,36</text:p>
          </table:table-cell>
          <table:table-cell table:style-name="ce2" office:value-type="float" office:value="-10379863257.64">
            <text:p>-10379863257,64</text:p>
          </table:table-cell>
        </table:table-row>
        <table:table-row table:style-name="ro1">
          <table:table-cell table:formula="of:=[.A207]+1" office:value-type="float" office:value="2106">
            <text:p>2106</text:p>
          </table:table-cell>
          <table:table-cell table:number-columns-repeated="10"/>
          <table:table-cell table:style-name="ce2" office:value-type="float" office:value="400857312.442224">
            <text:p>400857312,44</text:p>
          </table:table-cell>
          <table:table-cell office:value-type="float" office:value="806410751.534236">
            <text:p>806410751,53</text:p>
          </table:table-cell>
          <table:table-cell table:style-name="ce2" office:value-type="float" office:value="-10780720570.08">
            <text:p>-10780720570,08</text:p>
          </table:table-cell>
        </table:table-row>
        <table:table-row table:style-name="ro1">
          <table:table-cell table:formula="of:=[.A208]+1" office:value-type="float" office:value="2107">
            <text:p>2107</text:p>
          </table:table-cell>
          <table:table-cell table:number-columns-repeated="10"/>
          <table:table-cell table:style-name="ce2" office:value-type="float" office:value="401016817.490707">
            <text:p>401016817,49</text:p>
          </table:table-cell>
          <table:table-cell office:value-type="float" office:value="809835947.453006">
            <text:p>809835947,45</text:p>
          </table:table-cell>
          <table:table-cell table:style-name="ce2" office:value-type="float" office:value="-11181737387.57">
            <text:p>-11181737387,57</text:p>
          </table:table-cell>
        </table:table-row>
        <table:table-row table:style-name="ro1">
          <table:table-cell table:formula="of:=[.A209]+1" office:value-type="float" office:value="2108">
            <text:p>2108</text:p>
          </table:table-cell>
          <table:table-cell table:number-columns-repeated="10"/>
          <table:table-cell table:style-name="ce2" office:value-type="float" office:value="401168597.16524">
            <text:p>401168597,17</text:p>
          </table:table-cell>
          <table:table-cell office:value-type="float" office:value="813204066.867089">
            <text:p>813204066,87</text:p>
          </table:table-cell>
          <table:table-cell table:style-name="ce2" office:value-type="float" office:value="-11582905984.74">
            <text:p>-11582905984,74</text:p>
          </table:table-cell>
        </table:table-row>
        <table:table-row table:style-name="ro1">
          <table:table-cell table:formula="of:=[.A210]+1" office:value-type="float" office:value="2109">
            <text:p>2109</text:p>
          </table:table-cell>
          <table:table-cell table:number-columns-repeated="10"/>
          <table:table-cell table:style-name="ce2" office:value-type="float" office:value="401313020.159805">
            <text:p>401313020,16</text:p>
          </table:table-cell>
          <table:table-cell office:value-type="float" office:value="816515743.756867">
            <text:p>816515743,76</text:p>
          </table:table-cell>
          <table:table-cell table:style-name="ce2" office:value-type="float" office:value="-11984219004.9">
            <text:p>-11984219004,90</text:p>
          </table:table-cell>
        </table:table-row>
        <table:table-row table:style-name="ro1">
          <table:table-cell table:formula="of:=[.A211]+1" office:value-type="float" office:value="2110">
            <text:p>2110</text:p>
          </table:table-cell>
          <table:table-cell table:number-columns-repeated="10"/>
          <table:table-cell table:style-name="ce2" office:value-type="float" office:value="401450438.094311">
            <text:p>401450438,09</text:p>
          </table:table-cell>
          <table:table-cell office:value-type="float" office:value="819771618.565369">
            <text:p>819771618,57</text:p>
          </table:table-cell>
          <table:table-cell table:style-name="ce2" office:value-type="float" office:value="-12385669442.99">
            <text:p>-12385669442,99</text:p>
          </table:table-cell>
        </table:table-row>
        <table:table-row table:style-name="ro1">
          <table:table-cell table:formula="of:=[.A212]+1" office:value-type="float" office:value="2111">
            <text:p>2111</text:p>
          </table:table-cell>
          <table:table-cell table:number-columns-repeated="10"/>
          <table:table-cell table:style-name="ce2" office:value-type="float" office:value="401581186.255263">
            <text:p>401581186,26</text:p>
          </table:table-cell>
          <table:table-cell office:value-type="float" office:value="822972337.461339">
            <text:p>822972337,46</text:p>
          </table:table-cell>
          <table:table-cell table:style-name="ce2" office:value-type="float" office:value="-12787250629.25">
            <text:p>-12787250629,25</text:p>
          </table:table-cell>
        </table:table-row>
        <table:table-row table:style-name="ro1">
          <table:table-cell table:formula="of:=[.A213]+1" office:value-type="float" office:value="2112">
            <text:p>2112</text:p>
          </table:table-cell>
          <table:table-cell table:number-columns-repeated="10"/>
          <table:table-cell table:style-name="ce2" office:value-type="float" office:value="401705584.309177">
            <text:p>401705584,31</text:p>
          </table:table-cell>
          <table:table-cell office:value-type="float" office:value="826118551.63066">
            <text:p>826118551,63</text:p>
          </table:table-cell>
          <table:table-cell table:style-name="ce2" office:value-type="float" office:value="-13188956213.56">
            <text:p>-13188956213,56</text:p>
          </table:table-cell>
        </table:table-row>
        <table:table-row table:style-name="ro1">
          <table:table-cell table:formula="of:=[.A214]+1" office:value-type="float" office:value="2113">
            <text:p>2113</text:p>
          </table:table-cell>
          <table:table-cell table:number-columns-repeated="10"/>
          <table:table-cell table:style-name="ce2" office:value-type="float" office:value="401823936.989247">
            <text:p>401823936,99</text:p>
          </table:table-cell>
          <table:table-cell office:value-type="float" office:value="829210916.595588">
            <text:p>829210916,60</text:p>
          </table:table-cell>
          <table:table-cell table:style-name="ce2" office:value-type="float" office:value="-13590780150.55">
            <text:p>-13590780150,55</text:p>
          </table:table-cell>
        </table:table-row>
        <table:table-row table:style-name="ro1">
          <table:table-cell table:formula="of:=[.A215]+1" office:value-type="float" office:value="2114">
            <text:p>2114</text:p>
          </table:table-cell>
          <table:table-cell table:number-columns-repeated="10"/>
          <table:table-cell table:style-name="ce2" office:value-type="float" office:value="401936534.755806">
            <text:p>401936534,76</text:p>
          </table:table-cell>
          <table:table-cell office:value-type="float" office:value="832250091.561281">
            <text:p>832250091,56</text:p>
          </table:table-cell>
          <table:table-cell table:style-name="ce2" office:value-type="float" office:value="-13992716685.3">
            <text:p>-13992716685,30</text:p>
          </table:table-cell>
        </table:table-row>
        <table:table-row table:style-name="ro1">
          <table:table-cell table:formula="of:=[.A216]+1" office:value-type="float" office:value="2115">
            <text:p>2115</text:p>
          </table:table-cell>
          <table:table-cell table:number-columns-repeated="10"/>
          <table:table-cell table:style-name="ce2" office:value-type="float" office:value="402043654.431199">
            <text:p>402043654,43</text:p>
          </table:table-cell>
          <table:table-cell office:value-type="float" office:value="835236738.789059">
            <text:p>835236738,79</text:p>
          </table:table-cell>
          <table:table-cell table:style-name="ce2" office:value-type="float" office:value="-14394760339.73">
            <text:p>-14394760339,73</text:p>
          </table:table-cell>
        </table:table-row>
        <table:table-row table:style-name="ro1">
          <table:table-cell table:formula="of:=[.A217]+1" office:value-type="float" office:value="2116">
            <text:p>2116</text:p>
          </table:table-cell>
          <table:table-cell table:number-columns-repeated="10"/>
          <table:table-cell table:style-name="ce2" office:value-type="float" office:value="402145559.809671">
            <text:p>402145559,81</text:p>
          </table:table-cell>
          <table:table-cell office:value-type="float" office:value="838171522.99582">
            <text:p>838171523,00</text:p>
          </table:table-cell>
          <table:table-cell table:style-name="ce2" office:value-type="float" office:value="-14796905899.54">
            <text:p>-14796905899,54</text:p>
          </table:table-cell>
        </table:table-row>
        <table:table-row table:style-name="ro1">
          <table:table-cell table:formula="of:=[.A218]+1" office:value-type="float" office:value="2117">
            <text:p>2117</text:p>
          </table:table-cell>
          <table:table-cell table:number-columns-repeated="10"/>
          <table:table-cell table:style-name="ce2" office:value-type="float" office:value="402242502.242944">
            <text:p>402242502,24</text:p>
          </table:table-cell>
          <table:table-cell office:value-type="float" office:value="841055110.779028">
            <text:p>841055110,78</text:p>
          </table:table-cell>
          <table:table-cell table:style-name="ce2" office:value-type="float" office:value="-15199148401.79">
            <text:p>-15199148401,79</text:p>
          </table:table-cell>
        </table:table-row>
        <table:table-row table:style-name="ro1">
          <table:table-cell table:formula="of:=[.A219]+1" office:value-type="float" office:value="2118">
            <text:p>2118</text:p>
          </table:table-cell>
          <table:table-cell table:number-columns-repeated="10"/>
          <table:table-cell table:style-name="ce2" office:value-type="float" office:value="402334721.20214">
            <text:p>402334721,20</text:p>
          </table:table-cell>
          <table:table-cell office:value-type="float" office:value="843888170.066729">
            <text:p>843888170,07</text:p>
          </table:table-cell>
          <table:table-cell table:style-name="ce2" office:value-type="float" office:value="-15601483122.99">
            <text:p>-15601483122,99</text:p>
          </table:table-cell>
        </table:table-row>
        <table:table-row table:style-name="ro1">
          <table:table-cell table:formula="of:=[.A220]+1" office:value-type="float" office:value="2119">
            <text:p>2119</text:p>
          </table:table-cell>
          <table:table-cell table:number-columns-repeated="10"/>
          <table:table-cell table:style-name="ce2" office:value-type="float" office:value="402422444.816753">
            <text:p>402422444,82</text:p>
          </table:table-cell>
          <table:table-cell office:value-type="float" office:value="846671369.591905">
            <text:p>846671369,59</text:p>
          </table:table-cell>
          <table:table-cell table:style-name="ce2" office:value-type="float" office:value="-16003905567.81">
            <text:p>-16003905567,81</text:p>
          </table:table-cell>
        </table:table-row>
        <table:table-row table:style-name="ro1">
          <table:table-cell table:formula="of:=[.A221]+1" office:value-type="float" office:value="2120">
            <text:p>2120</text:p>
          </table:table-cell>
          <table:table-cell table:number-columns-repeated="10"/>
          <table:table-cell table:style-name="ce2" office:value-type="float" office:value="402505890.391354">
            <text:p>402505890,39</text:p>
          </table:table-cell>
          <table:table-cell office:value-type="float" office:value="849405378.390639">
            <text:p>849405378,39</text:p>
          </table:table-cell>
          <table:table-cell table:style-name="ce2" office:value-type="float" office:value="-16406411458.2">
            <text:p>-16406411458,20</text:p>
          </table:table-cell>
        </table:table-row>
        <table:table-row table:style-name="ro1">
          <table:table-cell table:formula="of:=[.A222]+1" office:value-type="float" office:value="2121">
            <text:p>2121</text:p>
          </table:table-cell>
          <table:table-cell table:number-columns-repeated="10"/>
          <table:table-cell table:style-name="ce2" office:value-type="float" office:value="402585264.900731">
            <text:p>402585264,90</text:p>
          </table:table-cell>
          <table:table-cell office:value-type="float" office:value="852090865.323476">
            <text:p>852090865,32</text:p>
          </table:table-cell>
          <table:table-cell table:style-name="ce2" office:value-type="float" office:value="-16808996723.1">
            <text:p>-16808996723,10</text:p>
          </table:table-cell>
        </table:table-row>
        <table:table-row table:style-name="ro1">
          <table:table-cell table:formula="of:=[.A223]+1" office:value-type="float" office:value="2122">
            <text:p>2122</text:p>
          </table:table-cell>
          <table:table-cell table:number-columns-repeated="10"/>
          <table:table-cell table:style-name="ce2" office:value-type="float" office:value="402660765.464182">
            <text:p>402660765,46</text:p>
          </table:table-cell>
          <table:table-cell office:value-type="float" office:value="854728498.619296">
            <text:p>854728498,62</text:p>
          </table:table-cell>
          <table:table-cell table:style-name="ce2" office:value-type="float" office:value="-17211657488.56">
            <text:p>-17211657488,56</text:p>
          </table:table-cell>
        </table:table-row>
        <table:table-row table:style-name="ro1">
          <table:table-cell table:formula="of:=[.A224]+1" office:value-type="float" office:value="2123">
            <text:p>2123</text:p>
          </table:table-cell>
          <table:table-cell table:number-columns-repeated="10"/>
          <table:table-cell table:style-name="ce2" office:value-type="float" office:value="402732579.799642">
            <text:p>402732579,80</text:p>
          </table:table-cell>
          <table:table-cell office:value-type="float" office:value="857318945.441176">
            <text:p>857318945,44</text:p>
          </table:table-cell>
          <table:table-cell table:style-name="ce2" office:value-type="float" office:value="-17614390068.36">
            <text:p>-17614390068,36</text:p>
          </table:table-cell>
        </table:table-row>
        <table:table-row table:style-name="ro1">
          <table:table-cell table:formula="of:=[.A225]+1" office:value-type="float" office:value="2124">
            <text:p>2124</text:p>
          </table:table-cell>
          <table:table-cell table:number-columns-repeated="10"/>
          <table:table-cell table:style-name="ce2" office:value-type="float" office:value="402800886.658354">
            <text:p>402800886,66</text:p>
          </table:table-cell>
          <table:table-cell office:value-type="float" office:value="859862871.473572">
            <text:p>859862871,47</text:p>
          </table:table-cell>
          <table:table-cell table:style-name="ce2" office:value-type="float" office:value="-18017190955.02">
            <text:p>-18017190955,02</text:p>
          </table:table-cell>
        </table:table-row>
        <table:table-row table:style-name="ro1">
          <table:table-cell table:formula="of:=[.A226]+1" office:value-type="float" office:value="2125">
            <text:p>2125</text:p>
          </table:table-cell>
          <table:table-cell table:number-columns-repeated="10"/>
          <table:table-cell table:style-name="ce2" office:value-type="float" office:value="402865856.240762">
            <text:p>402865856,24</text:p>
          </table:table-cell>
          <table:table-cell office:value-type="float" office:value="862360940.530236">
            <text:p>862360940,53</text:p>
          </table:table-cell>
          <table:table-cell table:style-name="ce2" office:value-type="float" office:value="-18420056811.26">
            <text:p>-18420056811,26</text:p>
          </table:table-cell>
        </table:table-row>
        <table:table-row table:style-name="ro1">
          <table:table-cell table:formula="of:=[.A227]+1" office:value-type="float" office:value="2126">
            <text:p>2126</text:p>
          </table:table-cell>
          <table:table-cell table:number-columns-repeated="10"/>
          <table:table-cell table:style-name="ce2" office:value-type="float" office:value="402927650.594326">
            <text:p>402927650,59</text:p>
          </table:table-cell>
          <table:table-cell office:value-type="float" office:value="864813814.182206">
            <text:p>864813814,18</text:p>
          </table:table-cell>
          <table:table-cell table:style-name="ce2" office:value-type="float" office:value="-18822984461.86">
            <text:p>-18822984461,86</text:p>
          </table:table-cell>
        </table:table-row>
        <table:table-row table:style-name="ro1">
          <table:table-cell table:formula="of:=[.A228]+1" office:value-type="float" office:value="2127">
            <text:p>2127</text:p>
          </table:table-cell>
          <table:table-cell table:number-columns-repeated="10"/>
          <table:table-cell table:style-name="ce2" office:value-type="float" office:value="402986423.993897">
            <text:p>402986423,99</text:p>
          </table:table-cell>
          <table:table-cell office:value-type="float" office:value="867222151.405366">
            <text:p>867222151,41</text:p>
          </table:table-cell>
          <table:table-cell table:style-name="ce2" office:value-type="float" office:value="-19225970885.85">
            <text:p>-19225970885,85</text:p>
          </table:table-cell>
        </table:table-row>
        <table:table-row table:style-name="ro1">
          <table:table-cell table:formula="of:=[.A229]+1" office:value-type="float" office:value="2128">
            <text:p>2128</text:p>
          </table:table-cell>
          <table:table-cell table:number-columns-repeated="10"/>
          <table:table-cell table:style-name="ce2" office:value-type="float" office:value="403042323.305342">
            <text:p>403042323,31</text:p>
          </table:table-cell>
          <table:table-cell office:value-type="float" office:value="869586608.246871">
            <text:p>869586608,25</text:p>
          </table:table-cell>
          <table:table-cell table:style-name="ce2" office:value-type="float" office:value="-19629013209.15">
            <text:p>-19629013209,15</text:p>
          </table:table-cell>
        </table:table-row>
        <table:table-row table:style-name="ro1">
          <table:table-cell table:formula="of:=[.A230]+1" office:value-type="float" office:value="2129">
            <text:p>2129</text:p>
          </table:table-cell>
          <table:table-cell table:number-columns-repeated="10"/>
          <table:table-cell table:style-name="ce2" office:value-type="float" office:value="403095488.333034">
            <text:p>403095488,33</text:p>
          </table:table-cell>
          <table:table-cell office:value-type="float" office:value="871907837.509883">
            <text:p>871907837,51</text:p>
          </table:table-cell>
          <table:table-cell table:style-name="ce2" office:value-type="float" office:value="-20032108697.49">
            <text:p>-20032108697,49</text:p>
          </table:table-cell>
        </table:table-row>
        <table:table-row table:style-name="ro1">
          <table:table-cell table:formula="of:=[.A231]+1" office:value-type="float" office:value="2130">
            <text:p>2130</text:p>
          </table:table-cell>
          <table:table-cell table:number-columns-repeated="10"/>
          <table:table-cell table:style-name="ce2" office:value-type="float" office:value="403146052.151852">
            <text:p>403146052,15</text:p>
          </table:table-cell>
          <table:table-cell office:value-type="float" office:value="874186488.456054">
            <text:p>874186488,46</text:p>
          </table:table-cell>
          <table:table-cell table:style-name="ce2" office:value-type="float" office:value="-20435254749.64">
            <text:p>-20435254749,64</text:p>
          </table:table-cell>
        </table:table-row>
        <table:table-row table:style-name="ro1">
          <table:table-cell table:formula="of:=[.A232]+1" office:value-type="float" office:value="2131">
            <text:p>2131</text:p>
          </table:table-cell>
          <table:table-cell table:number-columns-repeated="10"/>
          <table:table-cell table:style-name="ce2" office:value-type="float" office:value="403194141.424295">
            <text:p>403194141,42</text:p>
          </table:table-cell>
          <table:table-cell office:value-type="float" office:value="876423206.52512">
            <text:p>876423206,53</text:p>
          </table:table-cell>
          <table:table-cell table:style-name="ce2" office:value-type="float" office:value="-20838448891.06">
            <text:p>-20838448891,06</text:p>
          </table:table-cell>
        </table:table-row>
        <table:table-row table:style-name="ro1">
          <table:table-cell table:formula="of:=[.A233]+1" office:value-type="float" office:value="2132">
            <text:p>2132</text:p>
          </table:table-cell>
          <table:table-cell table:number-columns-repeated="10"/>
          <table:table-cell table:style-name="ce2" office:value-type="float" office:value="403239876.703313">
            <text:p>403239876,70</text:p>
          </table:table-cell>
          <table:table-cell office:value-type="float" office:value="878618633.071111">
            <text:p>878618633,07</text:p>
          </table:table-cell>
          <table:table-cell table:style-name="ce2" office:value-type="float" office:value="-21241688767.77">
            <text:p>-21241688767,77</text:p>
          </table:table-cell>
        </table:table-row>
        <table:table-row table:style-name="ro1">
          <table:table-cell table:formula="of:=[.A234]+1" office:value-type="float" office:value="2133">
            <text:p>2133</text:p>
          </table:table-cell>
          <table:table-cell table:number-columns-repeated="10"/>
          <table:table-cell table:style-name="ce2" office:value-type="float" office:value="403283372.721425">
            <text:p>403283372,72</text:p>
          </table:table-cell>
          <table:table-cell office:value-type="float" office:value="880773405.114494">
            <text:p>880773405,11</text:p>
          </table:table-cell>
          <table:table-cell table:style-name="ce2" office:value-type="float" office:value="-21644972140.49">
            <text:p>-21644972140,49</text:p>
          </table:table-cell>
        </table:table-row>
        <table:table-row table:style-name="ro1">
          <table:table-cell table:formula="of:=[.A235]+1" office:value-type="float" office:value="2134">
            <text:p>2134</text:p>
          </table:table-cell>
          <table:table-cell table:number-columns-repeated="10"/>
          <table:table-cell table:style-name="ce2" office:value-type="float" office:value="403324738.666696">
            <text:p>403324738,67</text:p>
          </table:table-cell>
          <table:table-cell office:value-type="float" office:value="882888155.10984">
            <text:p>882888155,11</text:p>
          </table:table-cell>
          <table:table-cell table:style-name="ce2" office:value-type="float" office:value="-22048296879.16">
            <text:p>-22048296879,16</text:p>
          </table:table-cell>
        </table:table-row>
        <table:table-row table:style-name="ro1">
          <table:table-cell table:formula="of:=[.A236]+1" office:value-type="float" office:value="2135">
            <text:p>2135</text:p>
          </table:table-cell>
          <table:table-cell table:number-columns-repeated="10"/>
          <table:table-cell table:style-name="ce2" office:value-type="float" office:value="403364078.446112">
            <text:p>403364078,45</text:p>
          </table:table-cell>
          <table:table-cell office:value-type="float" office:value="884963510.728323">
            <text:p>884963510,73</text:p>
          </table:table-cell>
          <table:table-cell table:style-name="ce2" office:value-type="float" office:value="-22451660957.6">
            <text:p>-22451660957,60</text:p>
          </table:table-cell>
        </table:table-row>
        <table:table-row table:style-name="ro1">
          <table:table-cell table:formula="of:=[.A237]+1" office:value-type="float" office:value="2136">
            <text:p>2136</text:p>
          </table:table-cell>
          <table:table-cell table:number-columns-repeated="10"/>
          <table:table-cell table:style-name="ce2" office:value-type="float" office:value="403401490.936884">
            <text:p>403401490,94</text:p>
          </table:table-cell>
          <table:table-cell office:value-type="float" office:value="887000094.654646">
            <text:p>887000094,65</text:p>
          </table:table-cell>
          <table:table-cell table:style-name="ce2" office:value-type="float" office:value="-22855062448.54">
            <text:p>-22855062448,54</text:p>
          </table:table-cell>
        </table:table-row>
        <table:table-row table:style-name="ro1">
          <table:table-cell table:formula="of:=[.A238]+1" office:value-type="float" office:value="2137">
            <text:p>2137</text:p>
          </table:table-cell>
          <table:table-cell table:number-columns-repeated="10"/>
          <table:table-cell table:style-name="ce2" office:value-type="float" office:value="403437070.226195">
            <text:p>403437070,23</text:p>
          </table:table-cell>
          <table:table-cell office:value-type="float" office:value="888998524.397755">
            <text:p>888998524,40</text:p>
          </table:table-cell>
          <table:table-cell table:style-name="ce2" office:value-type="float" office:value="-23258499518.76">
            <text:p>-23258499518,76</text:p>
          </table:table-cell>
        </table:table-row>
        <table:table-row table:style-name="ro1">
          <table:table-cell table:formula="of:=[.A239]+1" office:value-type="float" office:value="2138">
            <text:p>2138</text:p>
          </table:table-cell>
          <table:table-cell table:number-columns-repeated="10"/>
          <table:table-cell table:style-name="ce2" office:value-type="float" office:value="403470905.839867">
            <text:p>403470905,84</text:p>
          </table:table-cell>
          <table:table-cell office:value-type="float" office:value="890959412.114906">
            <text:p>890959412,11</text:p>
          </table:table-cell>
          <table:table-cell table:style-name="ce2" office:value-type="float" office:value="-23661970424.6">
            <text:p>-23661970424,60</text:p>
          </table:table-cell>
        </table:table-row>
        <table:table-row table:style-name="ro1">
          <table:table-cell table:formula="of:=[.A240]+1" office:value-type="float" office:value="2139">
            <text:p>2139</text:p>
          </table:table-cell>
          <table:table-cell table:number-columns-repeated="10"/>
          <table:table-cell table:style-name="ce2" office:value-type="float" office:value="403503082.960449">
            <text:p>403503082,96</text:p>
          </table:table-cell>
          <table:table-cell office:value-type="float" office:value="892883364.448546">
            <text:p>892883364,45</text:p>
          </table:table-cell>
          <table:table-cell table:style-name="ce2" office:value-type="float" office:value="-24065473507.57">
            <text:p>-24065473507,57</text:p>
          </table:table-cell>
        </table:table-row>
        <table:table-row table:style-name="ro1">
          <table:table-cell table:formula="of:=[.A241]+1" office:value-type="float" office:value="2140">
            <text:p>2140</text:p>
          </table:table-cell>
          <table:table-cell table:number-columns-repeated="10"/>
          <table:table-cell table:style-name="ce2" office:value-type="float" office:value="403533682.635165">
            <text:p>403533682,64</text:p>
          </table:table-cell>
          <table:table-cell office:value-type="float" office:value="894770982.375507">
            <text:p>894770982,38</text:p>
          </table:table-cell>
          <table:table-cell table:style-name="ce2" office:value-type="float" office:value="-24469007190.2">
            <text:p>-24469007190,20</text:p>
          </table:table-cell>
        </table:table-row>
        <table:table-row table:style-name="ro1">
          <table:table-cell table:formula="of:=[.A242]+1" office:value-type="float" office:value="2141">
            <text:p>2141</text:p>
          </table:table-cell>
          <table:table-cell table:number-columns-repeated="10"/>
          <table:table-cell table:style-name="ce2" office:value-type="float" office:value="403562781.974175">
            <text:p>403562781,97</text:p>
          </table:table-cell>
          <table:table-cell office:value-type="float" office:value="896622861.068074">
            <text:p>896622861,07</text:p>
          </table:table-cell>
          <table:table-cell table:style-name="ce2" office:value-type="float" office:value="-24872569972.17">
            <text:p>-24872569972,17</text:p>
          </table:table-cell>
        </table:table-row>
        <table:table-row table:style-name="ro1">
          <table:table-cell table:formula="of:=[.A243]+1" office:value-type="float" office:value="2142">
            <text:p>2142</text:p>
          </table:table-cell>
          <table:table-cell table:number-columns-repeated="10"/>
          <table:table-cell table:style-name="ce2" office:value-type="float" office:value="403590454.339566">
            <text:p>403590454,34</text:p>
          </table:table-cell>
          <table:table-cell office:value-type="float" office:value="898439589.766383">
            <text:p>898439589,77</text:p>
          </table:table-cell>
          <table:table-cell table:style-name="ce2" office:value-type="float" office:value="-25276160426.51">
            <text:p>-25276160426,51</text:p>
          </table:table-cell>
        </table:table-row>
        <table:table-row table:style-name="ro1">
          <table:table-cell table:formula="of:=[.A244]+1" office:value-type="float" office:value="2143">
            <text:p>2143</text:p>
          </table:table-cell>
          <table:table-cell table:number-columns-repeated="10"/>
          <table:table-cell table:style-name="ce2" office:value-type="float" office:value="403616769.525492">
            <text:p>403616769,53</text:p>
          </table:table-cell>
          <table:table-cell office:value-type="float" office:value="900221751.661779">
            <text:p>900221751,66</text:p>
          </table:table-cell>
          <table:table-cell table:style-name="ce2" office:value-type="float" office:value="-25679777196.04">
            <text:p>-25679777196,04</text:p>
          </table:table-cell>
        </table:table-row>
        <table:table-row table:style-name="ro1">
          <table:table-cell table:formula="of:=[.A245]+1" office:value-type="float" office:value="2144">
            <text:p>2144</text:p>
          </table:table-cell>
          <table:table-cell table:number-columns-repeated="10"/>
          <table:table-cell table:style-name="ce2" office:value-type="float" office:value="403641793.929852">
            <text:p>403641793,93</text:p>
          </table:table-cell>
          <table:table-cell office:value-type="float" office:value="901969923.790612">
            <text:p>901969923,79</text:p>
          </table:table-cell>
          <table:table-cell table:style-name="ce2" office:value-type="float" office:value="-26083418989.97">
            <text:p>-26083418989,97</text:p>
          </table:table-cell>
        </table:table-row>
        <table:table-row table:style-name="ro1">
          <table:table-cell table:formula="of:=[.A246]+1" office:value-type="float" office:value="2145">
            <text:p>2145</text:p>
          </table:table-cell>
          <table:table-cell table:number-columns-repeated="10"/>
          <table:table-cell table:style-name="ce2" office:value-type="float" office:value="403665590.717885">
            <text:p>403665590,72</text:p>
          </table:table-cell>
          <table:table-cell office:value-type="float" office:value="903684676.93807">
            <text:p>903684676,94</text:p>
          </table:table-cell>
          <table:table-cell table:style-name="ce2" office:value-type="float" office:value="-26487084580.69">
            <text:p>-26487084580,69</text:p>
          </table:table-cell>
        </table:table-row>
        <table:table-row table:style-name="ro1">
          <table:table-cell table:formula="of:=[.A247]+1" office:value-type="float" office:value="2146">
            <text:p>2146</text:p>
          </table:table-cell>
          <table:table-cell table:number-columns-repeated="10"/>
          <table:table-cell table:style-name="ce2" office:value-type="float" office:value="403688219.978044">
            <text:p>403688219,98</text:p>
          </table:table-cell>
          <table:table-cell office:value-type="float" office:value="905366575.551641">
            <text:p>905366575,55</text:p>
          </table:table-cell>
          <table:table-cell table:style-name="ce2" office:value-type="float" office:value="-26890772800.67">
            <text:p>-26890772800,67</text:p>
          </table:table-cell>
        </table:table-row>
        <table:table-row table:style-name="ro1">
          <table:table-cell table:formula="of:=[.A248]+1" office:value-type="float" office:value="2147">
            <text:p>2147</text:p>
          </table:table-cell>
          <table:table-cell table:number-columns-repeated="10"/>
          <table:table-cell table:style-name="ce2" office:value-type="float" office:value="403709738.870501">
            <text:p>403709738,87</text:p>
          </table:table-cell>
          <table:table-cell office:value-type="float" office:value="907016177.663727">
            <text:p>907016177,66</text:p>
          </table:table-cell>
          <table:table-cell table:style-name="ce2" office:value-type="float" office:value="-27294482539.54">
            <text:p>-27294482539,54</text:p>
          </table:table-cell>
        </table:table-row>
        <table:table-row table:style-name="ro1">
          <table:table-cell table:formula="of:=[.A249]+1" office:value-type="float" office:value="2148">
            <text:p>2148</text:p>
          </table:table-cell>
          <table:table-cell table:number-columns-repeated="10"/>
          <table:table-cell table:style-name="ce2" office:value-type="float" office:value="403730201.768615">
            <text:p>403730201,77</text:p>
          </table:table-cell>
          <table:table-cell office:value-type="float" office:value="908634034.823109">
            <text:p>908634034,82</text:p>
          </table:table-cell>
          <table:table-cell table:style-name="ce2" office:value-type="float" office:value="-27698212741.3">
            <text:p>-27698212741,30</text:p>
          </table:table-cell>
        </table:table-row>
        <table:table-row table:style-name="ro1">
          <table:table-cell table:formula="of:=[.A250]+1" office:value-type="float" office:value="2149">
            <text:p>2149</text:p>
          </table:table-cell>
          <table:table-cell table:number-columns-repeated="10"/>
          <table:table-cell table:style-name="ce2" office:value-type="float" office:value="403749660.393683">
            <text:p>403749660,39</text:p>
          </table:table-cell>
          <table:table-cell office:value-type="float" office:value="910220692.034762">
            <text:p>910220692,03</text:p>
          </table:table-cell>
          <table:table-cell table:style-name="ce2" office:value-type="float" office:value="-28101962401.7">
            <text:p>-28101962401,70</text:p>
          </table:table-cell>
        </table:table-row>
        <table:table-row table:style-name="ro1">
          <table:table-cell table:formula="of:=[.A251]+1" office:value-type="float" office:value="2150">
            <text:p>2150</text:p>
          </table:table-cell>
          <table:table-cell table:number-columns-repeated="10"/>
          <table:table-cell table:style-name="ce2" office:value-type="float" office:value="403768163.943285">
            <text:p>403768163,94</text:p>
          </table:table-cell>
          <table:table-cell office:value-type="float" office:value="911776687.707737">
            <text:p>911776687,71</text:p>
          </table:table-cell>
          <table:table-cell table:style-name="ce2" office:value-type="float" office:value="-28505730565.64">
            <text:p>-28505730565,64</text:p>
          </table:table-cell>
        </table:table-row>
        <table:table-row table:style-name="ro1">
          <table:table-cell table:formula="of:=[.A252]+1" office:value-type="float" office:value="2151">
            <text:p>2151</text:p>
          </table:table-cell>
          <table:table-cell table:number-columns-repeated="10"/>
          <table:table-cell table:style-name="ce2" office:value-type="float" office:value="403785759.213513">
            <text:p>403785759,21</text:p>
          </table:table-cell>
          <table:table-cell office:value-type="float" office:value="913302553.610694">
            <text:p>913302553,61</text:p>
          </table:table-cell>
          <table:table-cell table:style-name="ce2" office:value-type="float" office:value="-28909516324.85">
            <text:p>-28909516324,85</text:p>
          </table:table-cell>
        </table:table-row>
        <table:table-row table:style-name="ro1">
          <table:table-cell table:formula="of:=[.A253]+1" office:value-type="float" office:value="2152">
            <text:p>2152</text:p>
          </table:table-cell>
          <table:table-cell table:number-columns-repeated="10"/>
          <table:table-cell table:style-name="ce2" office:value-type="float" office:value="403802490.715368">
            <text:p>403802490,72</text:p>
          </table:table-cell>
          <table:table-cell office:value-type="float" office:value="914798814.834737">
            <text:p>914798814,83</text:p>
          </table:table-cell>
          <table:table-cell table:style-name="ce2" office:value-type="float" office:value="-29313318815.57">
            <text:p>-29313318815,57</text:p>
          </table:table-cell>
        </table:table-row>
        <table:table-row table:style-name="ro1">
          <table:table-cell table:formula="of:=[.A254]+1" office:value-type="float" office:value="2153">
            <text:p>2153</text:p>
          </table:table-cell>
          <table:table-cell table:number-columns-repeated="10"/>
          <table:table-cell table:style-name="ce2" office:value-type="float" office:value="403818400.7856">
            <text:p>403818400,79</text:p>
          </table:table-cell>
          <table:table-cell office:value-type="float" office:value="916265989.763201">
            <text:p>916265989,76</text:p>
          </table:table-cell>
          <table:table-cell table:style-name="ce2" office:value-type="float" office:value="-29717137216.36">
            <text:p>-29717137216,36</text:p>
          </table:table-cell>
        </table:table-row>
        <table:table-row table:style-name="ro1">
          <table:table-cell table:formula="of:=[.A255]+1" office:value-type="float" office:value="2154">
            <text:p>2154</text:p>
          </table:table-cell>
          <table:table-cell table:number-columns-repeated="10"/>
          <table:table-cell table:style-name="ce2" office:value-type="float" office:value="403833529.692232">
            <text:p>403833529,69</text:p>
          </table:table-cell>
          <table:table-cell office:value-type="float" office:value="917704590.048097">
            <text:p>917704590,05</text:p>
          </table:table-cell>
          <table:table-cell table:style-name="ce2" office:value-type="float" office:value="-30120970746.05">
            <text:p>-30120970746,05</text:p>
          </table:table-cell>
        </table:table-row>
        <table:table-row table:style-name="ro1">
          <table:table-cell table:formula="of:=[.A256]+1" office:value-type="float" office:value="2155">
            <text:p>2155</text:p>
          </table:table-cell>
          <table:table-cell table:number-columns-repeated="10"/>
          <table:table-cell table:style-name="ce2" office:value-type="float" office:value="403847915.735041">
            <text:p>403847915,74</text:p>
          </table:table-cell>
          <table:table-cell office:value-type="float" office:value="919115120.59284">
            <text:p>919115120,59</text:p>
          </table:table-cell>
          <table:table-cell table:style-name="ce2" office:value-type="float" office:value="-30524818661.78">
            <text:p>-30524818661,78</text:p>
          </table:table-cell>
        </table:table-row>
        <table:table-row table:style-name="ro1">
          <table:table-cell table:formula="of:=[.A257]+1" office:value-type="float" office:value="2156">
            <text:p>2156</text:p>
          </table:table-cell>
          <table:table-cell table:number-columns-repeated="10"/>
          <table:table-cell table:style-name="ce2" office:value-type="float" office:value="403861595.341207">
            <text:p>403861595,34</text:p>
          </table:table-cell>
          <table:table-cell office:value-type="float" office:value="920498079.540974">
            <text:p>920498079,54</text:p>
          </table:table-cell>
          <table:table-cell table:style-name="ce2" office:value-type="float" office:value="-30928680257.12">
            <text:p>-30928680257,12</text:p>
          </table:table-cell>
        </table:table-row>
        <table:table-row table:style-name="ro1">
          <table:table-cell table:formula="of:=[.A258]+1" office:value-type="float" office:value="2157">
            <text:p>2157</text:p>
          </table:table-cell>
          <table:table-cell table:number-columns-repeated="10"/>
          <table:table-cell table:style-name="ce2" office:value-type="float" office:value="403874603.156371">
            <text:p>403874603,16</text:p>
          </table:table-cell>
          <table:table-cell office:value-type="float" office:value="921853958.270597">
            <text:p>921853958,27</text:p>
          </table:table-cell>
          <table:table-cell table:style-name="ce2" office:value-type="float" office:value="-31332554860.28">
            <text:p>-31332554860,28</text:p>
          </table:table-cell>
        </table:table-row>
        <table:table-row table:style-name="ro1">
          <table:table-cell table:formula="of:=[.A259]+1" office:value-type="float" office:value="2158">
            <text:p>2158</text:p>
          </table:table-cell>
          <table:table-cell table:number-columns-repeated="10"/>
          <table:table-cell table:style-name="ce2" office:value-type="float" office:value="403886972.131314">
            <text:p>403886972,13</text:p>
          </table:table-cell>
          <table:table-cell office:value-type="float" office:value="923183241.394202">
            <text:p>923183241,39</text:p>
          </table:table-cell>
          <table:table-cell table:style-name="ce2" office:value-type="float" office:value="-31736441832.41">
            <text:p>-31736441832,41</text:p>
          </table:table-cell>
        </table:table-row>
        <table:table-row table:style-name="ro1">
          <table:table-cell table:formula="of:=[.A260]+1" office:value-type="float" office:value="2159">
            <text:p>2159</text:p>
          </table:table-cell>
          <table:table-cell table:number-columns-repeated="10"/>
          <table:table-cell table:style-name="ce2" office:value-type="float" office:value="403898733.604459">
            <text:p>403898733,60</text:p>
          </table:table-cell>
          <table:table-cell office:value-type="float" office:value="924486406.763593">
            <text:p>924486406,76</text:p>
          </table:table-cell>
          <table:table-cell table:style-name="ce2" office:value-type="float" office:value="-32140340566.02">
            <text:p>-32140340566,02</text:p>
          </table:table-cell>
        </table:table-row>
        <table:table-row table:style-name="ro1">
          <table:table-cell table:formula="of:=[.A261]+1" office:value-type="float" office:value="2160">
            <text:p>2160</text:p>
          </table:table-cell>
          <table:table-cell table:number-columns-repeated="10"/>
          <table:table-cell table:style-name="ce2" office:value-type="float" office:value="403909917.380399">
            <text:p>403909917,38</text:p>
          </table:table-cell>
          <table:table-cell office:value-type="float" office:value="925763925.479713">
            <text:p>925763925,48</text:p>
          </table:table-cell>
          <table:table-cell table:style-name="ce2" office:value-type="float" office:value="-32544250483.4">
            <text:p>-32544250483,40</text:p>
          </table:table-cell>
        </table:table-row>
        <table:table-row table:style-name="ro1">
          <table:table-cell table:formula="of:=[.A262]+1" office:value-type="float" office:value="2161">
            <text:p>2161</text:p>
          </table:table-cell>
          <table:table-cell table:number-columns-repeated="10"/>
          <table:table-cell table:style-name="ce2" office:value-type="float" office:value="403920551.804638">
            <text:p>403920551,80</text:p>
          </table:table-cell>
          <table:table-cell office:value-type="float" office:value="927016261.90702">
            <text:p>927016261,91</text:p>
          </table:table-cell>
          <table:table-cell table:style-name="ce2" office:value-type="float" office:value="-32948171035.2">
            <text:p>-32948171035,20</text:p>
          </table:table-cell>
        </table:table-row>
        <table:table-row table:style-name="ro1">
          <table:table-cell table:formula="of:=[.A263]+1" office:value-type="float" office:value="2162">
            <text:p>2162</text:p>
          </table:table-cell>
          <table:table-cell table:number-columns-repeated="10"/>
          <table:table-cell table:style-name="ce2" office:value-type="float" office:value="403930663.834711">
            <text:p>403930663,83</text:p>
          </table:table-cell>
          <table:table-cell office:value-type="float" office:value="928243873.692198">
            <text:p>928243873,69</text:p>
          </table:table-cell>
          <table:table-cell table:style-name="ce2" office:value-type="float" office:value="-33352101699.04">
            <text:p>-33352101699,04</text:p>
          </table:table-cell>
        </table:table-row>
        <table:table-row table:style-name="ro1">
          <table:table-cell table:formula="of:=[.A264]+1" office:value-type="float" office:value="2163">
            <text:p>2163</text:p>
          </table:table-cell>
          <table:table-cell table:number-columns-repeated="10"/>
          <table:table-cell table:style-name="ce2" office:value-type="float" office:value="403940279.107884">
            <text:p>403940279,11</text:p>
          </table:table-cell>
          <table:table-cell office:value-type="float" office:value="929447211.786988">
            <text:p>929447211,79</text:p>
          </table:table-cell>
          <table:table-cell table:style-name="ce2" office:value-type="float" office:value="-33756041978.14">
            <text:p>-33756041978,14</text:p>
          </table:table-cell>
        </table:table-row>
        <table:table-row table:style-name="ro1">
          <table:table-cell table:formula="of:=[.A265]+1" office:value-type="float" office:value="2164">
            <text:p>2164</text:p>
          </table:table-cell>
          <table:table-cell table:number-columns-repeated="10"/>
          <table:table-cell table:style-name="ce2" office:value-type="float" office:value="403949422.00556">
            <text:p>403949422,01</text:p>
          </table:table-cell>
          <table:table-cell office:value-type="float" office:value="930626720.47487">
            <text:p>930626720,47</text:p>
          </table:table-cell>
          <table:table-cell table:style-name="ce2" office:value-type="float" office:value="-34159991400.15">
            <text:p>-34159991400,15</text:p>
          </table:table-cell>
        </table:table-row>
        <table:table-row table:style-name="ro1">
          <table:table-cell table:formula="of:=[.A266]+1" office:value-type="float" office:value="2165">
            <text:p>2165</text:p>
          </table:table-cell>
          <table:table-cell table:number-columns-repeated="10"/>
          <table:table-cell table:style-name="ce2" office:value-type="float" office:value="403958115.714581">
            <text:p>403958115,71</text:p>
          </table:table-cell>
          <table:table-cell office:value-type="float" office:value="931782837.401349">
            <text:p>931782837,40</text:p>
          </table:table-cell>
          <table:table-cell table:style-name="ce2" office:value-type="float" office:value="-34563949515.86">
            <text:p>-34563949515,86</text:p>
          </table:table-cell>
        </table:table-row>
        <table:table-row table:style-name="ro1">
          <table:table-cell table:formula="of:=[.A267]+1" office:value-type="float" office:value="2166">
            <text:p>2166</text:p>
          </table:table-cell>
          <table:table-cell table:number-columns-repeated="10"/>
          <table:table-cell table:style-name="ce2" office:value-type="float" office:value="403966382.285551">
            <text:p>403966382,29</text:p>
          </table:table-cell>
          <table:table-cell office:value-type="float" office:value="932915993.607718">
            <text:p>932915993,61</text:p>
          </table:table-cell>
          <table:table-cell table:style-name="ce2" office:value-type="float" office:value="-34967915898.15">
            <text:p>-34967915898,15</text:p>
          </table:table-cell>
        </table:table-row>
        <table:table-row table:style-name="ro1">
          <table:table-cell table:formula="of:=[.A268]+1" office:value-type="float" office:value="2167">
            <text:p>2167</text:p>
          </table:table-cell>
          <table:table-cell table:number-columns-repeated="10"/>
          <table:table-cell table:style-name="ce2" office:value-type="float" office:value="403974242.688333">
            <text:p>403974242,69</text:p>
          </table:table-cell>
          <table:table-cell office:value-type="float" office:value="934026613.56797">
            <text:p>934026613,57</text:p>
          </table:table-cell>
          <table:table-cell table:style-name="ce2" office:value-type="float" office:value="-35371890140.84">
            <text:p>-35371890140,84</text:p>
          </table:table-cell>
        </table:table-row>
        <table:table-row table:style-name="ro1">
          <table:table-cell table:formula="of:=[.A269]+1" office:value-type="float" office:value="2168">
            <text:p>2168</text:p>
          </table:table-cell>
          <table:table-cell table:number-columns-repeated="10"/>
          <table:table-cell table:style-name="ce2" office:value-type="float" office:value="403981716.864855">
            <text:p>403981716,86</text:p>
          </table:table-cell>
          <table:table-cell office:value-type="float" office:value="935115115.228766">
            <text:p>935115115,23</text:p>
          </table:table-cell>
          <table:table-cell table:style-name="ce2" office:value-type="float" office:value="-35775871857.7">
            <text:p>-35775871857,70</text:p>
          </table:table-cell>
        </table:table-row>
        <table:table-row table:style-name="ro1">
          <table:table-cell table:formula="of:=[.A270]+1" office:value-type="float" office:value="2169">
            <text:p>2169</text:p>
          </table:table-cell>
          <table:table-cell table:number-columns-repeated="10"/>
          <table:table-cell table:style-name="ce2" office:value-type="float" office:value="403988823.779348">
            <text:p>403988823,78</text:p>
          </table:table-cell>
          <table:table-cell office:value-type="float" office:value="936181910.0522">
            <text:p>936181910,05</text:p>
          </table:table-cell>
          <table:table-cell table:style-name="ce2" office:value-type="float" office:value="-36179860681.48">
            <text:p>-36179860681,48</text:p>
          </table:table-cell>
        </table:table-row>
        <table:table-row table:style-name="ro1">
          <table:table-cell table:formula="of:=[.A271]+1" office:value-type="float" office:value="2170">
            <text:p>2170</text:p>
          </table:table-cell>
          <table:table-cell table:number-columns-repeated="10"/>
          <table:table-cell table:style-name="ce2" office:value-type="float" office:value="403995581.466143">
            <text:p>403995581,47</text:p>
          </table:table-cell>
          <table:table-cell office:value-type="float" office:value="937227403.061198">
            <text:p>937227403,06</text:p>
          </table:table-cell>
          <table:table-cell table:style-name="ce2" office:value-type="float" office:value="-36583856262.95">
            <text:p>-36583856262,95</text:p>
          </table:table-cell>
        </table:table-row>
        <table:table-row table:style-name="ro1">
          <table:table-cell table:formula="of:=[.A272]+1" office:value-type="float" office:value="2171">
            <text:p>2171</text:p>
          </table:table-cell>
          <table:table-cell table:number-columns-repeated="10"/>
          <table:table-cell table:style-name="ce2" office:value-type="float" office:value="404002007.075152">
            <text:p>404002007,08</text:p>
          </table:table-cell>
          <table:table-cell office:value-type="float" office:value="938251992.887379">
            <text:p>938251992,89</text:p>
          </table:table-cell>
          <table:table-cell table:style-name="ce2" office:value-type="float" office:value="-36987858270.02">
            <text:p>-36987858270,02</text:p>
          </table:table-cell>
        </table:table-row>
        <table:table-row table:style-name="ro1">
          <table:table-cell table:formula="of:=[.A273]+1" office:value-type="float" office:value="2172">
            <text:p>2172</text:p>
          </table:table-cell>
          <table:table-cell table:number-columns-repeated="10"/>
          <table:table-cell table:style-name="ce2" office:value-type="float" office:value="404008116.915124">
            <text:p>404008116,92</text:p>
          </table:table-cell>
          <table:table-cell office:value-type="float" office:value="939256071.821196">
            <text:p>939256071,82</text:p>
          </table:table-cell>
          <table:table-cell table:style-name="ce2" office:value-type="float" office:value="-37391866386.94">
            <text:p>-37391866386,94</text:p>
          </table:table-cell>
        </table:table-row>
        <table:table-row table:style-name="ro1">
          <table:table-cell table:formula="of:=[.A274]+1" office:value-type="float" office:value="2173">
            <text:p>2173</text:p>
          </table:table-cell>
          <table:table-cell table:number-columns-repeated="10"/>
          <table:table-cell table:style-name="ce2" office:value-type="float" office:value="404013926.494807">
            <text:p>404013926,49</text:p>
          </table:table-cell>
          <table:table-cell office:value-type="float" office:value="940240025.864213">
            <text:p>940240025,86</text:p>
          </table:table-cell>
          <table:table-cell table:style-name="ce2" office:value-type="float" office:value="-37795880313.43">
            <text:p>-37795880313,43</text:p>
          </table:table-cell>
        </table:table-row>
        <table:table-row table:style-name="ro1">
          <table:table-cell table:formula="of:=[.A275]+1" office:value-type="float" office:value="2174">
            <text:p>2174</text:p>
          </table:table-cell>
          <table:table-cell table:number-columns-repeated="10"/>
          <table:table-cell table:style-name="ce2" office:value-type="float" office:value="404019450.562098">
            <text:p>404019450,56</text:p>
          </table:table-cell>
          <table:table-cell office:value-type="float" office:value="941204234.783343">
            <text:p>941204234,78</text:p>
          </table:table-cell>
          <table:table-cell table:style-name="ce2" office:value-type="float" office:value="-38199899764">
            <text:p>-38199899764,00</text:p>
          </table:table-cell>
        </table:table-row>
        <table:table-row table:style-name="ro1">
          <table:table-cell table:formula="of:=[.A276]+1" office:value-type="float" office:value="2175">
            <text:p>2175</text:p>
          </table:table-cell>
          <table:table-cell table:number-columns-repeated="10"/>
          <table:table-cell table:style-name="ce2" office:value-type="float" office:value="404024703.141289">
            <text:p>404024703,14</text:p>
          </table:table-cell>
          <table:table-cell office:value-type="float" office:value="942149072.166914">
            <text:p>942149072,17</text:p>
          </table:table-cell>
          <table:table-cell table:style-name="ce2" office:value-type="float" office:value="-38603924467.14">
            <text:p>-38603924467,14</text:p>
          </table:table-cell>
        </table:table-row>
        <table:table-row table:style-name="ro1">
          <table:table-cell table:formula="of:=[.A277]+1" office:value-type="float" office:value="2176">
            <text:p>2176</text:p>
          </table:table-cell>
          <table:table-cell table:number-columns-repeated="10"/>
          <table:table-cell table:style-name="ce2" office:value-type="float" office:value="404029697.568499">
            <text:p>404029697,57</text:p>
          </table:table-cell>
          <table:table-cell office:value-type="float" office:value="943074905.482374">
            <text:p>943074905,48</text:p>
          </table:table-cell>
          <table:table-cell table:style-name="ce2" office:value-type="float" office:value="-39007954164.71">
            <text:p>-39007954164,71</text:p>
          </table:table-cell>
        </table:table-row>
        <table:table-row table:style-name="ro1">
          <table:table-cell table:formula="of:=[.A278]+1" office:value-type="float" office:value="2177">
            <text:p>2177</text:p>
          </table:table-cell>
          <table:table-cell table:number-columns-repeated="10"/>
          <table:table-cell table:style-name="ce2" office:value-type="float" office:value="404034446.525372">
            <text:p>404034446,53</text:p>
          </table:table-cell>
          <table:table-cell office:value-type="float" office:value="943982096.135608">
            <text:p>943982096,14</text:p>
          </table:table-cell>
          <table:table-cell table:style-name="ce2" office:value-type="float" office:value="-39411988611.23">
            <text:p>-39411988611,23</text:p>
          </table:table-cell>
        </table:table-row>
        <table:table-row table:style-name="ro1">
          <table:table-cell table:formula="of:=[.A279]+1" office:value-type="float" office:value="2178">
            <text:p>2178</text:p>
          </table:table-cell>
          <table:table-cell table:number-columns-repeated="10"/>
          <table:table-cell table:style-name="ce2" office:value-type="float" office:value="404038962.071138">
            <text:p>404038962,07</text:p>
          </table:table-cell>
          <table:table-cell office:value-type="float" office:value="944870999.531589">
            <text:p>944870999,53</text:p>
          </table:table-cell>
          <table:table-cell table:style-name="ce2" office:value-type="float" office:value="-39816027573.3">
            <text:p>-39816027573,30</text:p>
          </table:table-cell>
        </table:table-row>
        <table:table-row table:style-name="ro1">
          <table:table-cell table:formula="of:=[.A280]+1" office:value-type="float" office:value="2179">
            <text:p>2179</text:p>
          </table:table-cell>
          <table:table-cell table:number-columns-repeated="10"/>
          <table:table-cell table:style-name="ce2" office:value-type="float" office:value="404043255.673108">
            <text:p>404043255,67</text:p>
          </table:table-cell>
          <table:table-cell office:value-type="float" office:value="945741965.136362">
            <text:p>945741965,14</text:p>
          </table:table-cell>
          <table:table-cell table:style-name="ce2" office:value-type="float" office:value="-40220070828.98">
            <text:p>-40220070828,98</text:p>
          </table:table-cell>
        </table:table-row>
        <table:table-row table:style-name="ro1">
          <table:table-cell table:formula="of:=[.A281]+1" office:value-type="float" office:value="2180">
            <text:p>2180</text:p>
          </table:table-cell>
          <table:table-cell table:number-columns-repeated="10"/>
          <table:table-cell table:style-name="ce2" office:value-type="float" office:value="404047338.235675">
            <text:p>404047338,24</text:p>
          </table:table-cell>
          <table:table-cell office:value-type="float" office:value="946595336.540188">
            <text:p>946595336,54</text:p>
          </table:table-cell>
          <table:table-cell table:style-name="ce2" office:value-type="float" office:value="-40624118167.21">
            <text:p>-40624118167,21</text:p>
          </table:table-cell>
        </table:table-row>
        <table:table-row table:style-name="ro1">
          <table:table-cell table:formula="of:=[.A282]+1" office:value-type="float" office:value="2181">
            <text:p>2181</text:p>
          </table:table-cell>
          <table:table-cell table:number-columns-repeated="10"/>
          <table:table-cell table:style-name="ce2" office:value-type="float" office:value="404051220.127906">
            <text:p>404051220,13</text:p>
          </table:table-cell>
          <table:table-cell office:value-type="float" office:value="947431451.521703">
            <text:p>947431451,52</text:p>
          </table:table-cell>
          <table:table-cell table:style-name="ce2" office:value-type="float" office:value="-41028169387.34">
            <text:p>-41028169387,34</text:p>
          </table:table-cell>
        </table:table-row>
        <table:table-row table:style-name="ro1">
          <table:table-cell table:formula="of:=[.A283]+1" office:value-type="float" office:value="2182">
            <text:p>2182</text:p>
          </table:table-cell>
          <table:table-cell table:number-columns-repeated="10"/>
          <table:table-cell table:style-name="ce2" office:value-type="float" office:value="404054911.209778">
            <text:p>404054911,21</text:p>
          </table:table-cell>
          <table:table-cell office:value-type="float" office:value="948250642.113087">
            <text:p>948250642,11</text:p>
          </table:table-cell>
          <table:table-cell table:style-name="ce2" office:value-type="float" office:value="-41432224298.55">
            <text:p>-41432224298,55</text:p>
          </table:table-cell>
        </table:table-row>
        <table:table-row table:style-name="ro1">
          <table:table-cell table:formula="of:=[.A284]+1" office:value-type="float" office:value="2183">
            <text:p>2183</text:p>
          </table:table-cell>
          <table:table-cell table:number-columns-repeated="10"/>
          <table:table-cell table:style-name="ce2" office:value-type="float" office:value="404058420.857143">
            <text:p>404058420,86</text:p>
          </table:table-cell>
          <table:table-cell office:value-type="float" office:value="949053234.666005">
            <text:p>949053234,67</text:p>
          </table:table-cell>
          <table:table-cell table:style-name="ce2" office:value-type="float" office:value="-41836282719.41">
            <text:p>-41836282719,41</text:p>
          </table:table-cell>
        </table:table-row>
        <table:table-row table:style-name="ro1">
          <table:table-cell table:formula="of:=[.A285]+1" office:value-type="float" office:value="2184">
            <text:p>2184</text:p>
          </table:table-cell>
          <table:table-cell table:number-columns-repeated="10"/>
          <table:table-cell table:style-name="ce2" office:value-type="float" office:value="404061757.985459">
            <text:p>404061757,99</text:p>
          </table:table-cell>
          <table:table-cell office:value-type="float" office:value="949839549.918335">
            <text:p>949839549,92</text:p>
          </table:table-cell>
          <table:table-cell table:style-name="ce2" office:value-type="float" office:value="-42240344477.39">
            <text:p>-42240344477,39</text:p>
          </table:table-cell>
        </table:table-row>
        <table:table-row table:style-name="ro1">
          <table:table-cell table:formula="of:=[.A286]+1" office:value-type="float" office:value="2185">
            <text:p>2185</text:p>
          </table:table-cell>
          <table:table-cell table:number-columns-repeated="10"/>
          <table:table-cell table:style-name="ce2" office:value-type="float" office:value="404064931.072371">
            <text:p>404064931,07</text:p>
          </table:table-cell>
          <table:table-cell office:value-type="float" office:value="950609903.061524">
            <text:p>950609903,06</text:p>
          </table:table-cell>
          <table:table-cell table:style-name="ce2" office:value-type="float" office:value="-42644409408.46">
            <text:p>-42644409408,46</text:p>
          </table:table-cell>
        </table:table-row>
        <table:table-row table:style-name="ro1">
          <table:table-cell table:formula="of:=[.A287]+1" office:value-type="float" office:value="2186">
            <text:p>2186</text:p>
          </table:table-cell>
          <table:table-cell table:number-columns-repeated="10"/>
          <table:table-cell table:style-name="ce2" office:value-type="float" office:value="404067948.179183">
            <text:p>404067948,18</text:p>
          </table:table-cell>
          <table:table-cell office:value-type="float" office:value="951364603.80853">
            <text:p>951364603,81</text:p>
          </table:table-cell>
          <table:table-cell table:style-name="ce2" office:value-type="float" office:value="-43048477356.64">
            <text:p>-43048477356,64</text:p>
          </table:table-cell>
        </table:table-row>
        <table:table-row table:style-name="ro1">
          <table:table-cell table:formula="of:=[.A288]+1" office:value-type="float" office:value="2187">
            <text:p>2187</text:p>
          </table:table-cell>
          <table:table-cell table:number-columns-repeated="10"/>
          <table:table-cell table:style-name="ce2" office:value-type="float" office:value="404070816.971282">
            <text:p>404070816,97</text:p>
          </table:table-cell>
          <table:table-cell office:value-type="float" office:value="952103956.462185">
            <text:p>952103956,46</text:p>
          </table:table-cell>
          <table:table-cell table:style-name="ce2" office:value-type="float" office:value="-43452548173.61">
            <text:p>-43452548173,61</text:p>
          </table:table-cell>
        </table:table-row>
        <table:table-row table:style-name="ro1">
          <table:table-cell table:formula="of:=[.A289]+1" office:value-type="float" office:value="2188">
            <text:p>2188</text:p>
          </table:table-cell>
          <table:table-cell table:number-columns-repeated="10"/>
          <table:table-cell table:style-name="ce2" office:value-type="float" office:value="404073544.737556">
            <text:p>404073544,74</text:p>
          </table:table-cell>
          <table:table-cell office:value-type="float" office:value="952828259.984022">
            <text:p>952828259,98</text:p>
          </table:table-cell>
          <table:table-cell table:style-name="ce2" office:value-type="float" office:value="-43856621718.35">
            <text:p>-43856621718,35</text:p>
          </table:table-cell>
        </table:table-row>
        <table:table-row table:style-name="ro1">
          <table:table-cell table:formula="of:=[.A290]+1" office:value-type="float" office:value="2189">
            <text:p>2189</text:p>
          </table:table-cell>
          <table:table-cell table:number-columns-repeated="10"/>
          <table:table-cell table:style-name="ce2" office:value-type="float" office:value="404076138.408874">
            <text:p>404076138,41</text:p>
          </table:table-cell>
          <table:table-cell office:value-type="float" office:value="953537808.063348">
            <text:p>953537808,06</text:p>
          </table:table-cell>
          <table:table-cell table:style-name="ce2" office:value-type="float" office:value="-44260697856.76">
            <text:p>-44260697856,76</text:p>
          </table:table-cell>
        </table:table-row>
        <table:table-row table:style-name="ro1">
          <table:table-cell table:formula="of:=[.A291]+1" office:value-type="float" office:value="2190">
            <text:p>2190</text:p>
          </table:table-cell>
          <table:table-cell table:number-columns-repeated="10"/>
          <table:table-cell table:style-name="ce2" office:value-type="float" office:value="404078604.575646">
            <text:p>404078604,58</text:p>
          </table:table-cell>
          <table:table-cell office:value-type="float" office:value="954232889.186634">
            <text:p>954232889,19</text:p>
          </table:table-cell>
          <table:table-cell table:style-name="ce2" office:value-type="float" office:value="-44664776461.34">
            <text:p>-44664776461,34</text:p>
          </table:table-cell>
        </table:table-row>
        <table:table-row table:style-name="ro1">
          <table:table-cell table:formula="of:=[.A292]+1" office:value-type="float" office:value="2191">
            <text:p>2191</text:p>
          </table:table-cell>
          <table:table-cell table:number-columns-repeated="10"/>
          <table:table-cell table:style-name="ce2" office:value-type="float" office:value="404080949.504536">
            <text:p>404080949,50</text:p>
          </table:table-cell>
          <table:table-cell office:value-type="float" office:value="954913786.707022">
            <text:p>954913786,71</text:p>
          </table:table-cell>
          <table:table-cell table:style-name="ce2" office:value-type="float" office:value="-45068857410.84">
            <text:p>-45068857410,84</text:p>
          </table:table-cell>
        </table:table-row>
        <table:table-row table:style-name="ro1">
          <table:table-cell table:formula="of:=[.A293]+1" office:value-type="float" office:value="2192">
            <text:p>2192</text:p>
          </table:table-cell>
          <table:table-cell table:number-columns-repeated="10"/>
          <table:table-cell table:style-name="ce2" office:value-type="float" office:value="404083179.154348">
            <text:p>404083179,15</text:p>
          </table:table-cell>
          <table:table-cell office:value-type="float" office:value="955580778.913978">
            <text:p>955580778,91</text:p>
          </table:table-cell>
          <table:table-cell table:style-name="ce2" office:value-type="float" office:value="-45472940589.99">
            <text:p>-45472940589,99</text:p>
          </table:table-cell>
        </table:table-row>
        <table:table-row table:style-name="ro1">
          <table:table-cell table:formula="of:=[.A294]+1" office:value-type="float" office:value="2193">
            <text:p>2193</text:p>
          </table:table-cell>
          <table:table-cell table:number-columns-repeated="10"/>
          <table:table-cell table:style-name="ce2" office:value-type="float" office:value="404085299.191139">
            <text:p>404085299,19</text:p>
          </table:table-cell>
          <table:table-cell office:value-type="float" office:value="956234139.102985">
            <text:p>956234139,10</text:p>
          </table:table-cell>
          <table:table-cell table:style-name="ce2" office:value-type="float" office:value="-45877025889.19">
            <text:p>-45877025889,19</text:p>
          </table:table-cell>
        </table:table-row>
        <table:table-row table:style-name="ro1">
          <table:table-cell table:formula="of:=[.A295]+1" office:value-type="float" office:value="2194">
            <text:p>2194</text:p>
          </table:table-cell>
          <table:table-cell table:number-columns-repeated="10"/>
          <table:table-cell table:style-name="ce2" office:value-type="float" office:value="404087315.002585">
            <text:p>404087315,00</text:p>
          </table:table-cell>
          <table:table-cell office:value-type="float" office:value="956874135.645217">
            <text:p>956874135,65</text:p>
          </table:table-cell>
          <table:table-cell table:style-name="ce2" office:value-type="float" office:value="-46281113204.19">
            <text:p>-46281113204,19</text:p>
          </table:table-cell>
        </table:table-row>
        <table:table-row table:style-name="ro1">
          <table:table-cell table:formula="of:=[.A296]+1" office:value-type="float" office:value="2195">
            <text:p>2195</text:p>
          </table:table-cell>
          <table:table-cell table:number-columns-repeated="10"/>
          <table:table-cell table:style-name="ce2" office:value-type="float" office:value="404089231.711655">
            <text:p>404089231,71</text:p>
          </table:table-cell>
          <table:table-cell office:value-type="float" office:value="957501032.057182">
            <text:p>957501032,06</text:p>
          </table:table-cell>
          <table:table-cell table:style-name="ce2" office:value-type="float" office:value="-46685202435.9">
            <text:p>-46685202435,90</text:p>
          </table:table-cell>
        </table:table-row>
        <table:table-row table:style-name="ro1">
          <table:table-cell table:formula="of:=[.A297]+1" office:value-type="float" office:value="2196">
            <text:p>2196</text:p>
          </table:table-cell>
          <table:table-cell table:number-columns-repeated="10"/>
          <table:table-cell table:style-name="ce2" office:value-type="float" office:value="404091054.189598">
            <text:p>404091054,19</text:p>
          </table:table-cell>
          <table:table-cell office:value-type="float" office:value="958115087.070206">
            <text:p>958115087,07</text:p>
          </table:table-cell>
          <table:table-cell table:style-name="ce2" office:value-type="float" office:value="-47089293490.09">
            <text:p>-47089293490,09</text:p>
          </table:table-cell>
        </table:table-row>
        <table:table-row table:style-name="ro1">
          <table:table-cell table:formula="of:=[.A298]+1" office:value-type="float" office:value="2197">
            <text:p>2197</text:p>
          </table:table-cell>
          <table:table-cell table:number-columns-repeated="10"/>
          <table:table-cell table:style-name="ce2" office:value-type="float" office:value="404092787.068309">
            <text:p>404092787,07</text:p>
          </table:table-cell>
          <table:table-cell office:value-type="float" office:value="958716554.699793">
            <text:p>958716554,70</text:p>
          </table:table-cell>
          <table:table-cell table:style-name="ce2" office:value-type="float" office:value="-47493386277.16">
            <text:p>-47493386277,16</text:p>
          </table:table-cell>
        </table:table-row>
        <table:table-row table:style-name="ro1">
          <table:table-cell table:formula="of:=[.A299]+1" office:value-type="float" office:value="2198">
            <text:p>2198</text:p>
          </table:table-cell>
          <table:table-cell table:number-columns-repeated="10"/>
          <table:table-cell table:style-name="ce2" office:value-type="float" office:value="404094434.75208">
            <text:p>404094434,75</text:p>
          </table:table-cell>
          <table:table-cell office:value-type="float" office:value="959305684.314753">
            <text:p>959305684,31</text:p>
          </table:table-cell>
          <table:table-cell table:style-name="ce2" office:value-type="float" office:value="-47897480711.91">
            <text:p>-47897480711,91</text:p>
          </table:table-cell>
        </table:table-row>
        <table:table-row table:style-name="ro1">
          <table:table-cell table:formula="of:=[.A300]+1" office:value-type="float" office:value="2199">
            <text:p>2199</text:p>
          </table:table-cell>
          <table:table-cell table:number-columns-repeated="10"/>
          <table:table-cell table:style-name="ce2" office:value-type="float" office:value="404096001.428775">
            <text:p>404096001,43</text:p>
          </table:table-cell>
          <table:table-cell office:value-type="float" office:value="959882720.706076">
            <text:p>959882720,71</text:p>
          </table:table-cell>
          <table:table-cell table:style-name="ce2" office:value-type="float" office:value="-48301576713.34">
            <text:p>-48301576713,34</text:p>
          </table:table-cell>
        </table:table-row>
        <table:table-row table:style-name="ro1">
          <table:table-cell table:formula="of:=[.A301]+1" office:value-type="float" office:value="2200">
            <text:p>2200</text:p>
          </table:table-cell>
          <table:table-cell table:number-columns-repeated="10"/>
          <table:table-cell table:style-name="ce2" office:value-type="float" office:value="404097491.08046">
            <text:p>404097491,08</text:p>
          </table:table-cell>
          <table:table-cell office:value-type="float" office:value="960447904.155534">
            <text:p>960447904,16</text:p>
          </table:table-cell>
          <table:table-cell table:style-name="ce2" office:value-type="float" office:value="-48705674204.42">
            <text:p>-48705674204,42</text:p>
          </table:table-cell>
        </table:table-row>
        <table:table-row table:style-name="ro1">
          <table:table-cell table:formula="of:=[.A302]+1" office:value-type="float" office:value="2201">
            <text:p>2201</text:p>
          </table:table-cell>
          <table:table-cell table:number-columns-repeated="10"/>
          <table:table-cell table:style-name="ce2" office:value-type="float" office:value="404098907.493511">
            <text:p>404098907,49</text:p>
          </table:table-cell>
          <table:table-cell office:value-type="float" office:value="961001470.503909">
            <text:p>961001470,50</text:p>
          </table:table-cell>
          <table:table-cell table:style-name="ce2" office:value-type="float" office:value="-49109773111.91">
            <text:p>-49109773111,91</text:p>
          </table:table-cell>
        </table:table-row>
        <table:table-row table:style-name="ro1">
          <table:table-cell table:formula="of:=[.A303]+1" office:value-type="float" office:value="2202">
            <text:p>2202</text:p>
          </table:table-cell>
          <table:table-cell table:number-columns-repeated="10"/>
          <table:table-cell table:style-name="ce2" office:value-type="float" office:value="404100254.268224">
            <text:p>404100254,27</text:p>
          </table:table-cell>
          <table:table-cell office:value-type="float" office:value="961543651.218913">
            <text:p>961543651,22</text:p>
          </table:table-cell>
          <table:table-cell table:style-name="ce2" office:value-type="float" office:value="-49513873366.18">
            <text:p>-49513873366,18</text:p>
          </table:table-cell>
        </table:table-row>
        <table:table-row table:style-name="ro1">
          <table:table-cell table:formula="of:=[.A304]+1" office:value-type="float" office:value="2203">
            <text:p>2203</text:p>
          </table:table-cell>
          <table:table-cell table:number-columns-repeated="10"/>
          <table:table-cell table:style-name="ce2" office:value-type="float" office:value="404101534.827959">
            <text:p>404101534,83</text:p>
          </table:table-cell>
          <table:table-cell office:value-type="float" office:value="962074673.462645">
            <text:p>962074673,46</text:p>
          </table:table-cell>
          <table:table-cell table:style-name="ce2" office:value-type="float" office:value="-49917974901.01">
            <text:p>-49917974901,01</text:p>
          </table:table-cell>
        </table:table-row>
        <table:table-row table:style-name="ro1">
          <table:table-cell table:formula="of:=[.A305]+1" office:value-type="float" office:value="2204">
            <text:p>2204</text:p>
          </table:table-cell>
          <table:table-cell table:number-columns-repeated="10"/>
          <table:table-cell table:style-name="ce2" office:value-type="float" office:value="404102752.427823">
            <text:p>404102752,43</text:p>
          </table:table-cell>
          <table:table-cell office:value-type="float" office:value="962594760.158645">
            <text:p>962594760,16</text:p>
          </table:table-cell>
          <table:table-cell table:style-name="ce2" office:value-type="float" office:value="-50322077653.44">
            <text:p>-50322077653,44</text:p>
          </table:table-cell>
        </table:table-row>
        <table:table-row table:style-name="ro1">
          <table:table-cell table:formula="of:=[.A306]+1" office:value-type="float" office:value="2205">
            <text:p>2205</text:p>
          </table:table-cell>
          <table:table-cell table:number-columns-repeated="10"/>
          <table:table-cell table:style-name="ce2" office:value-type="float" office:value="404103910.162944">
            <text:p>404103910,16</text:p>
          </table:table-cell>
          <table:table-cell office:value-type="float" office:value="963104130.058516">
            <text:p>963104130,06</text:p>
          </table:table-cell>
          <table:table-cell table:style-name="ce2" office:value-type="float" office:value="-50726181563.6">
            <text:p>-50726181563,60</text:p>
          </table:table-cell>
        </table:table-row>
        <table:table-row table:style-name="ro1">
          <table:table-cell table:formula="of:=[.A307]+1" office:value-type="float" office:value="2206">
            <text:p>2206</text:p>
          </table:table-cell>
          <table:table-cell table:number-columns-repeated="10"/>
          <table:table-cell table:style-name="ce2" office:value-type="float" office:value="404105010.976325">
            <text:p>404105010,98</text:p>
          </table:table-cell>
          <table:table-cell office:value-type="float" office:value="963602997.807971">
            <text:p>963602997,81</text:p>
          </table:table-cell>
          <table:table-cell table:style-name="ce2" office:value-type="float" office:value="-51130286574.58">
            <text:p>-51130286574,58</text:p>
          </table:table-cell>
        </table:table-row>
        <table:table-row table:style-name="ro1">
          <table:table-cell table:formula="of:=[.A308]+1" office:value-type="float" office:value="2207">
            <text:p>2207</text:p>
          </table:table-cell>
          <table:table-cell table:number-columns-repeated="10"/>
          <table:table-cell table:style-name="ce2" office:value-type="float" office:value="404106057.666318">
            <text:p>404106057,67</text:p>
          </table:table-cell>
          <table:table-cell office:value-type="float" office:value="964091574.012477">
            <text:p>964091574,01</text:p>
          </table:table-cell>
          <table:table-cell table:style-name="ce2" office:value-type="float" office:value="-51534392632.24">
            <text:p>-51534392632,24</text:p>
          </table:table-cell>
        </table:table-row>
        <table:table-row table:style-name="ro1">
          <table:table-cell table:formula="of:=[.A309]+1" office:value-type="float" office:value="2208">
            <text:p>2208</text:p>
          </table:table-cell>
          <table:table-cell table:number-columns-repeated="10"/>
          <table:table-cell table:style-name="ce2" office:value-type="float" office:value="404107052.893734">
            <text:p>404107052,89</text:p>
          </table:table-cell>
          <table:table-cell office:value-type="float" office:value="964570065.30226">
            <text:p>964570065,30</text:p>
          </table:table-cell>
          <table:table-cell table:style-name="ce2" office:value-type="float" office:value="-51938499685.14">
            <text:p>-51938499685,14</text:p>
          </table:table-cell>
        </table:table-row>
        <table:table-row table:style-name="ro1">
          <table:table-cell table:formula="of:=[.A310]+1" office:value-type="float" office:value="2209">
            <text:p>2209</text:p>
          </table:table-cell>
          <table:table-cell table:number-columns-repeated="10"/>
          <table:table-cell table:style-name="ce2" office:value-type="float" office:value="404107999.188596">
            <text:p>404107999,19</text:p>
          </table:table-cell>
          <table:table-cell office:value-type="float" office:value="965038674.396834">
            <text:p>965038674,40</text:p>
          </table:table-cell>
          <table:table-cell table:style-name="ce2" office:value-type="float" office:value="-52342607684.32">
            <text:p>-52342607684,32</text:p>
          </table:table-cell>
        </table:table-row>
        <table:table-row table:style-name="ro1">
          <table:table-cell table:formula="of:=[.A311]+1" office:value-type="float" office:value="2210">
            <text:p>2210</text:p>
          </table:table-cell>
          <table:table-cell table:number-columns-repeated="10"/>
          <table:table-cell table:style-name="ce2" office:value-type="float" office:value="404108898.956568">
            <text:p>404108898,96</text:p>
          </table:table-cell>
          <table:table-cell office:value-type="float" office:value="965497600.168866">
            <text:p>965497600,17</text:p>
          </table:table-cell>
          <table:table-cell table:style-name="ce2" office:value-type="float" office:value="-52746716583.28">
            <text:p>-52746716583,28</text:p>
          </table:table-cell>
        </table:table-row>
        <table:table-row table:style-name="ro1">
          <table:table-cell table:formula="of:=[.A312]+1" office:value-type="float" office:value="2211">
            <text:p>2211</text:p>
          </table:table-cell>
          <table:table-cell table:number-columns-repeated="10"/>
          <table:table-cell table:style-name="ce2" office:value-type="float" office:value="404109754.485067">
            <text:p>404109754,49</text:p>
          </table:table-cell>
          <table:table-cell office:value-type="float" office:value="965947037.707537">
            <text:p>965947037,71</text:p>
          </table:table-cell>
          <table:table-cell table:style-name="ce2" office:value-type="float" office:value="-53150826337.77">
            <text:p>-53150826337,77</text:p>
          </table:table-cell>
        </table:table-row>
        <table:table-row table:style-name="ro1">
          <table:table-cell table:formula="of:=[.A313]+1" office:value-type="float" office:value="2212">
            <text:p>2212</text:p>
          </table:table-cell>
          <table:table-cell table:number-columns-repeated="10"/>
          <table:table-cell table:style-name="ce2" office:value-type="float" office:value="404110567.94907">
            <text:p>404110567,95</text:p>
          </table:table-cell>
          <table:table-cell office:value-type="float" office:value="966387178.381211">
            <text:p>966387178,38</text:p>
          </table:table-cell>
          <table:table-cell table:style-name="ce2" office:value-type="float" office:value="-53554936905.72">
            <text:p>-53554936905,72</text:p>
          </table:table-cell>
        </table:table-row>
        <table:table-row table:style-name="ro1">
          <table:table-cell table:formula="of:=[.A314]+1" office:value-type="float" office:value="2213">
            <text:p>2213</text:p>
          </table:table-cell>
          <table:table-cell table:number-columns-repeated="10"/>
          <table:table-cell table:style-name="ce2" office:value-type="float" office:value="404111341.416639">
            <text:p>404111341,42</text:p>
          </table:table-cell>
          <table:table-cell office:value-type="float" office:value="966818209.899524">
            <text:p>966818209,90</text:p>
          </table:table-cell>
          <table:table-cell table:style-name="ce2" office:value-type="float" office:value="-53959048247.13">
            <text:p>-53959048247,13</text:p>
          </table:table-cell>
        </table:table-row>
        <table:table-row table:style-name="ro1">
          <table:table-cell table:formula="of:=[.A315]+1" office:value-type="float" office:value="2214">
            <text:p>2214</text:p>
          </table:table-cell>
          <table:table-cell table:number-columns-repeated="10"/>
          <table:table-cell table:style-name="ce2" office:value-type="float" office:value="404112076.85418">
            <text:p>404112076,85</text:p>
          </table:table-cell>
          <table:table-cell office:value-type="float" office:value="967240316.374792">
            <text:p>967240316,37</text:p>
          </table:table-cell>
          <table:table-cell table:style-name="ce2" office:value-type="float" office:value="-54363160323.99">
            <text:p>-54363160323,99</text:p>
          </table:table-cell>
        </table:table-row>
        <table:table-row table:style-name="ro1">
          <table:table-cell table:formula="of:=[.A316]+1" office:value-type="float" office:value="2215">
            <text:p>2215</text:p>
          </table:table-cell>
          <table:table-cell table:number-columns-repeated="10"/>
          <table:table-cell table:style-name="ce2" office:value-type="float" office:value="404112776.131434">
            <text:p>404112776,13</text:p>
          </table:table-cell>
          <table:table-cell office:value-type="float" office:value="967653678.382785">
            <text:p>967653678,38</text:p>
          </table:table-cell>
          <table:table-cell table:style-name="ce2" office:value-type="float" office:value="-54767273100.12">
            <text:p>-54767273100,12</text:p>
          </table:table-cell>
        </table:table-row>
        <table:table-row table:style-name="ro1">
          <table:table-cell table:formula="of:=[.A317]+1" office:value-type="float" office:value="2216">
            <text:p>2216</text:p>
          </table:table-cell>
          <table:table-cell table:number-columns-repeated="10"/>
          <table:table-cell table:style-name="ce2" office:value-type="float" office:value="404113441.026226">
            <text:p>404113441,03</text:p>
          </table:table-cell>
          <table:table-cell office:value-type="float" office:value="968058473.022852">
            <text:p>968058473,02</text:p>
          </table:table-cell>
          <table:table-cell table:style-name="ce2" office:value-type="float" office:value="-55171386541.14">
            <text:p>-55171386541,14</text:p>
          </table:table-cell>
        </table:table-row>
        <table:table-row table:style-name="ro1">
          <table:table-cell table:formula="of:=[.A318]+1" office:value-type="float" office:value="2217">
            <text:p>2217</text:p>
          </table:table-cell>
          <table:table-cell table:number-columns-repeated="10"/>
          <table:table-cell table:style-name="ce2" office:value-type="float" office:value="404114073.22899">
            <text:p>404114073,23</text:p>
          </table:table-cell>
          <table:table-cell office:value-type="float" office:value="968454873.977321">
            <text:p>968454873,98</text:p>
          </table:table-cell>
          <table:table-cell table:style-name="ce2" office:value-type="float" office:value="-55575500614.37">
            <text:p>-55575500614,37</text:p>
          </table:table-cell>
        </table:table-row>
        <table:table-row table:style-name="ro1">
          <table:table-cell table:formula="of:=[.A319]+1" office:value-type="float" office:value="2218">
            <text:p>2218</text:p>
          </table:table-cell>
          <table:table-cell table:number-columns-repeated="10"/>
          <table:table-cell table:style-name="ce2" office:value-type="float" office:value="404114674.347055">
            <text:p>404114674,35</text:p>
          </table:table-cell>
          <table:table-cell office:value-type="float" office:value="968843051.570242">
            <text:p>968843051,57</text:p>
          </table:table-cell>
          <table:table-cell table:style-name="ce2" office:value-type="float" office:value="-55979615288.72">
            <text:p>-55979615288,72</text:p>
          </table:table-cell>
        </table:table-row>
        <table:table-row table:style-name="ro1">
          <table:table-cell table:formula="of:=[.A320]+1" office:value-type="float" office:value="2219">
            <text:p>2219</text:p>
          </table:table-cell>
          <table:table-cell table:number-columns-repeated="10"/>
          <table:table-cell table:style-name="ce2" office:value-type="float" office:value="404115245.908736">
            <text:p>404115245,91</text:p>
          </table:table-cell>
          <table:table-cell office:value-type="float" office:value="969223172.825432">
            <text:p>969223172,83</text:p>
          </table:table-cell>
          <table:table-cell table:style-name="ce2" office:value-type="float" office:value="-56383730534.63">
            <text:p>-56383730534,63</text:p>
          </table:table-cell>
        </table:table-row>
        <table:table-row table:style-name="ro1">
          <table:table-cell table:formula="of:=[.A321]+1" office:value-type="float" office:value="2220">
            <text:p>2220</text:p>
          </table:table-cell>
          <table:table-cell table:number-columns-repeated="10"/>
          <table:table-cell table:style-name="ce2" office:value-type="float" office:value="404115789.367213">
            <text:p>404115789,37</text:p>
          </table:table-cell>
          <table:table-cell office:value-type="float" office:value="969595401.523826">
            <text:p>969595401,52</text:p>
          </table:table-cell>
          <table:table-cell table:style-name="ce2" office:value-type="float" office:value="-56787846324">
            <text:p>-56787846324,00</text:p>
          </table:table-cell>
        </table:table-row>
        <table:table-row table:style-name="ro1">
          <table:table-cell table:formula="of:=[.A322]+1" office:value-type="float" office:value="2221">
            <text:p>2221</text:p>
          </table:table-cell>
          <table:table-cell table:number-columns-repeated="10"/>
          <table:table-cell table:style-name="ce2" office:value-type="float" office:value="404116306.104227">
            <text:p>404116306,10</text:p>
          </table:table-cell>
          <table:table-cell office:value-type="float" office:value="969959898.26009">
            <text:p>969959898,26</text:p>
          </table:table-cell>
          <table:table-cell table:style-name="ce2" office:value-type="float" office:value="-57191962630.1">
            <text:p>-57191962630,10</text:p>
          </table:table-cell>
        </table:table-row>
        <table:table-row table:style-name="ro1">
          <table:table-cell table:formula="of:=[.A323]+1" office:value-type="float" office:value="2222">
            <text:p>2222</text:p>
          </table:table-cell>
          <table:table-cell table:number-columns-repeated="10"/>
          <table:table-cell table:style-name="ce2" office:value-type="float" office:value="404116797.433589">
            <text:p>404116797,43</text:p>
          </table:table-cell>
          <table:table-cell office:value-type="float" office:value="970316820.498565">
            <text:p>970316820,50</text:p>
          </table:table-cell>
          <table:table-cell table:style-name="ce2" office:value-type="float" office:value="-57596079427.53">
            <text:p>-57596079427,53</text:p>
          </table:table-cell>
        </table:table-row>
        <table:table-row table:style-name="ro1">
          <table:table-cell table:formula="of:=[.A324]+1" office:value-type="float" office:value="2223">
            <text:p>2223</text:p>
          </table:table-cell>
          <table:table-cell table:number-columns-repeated="10"/>
          <table:table-cell table:style-name="ce2" office:value-type="float" office:value="404117264.604522">
            <text:p>404117264,60</text:p>
          </table:table-cell>
          <table:table-cell office:value-type="float" office:value="970666322.628456">
            <text:p>970666322,63</text:p>
          </table:table-cell>
          <table:table-cell table:style-name="ce2" office:value-type="float" office:value="-58000196692.14">
            <text:p>-58000196692,14</text:p>
          </table:table-cell>
        </table:table-row>
        <table:table-row table:style-name="ro1">
          <table:table-cell table:formula="of:=[.A325]+1" office:value-type="float" office:value="2224">
            <text:p>2224</text:p>
          </table:table-cell>
          <table:table-cell table:number-columns-repeated="10"/>
          <table:table-cell table:style-name="ce2" office:value-type="float" office:value="404117708.804831">
            <text:p>404117708,80</text:p>
          </table:table-cell>
          <table:table-cell office:value-type="float" office:value="971008556.018316">
            <text:p>971008556,02</text:p>
          </table:table-cell>
          <table:table-cell table:style-name="ce2" office:value-type="float" office:value="-58404314400.94">
            <text:p>-58404314400,94</text:p>
          </table:table-cell>
        </table:table-row>
        <table:table-row table:style-name="ro1">
          <table:table-cell table:formula="of:=[.A326]+1" office:value-type="float" office:value="2225">
            <text:p>2225</text:p>
          </table:table-cell>
          <table:table-cell table:number-columns-repeated="10"/>
          <table:table-cell table:style-name="ce2" office:value-type="float" office:value="404118131.163928">
            <text:p>404118131,16</text:p>
          </table:table-cell>
          <table:table-cell office:value-type="float" office:value="971343669.069811">
            <text:p>971343669,07</text:p>
          </table:table-cell>
          <table:table-cell table:style-name="ce2" office:value-type="float" office:value="-58808432532.11">
            <text:p>-58808432532,11</text:p>
          </table:table-cell>
        </table:table-row>
        <table:table-row table:style-name="ro1">
          <table:table-cell table:formula="of:=[.A327]+1" office:value-type="float" office:value="2226">
            <text:p>2226</text:p>
          </table:table-cell>
          <table:table-cell table:number-columns-repeated="10"/>
          <table:table-cell table:style-name="ce2" office:value-type="float" office:value="404118532.755697">
            <text:p>404118532,76</text:p>
          </table:table-cell>
          <table:table-cell office:value-type="float" office:value="971671807.270759">
            <text:p>971671807,27</text:p>
          </table:table-cell>
          <table:table-cell table:style-name="ce2" office:value-type="float" office:value="-59212551064.86">
            <text:p>-59212551064,86</text:p>
          </table:table-cell>
        </table:table-row>
        <table:table-row table:style-name="ro1">
          <table:table-cell table:formula="of:=[.A328]+1" office:value-type="float" office:value="2227">
            <text:p>2227</text:p>
          </table:table-cell>
          <table:table-cell table:number-columns-repeated="10"/>
          <table:table-cell table:style-name="ce2" office:value-type="float" office:value="404118914.601225">
            <text:p>404118914,60</text:p>
          </table:table-cell>
          <table:table-cell office:value-type="float" office:value="971993113.247432">
            <text:p>971993113,25</text:p>
          </table:table-cell>
          <table:table-cell table:style-name="ce2" office:value-type="float" office:value="-59616669979.46">
            <text:p>-59616669979,46</text:p>
          </table:table-cell>
        </table:table-row>
        <table:table-row table:style-name="ro1">
          <table:table-cell table:formula="of:=[.A329]+1" office:value-type="float" office:value="2228">
            <text:p>2228</text:p>
          </table:table-cell>
          <table:table-cell table:number-columns-repeated="10"/>
          <table:table-cell table:style-name="ce2" office:value-type="float" office:value="404119277.671399">
            <text:p>404119277,67</text:p>
          </table:table-cell>
          <table:table-cell office:value-type="float" office:value="972307726.816146">
            <text:p>972307726,82</text:p>
          </table:table-cell>
          <table:table-cell table:style-name="ce2" office:value-type="float" office:value="-60020789257.14">
            <text:p>-60020789257,14</text:p>
          </table:table-cell>
        </table:table-row>
        <table:table-row table:style-name="ro1">
          <table:table-cell table:formula="of:=[.A330]+1" office:value-type="float" office:value="2229">
            <text:p>2229</text:p>
          </table:table-cell>
          <table:table-cell table:number-columns-repeated="10"/>
          <table:table-cell table:style-name="ce2" office:value-type="float" office:value="404119622.889373">
            <text:p>404119622,89</text:p>
          </table:table-cell>
          <table:table-cell office:value-type="float" office:value="972615785.034105">
            <text:p>972615785,03</text:p>
          </table:table-cell>
          <table:table-cell table:style-name="ce2" office:value-type="float" office:value="-60424908880.02">
            <text:p>-60424908880,02</text:p>
          </table:table-cell>
        </table:table-row>
        <table:table-row table:style-name="ro1">
          <table:table-cell table:formula="of:=[.A331]+1" office:value-type="float" office:value="2230">
            <text:p>2230</text:p>
          </table:table-cell>
          <table:table-cell table:number-columns-repeated="10"/>
          <table:table-cell table:style-name="ce2" office:value-type="float" office:value="404119951.132913">
            <text:p>404119951,13</text:p>
          </table:table-cell>
          <table:table-cell office:value-type="float" office:value="972917422.249565">
            <text:p>972917422,25</text:p>
          </table:table-cell>
          <table:table-cell table:style-name="ce2" office:value-type="float" office:value="-60829028831.16">
            <text:p>-60829028831,16</text:p>
          </table:table-cell>
        </table:table-row>
        <table:table-row table:style-name="ro1">
          <table:table-cell table:formula="of:=[.A332]+1" office:value-type="float" office:value="2231">
            <text:p>2231</text:p>
          </table:table-cell>
          <table:table-cell table:number-columns-repeated="10"/>
          <table:table-cell table:style-name="ce2" office:value-type="float" office:value="404120263.236629">
            <text:p>404120263,24</text:p>
          </table:table-cell>
          <table:table-cell office:value-type="float" office:value="973212770.151204">
            <text:p>973212770,15</text:p>
          </table:table-cell>
          <table:table-cell table:style-name="ce2" office:value-type="float" office:value="-61233149094.39">
            <text:p>-61233149094,39</text:p>
          </table:table-cell>
        </table:table-row>
        <table:table-row table:style-name="ro1">
          <table:table-cell table:formula="of:=[.A333]+1" office:value-type="float" office:value="2232">
            <text:p>2232</text:p>
          </table:table-cell>
          <table:table-cell table:number-columns-repeated="10"/>
          <table:table-cell table:style-name="ce2" office:value-type="float" office:value="404120559.994099">
            <text:p>404120559,99</text:p>
          </table:table-cell>
          <table:table-cell office:value-type="float" office:value="973501957.816826">
            <text:p>973501957,82</text:p>
          </table:table-cell>
          <table:table-cell table:style-name="ce2" office:value-type="float" office:value="-61637269654.39">
            <text:p>-61637269654,39</text:p>
          </table:table-cell>
        </table:table-row>
        <table:table-row table:style-name="ro1">
          <table:table-cell table:formula="of:=[.A334]+1" office:value-type="float" office:value="2233">
            <text:p>2233</text:p>
          </table:table-cell>
          <table:table-cell table:number-columns-repeated="10"/>
          <table:table-cell table:style-name="ce2" office:value-type="float" office:value="404120842.15988">
            <text:p>404120842,16</text:p>
          </table:table-cell>
          <table:table-cell office:value-type="float" office:value="973785111.761337">
            <text:p>973785111,76</text:p>
          </table:table-cell>
          <table:table-cell table:style-name="ce2" office:value-type="float" office:value="-62041390496.55">
            <text:p>-62041390496,55</text:p>
          </table:table-cell>
        </table:table-row>
        <table:table-row table:style-name="ro1">
          <table:table-cell table:formula="of:=[.A335]+1" office:value-type="float" office:value="2234">
            <text:p>2234</text:p>
          </table:table-cell>
          <table:table-cell table:number-columns-repeated="10"/>
          <table:table-cell table:style-name="ce2" office:value-type="float" office:value="404121110.451434">
            <text:p>404121110,45</text:p>
          </table:table-cell>
          <table:table-cell office:value-type="float" office:value="974062355.983972">
            <text:p>974062355,98</text:p>
          </table:table-cell>
          <table:table-cell table:style-name="ce2" office:value-type="float" office:value="-62445511607">
            <text:p>-62445511607,00</text:p>
          </table:table-cell>
        </table:table-row>
        <table:table-row table:style-name="ro1">
          <table:table-cell table:formula="of:=[.A336]+1" office:value-type="float" office:value="2235">
            <text:p>2235</text:p>
          </table:table-cell>
          <table:table-cell table:number-columns-repeated="10"/>
          <table:table-cell table:style-name="ce2" office:value-type="float" office:value="404121365.550946">
            <text:p>404121365,55</text:p>
          </table:table-cell>
          <table:table-cell office:value-type="float" office:value="974333812.01484">
            <text:p>974333812,01</text:p>
          </table:table-cell>
          <table:table-cell table:style-name="ce2" office:value-type="float" office:value="-62849632972.55">
            <text:p>-62849632972,55</text:p>
          </table:table-cell>
        </table:table-row>
        <table:table-row table:style-name="ro1">
          <table:table-cell table:formula="of:=[.A337]+1" office:value-type="float" office:value="2236">
            <text:p>2236</text:p>
          </table:table-cell>
          <table:table-cell table:number-columns-repeated="10"/>
          <table:table-cell table:style-name="ce2" office:value-type="float" office:value="404121608.107061">
            <text:p>404121608,11</text:p>
          </table:table-cell>
          <table:table-cell office:value-type="float" office:value="974599598.960758">
            <text:p>974599598,96</text:p>
          </table:table-cell>
          <table:table-cell table:style-name="ce2" office:value-type="float" office:value="-63253754580.66">
            <text:p>-63253754580,66</text:p>
          </table:table-cell>
        </table:table-row>
        <table:table-row table:style-name="ro1">
          <table:table-cell table:formula="of:=[.A338]+1" office:value-type="float" office:value="2237">
            <text:p>2237</text:p>
          </table:table-cell>
          <table:table-cell table:number-columns-repeated="10"/>
          <table:table-cell table:style-name="ce2" office:value-type="float" office:value="404121838.736531">
            <text:p>404121838,74</text:p>
          </table:table-cell>
          <table:table-cell office:value-type="float" office:value="974859833.550348">
            <text:p>974859833,55</text:p>
          </table:table-cell>
          <table:table-cell table:style-name="ce2" office:value-type="float" office:value="-63657876419.39">
            <text:p>-63657876419,39</text:p>
          </table:table-cell>
        </table:table-row>
        <table:table-row table:style-name="ro1">
          <table:table-cell table:formula="of:=[.A339]+1" office:value-type="float" office:value="2238">
            <text:p>2238</text:p>
          </table:table-cell>
          <table:table-cell table:number-columns-repeated="10"/>
          <table:table-cell table:style-name="ce2" office:value-type="float" office:value="404122058.025784">
            <text:p>404122058,03</text:p>
          </table:table-cell>
          <table:table-cell office:value-type="float" office:value="975114630.178467">
            <text:p>975114630,18</text:p>
          </table:table-cell>
          <table:table-cell table:style-name="ce2" office:value-type="float" office:value="-64061998477.42">
            <text:p>-64061998477,42</text:p>
          </table:table-cell>
        </table:table-row>
        <table:table-row table:style-name="ro1">
          <table:table-cell table:formula="of:=[.A340]+1" office:value-type="float" office:value="2239">
            <text:p>2239</text:p>
          </table:table-cell>
          <table:table-cell table:number-columns-repeated="10"/>
          <table:table-cell table:style-name="ce2" office:value-type="float" office:value="404122266.532415">
            <text:p>404122266,53</text:p>
          </table:table-cell>
          <table:table-cell office:value-type="float" office:value="975364100.949922">
            <text:p>975364100,95</text:p>
          </table:table-cell>
          <table:table-cell table:style-name="ce2" office:value-type="float" office:value="-64466120743.95">
            <text:p>-64466120743,95</text:p>
          </table:table-cell>
        </table:table-row>
        <table:table-row table:style-name="ro1">
          <table:table-cell table:formula="of:=[.A341]+1" office:value-type="float" office:value="2240">
            <text:p>2240</text:p>
          </table:table-cell>
          <table:table-cell table:number-columns-repeated="10"/>
          <table:table-cell table:style-name="ce2" office:value-type="float" office:value="404122464.786605">
            <text:p>404122464,79</text:p>
          </table:table-cell>
          <table:table-cell office:value-type="float" office:value="975608355.7225">
            <text:p>975608355,72</text:p>
          </table:table-cell>
          <table:table-cell table:style-name="ce2" office:value-type="float" office:value="-64870243208.74">
            <text:p>-64870243208,74</text:p>
          </table:table-cell>
        </table:table-row>
        <table:table-row table:style-name="ro1">
          <table:table-cell table:formula="of:=[.A342]+1" office:value-type="float" office:value="2241">
            <text:p>2241</text:p>
          </table:table-cell>
          <table:table-cell table:number-columns-repeated="10"/>
          <table:table-cell table:style-name="ce2" office:value-type="float" office:value="404122653.292464">
            <text:p>404122653,29</text:p>
          </table:table-cell>
          <table:table-cell office:value-type="float" office:value="975847502.14929">
            <text:p>975847502,15</text:p>
          </table:table-cell>
          <table:table-cell table:style-name="ce2" office:value-type="float" office:value="-65274365862.03">
            <text:p>-65274365862,03</text:p>
          </table:table-cell>
        </table:table-row>
        <table:table-row table:style-name="ro1">
          <table:table-cell table:formula="of:=[.A343]+1" office:value-type="float" office:value="2242">
            <text:p>2242</text:p>
          </table:table-cell>
          <table:table-cell table:number-columns-repeated="10"/>
          <table:table-cell table:style-name="ce2" office:value-type="float" office:value="404122832.529318">
            <text:p>404122832,53</text:p>
          </table:table-cell>
          <table:table-cell office:value-type="float" office:value="976081645.720362">
            <text:p>976081645,72</text:p>
          </table:table-cell>
          <table:table-cell table:style-name="ce2" office:value-type="float" office:value="-65678488694.56">
            <text:p>-65678488694,56</text:p>
          </table:table-cell>
        </table:table-row>
        <table:table-row table:style-name="ro1">
          <table:table-cell table:formula="of:=[.A344]+1" office:value-type="float" office:value="2243">
            <text:p>2243</text:p>
          </table:table-cell>
          <table:table-cell table:number-columns-repeated="10"/>
          <table:table-cell table:style-name="ce2" office:value-type="float" office:value="404123002.952926">
            <text:p>404123002,95</text:p>
          </table:table-cell>
          <table:table-cell office:value-type="float" office:value="976310889.803738">
            <text:p>976310889,80</text:p>
          </table:table-cell>
          <table:table-cell table:style-name="ce2" office:value-type="float" office:value="-66082611697.51">
            <text:p>-66082611697,51</text:p>
          </table:table-cell>
        </table:table-row>
        <table:table-row table:style-name="ro1">
          <table:table-cell table:formula="of:=[.A345]+1" office:value-type="float" office:value="2244">
            <text:p>2244</text:p>
          </table:table-cell>
          <table:table-cell table:number-columns-repeated="10"/>
          <table:table-cell table:style-name="ce2" office:value-type="float" office:value="404123164.996634">
            <text:p>404123165,00</text:p>
          </table:table-cell>
          <table:table-cell office:value-type="float" office:value="976535335.685689">
            <text:p>976535335,69</text:p>
          </table:table-cell>
          <table:table-cell table:style-name="ce2" office:value-type="float" office:value="-66486734862.51">
            <text:p>-66486734862,51</text:p>
          </table:table-cell>
        </table:table-row>
        <table:table-row table:style-name="ro1">
          <table:table-cell table:formula="of:=[.A346]+1" office:value-type="float" office:value="2245">
            <text:p>2245</text:p>
          </table:table-cell>
          <table:table-cell table:number-columns-repeated="10"/>
          <table:table-cell table:style-name="ce2" office:value-type="float" office:value="404123319.072487">
            <text:p>404123319,07</text:p>
          </table:table-cell>
          <table:table-cell office:value-type="float" office:value="976755082.610418">
            <text:p>976755082,61</text:p>
          </table:table-cell>
          <table:table-cell table:style-name="ce2" office:value-type="float" office:value="-66890858181.58">
            <text:p>-66890858181,58</text:p>
          </table:table-cell>
        </table:table-row>
        <table:table-row table:style-name="ro1">
          <table:table-cell table:formula="of:=[.A347]+1" office:value-type="float" office:value="2246">
            <text:p>2246</text:p>
          </table:table-cell>
          <table:table-cell table:number-columns-repeated="10"/>
          <table:table-cell table:style-name="ce2" office:value-type="float" office:value="404123465.572265">
            <text:p>404123465,57</text:p>
          </table:table-cell>
          <table:table-cell office:value-type="float" office:value="976970227.818994">
            <text:p>976970227,82</text:p>
          </table:table-cell>
          <table:table-cell table:style-name="ce2" office:value-type="float" office:value="-67294981647.16">
            <text:p>-67294981647,16</text:p>
          </table:table-cell>
        </table:table-row>
        <table:table-row table:style-name="ro1">
          <table:table-cell table:formula="of:=[.A348]+1" office:value-type="float" office:value="2247">
            <text:p>2247</text:p>
          </table:table-cell>
          <table:table-cell table:number-columns-repeated="10"/>
          <table:table-cell table:style-name="ce2" office:value-type="float" office:value="404123604.868487">
            <text:p>404123604,87</text:p>
          </table:table-cell>
          <table:table-cell office:value-type="float" office:value="977180866.587762">
            <text:p>977180866,59</text:p>
          </table:table-cell>
          <table:table-cell table:style-name="ce2" office:value-type="float" office:value="-67699105252.02">
            <text:p>-67699105252,02</text:p>
          </table:table-cell>
        </table:table-row>
        <table:table-row table:style-name="ro1">
          <table:table-cell table:formula="of:=[.A349]+1" office:value-type="float" office:value="2248">
            <text:p>2248</text:p>
          </table:table-cell>
          <table:table-cell table:number-columns-repeated="10"/>
          <table:table-cell table:style-name="ce2" office:value-type="float" office:value="404123737.315356">
            <text:p>404123737,32</text:p>
          </table:table-cell>
          <table:table-cell office:value-type="float" office:value="977387092.265961">
            <text:p>977387092,27</text:p>
          </table:table-cell>
          <table:table-cell table:style-name="ce2" office:value-type="float" office:value="-68103228989.34">
            <text:p>-68103228989,34</text:p>
          </table:table-cell>
        </table:table-row>
        <table:table-row table:style-name="ro1">
          <table:table-cell table:formula="of:=[.A350]+1" office:value-type="float" office:value="2249">
            <text:p>2249</text:p>
          </table:table-cell>
          <table:table-cell table:number-columns-repeated="10"/>
          <table:table-cell table:style-name="ce2" office:value-type="float" office:value="404123863.249657">
            <text:p>404123863,25</text:p>
          </table:table-cell>
          <table:table-cell office:value-type="float" office:value="977588996.312847">
            <text:p>977588996,31</text:p>
          </table:table-cell>
          <table:table-cell table:style-name="ce2" office:value-type="float" office:value="-68507352852.59">
            <text:p>-68507352852,59</text:p>
          </table:table-cell>
        </table:table-row>
        <table:table-row table:style-name="ro1">
          <table:table-cell table:formula="of:=[.A351]+1" office:value-type="float" office:value="2250">
            <text:p>2250</text:p>
          </table:table-cell>
          <table:table-cell table:number-columns-repeated="10"/>
          <table:table-cell table:style-name="ce2" office:value-type="float" office:value="404123982.991618">
            <text:p>404123982,99</text:p>
          </table:table-cell>
          <table:table-cell office:value-type="float" office:value="977786668.334069">
            <text:p>977786668,33</text:p>
          </table:table-cell>
          <table:table-cell table:style-name="ce2" office:value-type="float" office:value="-68911476835.58">
            <text:p>-68911476835,58</text:p>
          </table:table-cell>
        </table:table-row>
        <table:table-row table:style-name="ro1" table:number-rows-repeated="15">
          <table:table-cell table:number-columns-repeated="11"/>
          <table:table-cell table:style-name="ce2"/>
          <table:table-cell table:number-columns-repeated="2"/>
        </table:table-row>
        <table:table-row table:style-name="ro1" table:number-rows-repeated="10482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9T20:08:15</dc:date>
    <meta:generator>LibreOffice/3.5$MacOSX_x86 LibreOffice_project/281b639-6baa1d3-ef66a77-d866f25-f36d45f</meta:generator>
    <meta:editing-duration>P0D</meta:editing-duration>
    <meta:editing-cycles>1</meta:editing-cycles>
    <meta:document-statistic meta:table-count="1" meta:cell-count="2528" meta:object-count="0"/>
  </office:meta>
</office:document-meta>
</file>